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id_real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59" calcext:value-type="float">
            <text:p>0,000029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13" calcext:value-type="float">
            <text:p>0,000035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94" calcext:value-type="float">
            <text:p>0,00003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277" calcext:value-type="float">
            <text:p>0,000039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66" calcext:value-type="float">
            <text:p>0,000033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15" calcext:value-type="float">
            <text:p>0,000031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297" calcext:value-type="float">
            <text:p>0,000044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49" calcext:value-type="float">
            <text:p>0,000029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42" calcext:value-type="float">
            <text:p>0,000028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349" calcext:value-type="float">
            <text:p>0,0000003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078" calcext:value-type="float">
            <text:p>0,000080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443" calcext:value-type="float">
            <text:p>0,000041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922" calcext:value-type="float">
            <text:p>0,000038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67" calcext:value-type="float">
            <text:p>0,000032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99" calcext:value-type="float">
            <text:p>0,000029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64" calcext:value-type="float">
            <text:p>0,000034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342" calcext:value-type="float">
            <text:p>0,000051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89" calcext:value-type="float">
            <text:p>0,000039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87" calcext:value-type="float">
            <text:p>0,000027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53" calcext:value-type="float">
            <text:p>0,000042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008" calcext:value-type="float">
            <text:p>0,000039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85" calcext:value-type="float">
            <text:p>0,000036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765" calcext:value-type="float">
            <text:p>0,000036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15" calcext:value-type="float">
            <text:p>0,000045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759" calcext:value-type="float">
            <text:p>0,000051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15" calcext:value-type="float">
            <text:p>0,000033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12" calcext:value-type="float">
            <text:p>0,000031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68" calcext:value-type="float">
            <text:p>0,000026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51" calcext:value-type="float">
            <text:p>0,000030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26" calcext:value-type="float">
            <text:p>0,000027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43" calcext:value-type="float">
            <text:p>0,000052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212" calcext:value-type="float">
            <text:p>0,000042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25" calcext:value-type="float">
            <text:p>0,000039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8" calcext:value-type="float">
            <text:p>0,00003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953" calcext:value-type="float">
            <text:p>0,000035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43" calcext:value-type="float">
            <text:p>0,000035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65" calcext:value-type="float">
            <text:p>0,000032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925" calcext:value-type="float">
            <text:p>0,000041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27" calcext:value-type="float">
            <text:p>0,000032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944" calcext:value-type="float">
            <text:p>0,000028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61" calcext:value-type="float">
            <text:p>0,000032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486" calcext:value-type="float">
            <text:p>0,000029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087" calcext:value-type="float">
            <text:p>0,000026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39" calcext:value-type="float">
            <text:p>0,000000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658" calcext:value-type="float">
            <text:p>0,000050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219" calcext:value-type="float">
            <text:p>0,000030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73" calcext:value-type="float">
            <text:p>0,000033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388" calcext:value-type="float">
            <text:p>0,000038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81" calcext:value-type="float">
            <text:p>0,000029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57" calcext:value-type="float">
            <text:p>0,000025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636" calcext:value-type="float">
            <text:p>0,000035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11" calcext:value-type="float">
            <text:p>0,000027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34" calcext:value-type="float">
            <text:p>0,000026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52" calcext:value-type="float">
            <text:p>0,000029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84" calcext:value-type="float">
            <text:p>0,000034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8" calcext:value-type="float">
            <text:p>0,00002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118" calcext:value-type="float">
            <text:p>0,000052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976" calcext:value-type="float">
            <text:p>0,000043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527" calcext:value-type="float">
            <text:p>0,000056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86" calcext:value-type="float">
            <text:p>0,000034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73" calcext:value-type="float">
            <text:p>0,000032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37" calcext:value-type="float">
            <text:p>0,000027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35" calcext:value-type="float">
            <text:p>0,000030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747" calcext:value-type="float">
            <text:p>0,000036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584" calcext:value-type="float">
            <text:p>0,000031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644" calcext:value-type="float">
            <text:p>0,000039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426" calcext:value-type="float">
            <text:p>0,000027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63" calcext:value-type="float">
            <text:p>0,0000271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404" calcext:value-type="float">
            <text:p>0,000041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583" calcext:value-type="float">
            <text:p>0,000046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266" calcext:value-type="float">
            <text:p>0,000031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339" calcext:value-type="float">
            <text:p>0,000032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45" calcext:value-type="float">
            <text:p>0,000034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419" calcext:value-type="float">
            <text:p>0,000029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343" calcext:value-type="float">
            <text:p>0,000031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38" calcext:value-type="float">
            <text:p>0,000026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18" calcext:value-type="float">
            <text:p>0,000051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902" calcext:value-type="float">
            <text:p>0,000056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177" calcext:value-type="float">
            <text:p>0,000043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11" calcext:value-type="float">
            <text:p>0,000030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283" calcext:value-type="float">
            <text:p>0,000034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3" calcext:value-type="float">
            <text:p>0,00004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21" calcext:value-type="float">
            <text:p>0,000033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46" calcext:value-type="float">
            <text:p>0,000040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83" calcext:value-type="float">
            <text:p>0,000032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35" calcext:value-type="float">
            <text:p>0,000037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49" calcext:value-type="float">
            <text:p>0,000036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71" calcext:value-type="float">
            <text:p>0,000032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658" calcext:value-type="float">
            <text:p>0,000043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242" calcext:value-type="float">
            <text:p>0,000040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04" calcext:value-type="float">
            <text:p>0,000030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453" calcext:value-type="float">
            <text:p>0,000029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29" calcext:value-type="float">
            <text:p>0,000032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031" calcext:value-type="float">
            <text:p>0,000033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041" calcext:value-type="float">
            <text:p>0,000026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954" calcext:value-type="float">
            <text:p>0,000049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386" calcext:value-type="float">
            <text:p>0,000039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39" calcext:value-type="float">
            <text:p>0,00003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61" calcext:value-type="float">
            <text:p>0,000040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48" calcext:value-type="float">
            <text:p>0,000029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482" calcext:value-type="float">
            <text:p>0,000028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99" calcext:value-type="float">
            <text:p>0,000040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319" calcext:value-type="float">
            <text:p>0,000050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26" calcext:value-type="float">
            <text:p>0,000027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462" calcext:value-type="float">
            <text:p>0,000044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69" calcext:value-type="float">
            <text:p>0,000028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94" calcext:value-type="float">
            <text:p>0,000030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17" calcext:value-type="float">
            <text:p>0,000033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72" calcext:value-type="float">
            <text:p>0,000037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421" calcext:value-type="float">
            <text:p>0,000064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95" calcext:value-type="float">
            <text:p>0,000036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51" calcext:value-type="float">
            <text:p>0,00004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58" calcext:value-type="float">
            <text:p>0,000032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09" calcext:value-type="float">
            <text:p>0,000033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9" calcext:value-type="float">
            <text:p>0,00003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15" calcext:value-type="float">
            <text:p>0,000025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661" calcext:value-type="float">
            <text:p>0,000035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69" calcext:value-type="float">
            <text:p>0,00004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47" calcext:value-type="float">
            <text:p>0,000031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21" calcext:value-type="float">
            <text:p>0,000032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3" calcext:value-type="float">
            <text:p>0,00002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666" calcext:value-type="float">
            <text:p>0,000025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673" calcext:value-type="float">
            <text:p>0,000052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537" calcext:value-type="float">
            <text:p>0,000034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8" calcext:value-type="float">
            <text:p>0,00002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94" calcext:value-type="float">
            <text:p>0,000031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38" calcext:value-type="float">
            <text:p>0,000035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152" calcext:value-type="float">
            <text:p>0,000032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58" calcext:value-type="float">
            <text:p>0,000028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11" calcext:value-type="float">
            <text:p>0,000042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058" calcext:value-type="float">
            <text:p>0,000054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03" calcext:value-type="float">
            <text:p>0,000032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96" calcext:value-type="float">
            <text:p>0,000029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53" calcext:value-type="float">
            <text:p>0,000027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571" calcext:value-type="float">
            <text:p>0,000035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21" calcext:value-type="float">
            <text:p>0,000027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71" calcext:value-type="float">
            <text:p>0,000027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43" calcext:value-type="float">
            <text:p>0,000032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04" calcext:value-type="float">
            <text:p>0,000036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61" calcext:value-type="float">
            <text:p>0,000031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16" calcext:value-type="float">
            <text:p>0,000033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06" calcext:value-type="float">
            <text:p>0,000030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04" calcext:value-type="float">
            <text:p>0,000025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11" calcext:value-type="float">
            <text:p>0,000041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66" calcext:value-type="float">
            <text:p>0,000031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77" calcext:value-type="float">
            <text:p>0,000026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57" calcext:value-type="float">
            <text:p>0,000028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47" calcext:value-type="float">
            <text:p>0,000026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74" calcext:value-type="float">
            <text:p>0,000039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804" calcext:value-type="float">
            <text:p>0,000023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214" calcext:value-type="float">
            <text:p>0,000031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94" calcext:value-type="float">
            <text:p>0,000026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84" calcext:value-type="float">
            <text:p>0,000029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95" calcext:value-type="float">
            <text:p>0,000030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02" calcext:value-type="float">
            <text:p>0,000028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48" calcext:value-type="float">
            <text:p>0,000026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815" calcext:value-type="float">
            <text:p>0,000034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6" calcext:value-type="float">
            <text:p>0,00004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882" calcext:value-type="float">
            <text:p>0,000046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33" calcext:value-type="float">
            <text:p>0,000040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988" calcext:value-type="float">
            <text:p>0,000034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69" calcext:value-type="float">
            <text:p>0,00004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73" calcext:value-type="float">
            <text:p>0,000030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39" calcext:value-type="float">
            <text:p>0,00003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04" calcext:value-type="float">
            <text:p>0,000027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14" calcext:value-type="float">
            <text:p>0,000031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52" calcext:value-type="float">
            <text:p>0,000036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751" calcext:value-type="float">
            <text:p>0,000035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216" calcext:value-type="float">
            <text:p>0,000034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176" calcext:value-type="float">
            <text:p>0,000041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47" calcext:value-type="float">
            <text:p>0,000037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418" calcext:value-type="float">
            <text:p>0,000039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678" calcext:value-type="float">
            <text:p>0,0000406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36" calcext:value-type="float">
            <text:p>0,000030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7" calcext:value-type="float">
            <text:p>0,00002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53" calcext:value-type="float">
            <text:p>0,000035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23" calcext:value-type="float">
            <text:p>0,000032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08" calcext:value-type="float">
            <text:p>0,000028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861" calcext:value-type="float">
            <text:p>0,000034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068" calcext:value-type="float">
            <text:p>0,000035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59" calcext:value-type="float">
            <text:p>0,000030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086" calcext:value-type="float">
            <text:p>0,000039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8" calcext:value-type="float">
            <text:p>0,00003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88" calcext:value-type="float">
            <text:p>0,000028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3" calcext:value-type="float">
            <text:p>0,00003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76" calcext:value-type="float">
            <text:p>0,000030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88" calcext:value-type="float">
            <text:p>0,000028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2" calcext:value-type="float">
            <text:p>0,00004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95" calcext:value-type="float">
            <text:p>0,000032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8" calcext:value-type="float">
            <text:p>0,00003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46" calcext:value-type="float">
            <text:p>0,000037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66" calcext:value-type="float">
            <text:p>0,000029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49" calcext:value-type="float">
            <text:p>0,000027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" calcext:value-type="float">
            <text:p>0,0000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04" calcext:value-type="float">
            <text:p>0,000043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31" calcext:value-type="float">
            <text:p>0,000025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17" calcext:value-type="float">
            <text:p>0,000033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2" calcext:value-type="float">
            <text:p>0,00003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34" calcext:value-type="float">
            <text:p>0,000030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842" calcext:value-type="float">
            <text:p>0,000034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08" calcext:value-type="float">
            <text:p>0,000032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55" calcext:value-type="float">
            <text:p>0,000027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613" calcext:value-type="float">
            <text:p>0,000034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03" calcext:value-type="float">
            <text:p>0,000031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74" calcext:value-type="float">
            <text:p>0,000033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66" calcext:value-type="float">
            <text:p>0,000034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152" calcext:value-type="float">
            <text:p>0,000050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441" calcext:value-type="float">
            <text:p>0,000042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87" calcext:value-type="float">
            <text:p>0,000029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5" calcext:value-type="float">
            <text:p>0,00003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39" calcext:value-type="float">
            <text:p>0,000027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01" calcext:value-type="float">
            <text:p>0,000030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71" calcext:value-type="float">
            <text:p>0,000026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38" calcext:value-type="float">
            <text:p>0,000042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336" calcext:value-type="float">
            <text:p>0,000050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029" calcext:value-type="float">
            <text:p>0,000041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37" calcext:value-type="float">
            <text:p>0,000027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751" calcext:value-type="float">
            <text:p>0,000028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5" calcext:value-type="float">
            <text:p>0,00002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93" calcext:value-type="float">
            <text:p>0,000035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206" calcext:value-type="float">
            <text:p>0,000041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15" calcext:value-type="float">
            <text:p>0,000031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26" calcext:value-type="float">
            <text:p>0,000027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66" calcext:value-type="float">
            <text:p>0,000037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57" calcext:value-type="float">
            <text:p>0,000030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81" calcext:value-type="float">
            <text:p>0,000026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288" calcext:value-type="float">
            <text:p>0,000039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39" calcext:value-type="float">
            <text:p>0,000035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83" calcext:value-type="float">
            <text:p>0,000029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32" calcext:value-type="float">
            <text:p>0,000036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36" calcext:value-type="float">
            <text:p>0,000033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959" calcext:value-type="float">
            <text:p>0,000037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38" calcext:value-type="float">
            <text:p>0,000046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69" calcext:value-type="float">
            <text:p>0,000040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943" calcext:value-type="float">
            <text:p>0,000038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009" calcext:value-type="float">
            <text:p>0,000055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91" calcext:value-type="float">
            <text:p>0,000035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36" calcext:value-type="float">
            <text:p>0,000045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988" calcext:value-type="float">
            <text:p>0,000053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906" calcext:value-type="float">
            <text:p>0,000039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934" calcext:value-type="float">
            <text:p>0,000038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163" calcext:value-type="float">
            <text:p>0,000041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386" calcext:value-type="float">
            <text:p>0,000048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994" calcext:value-type="float">
            <text:p>0,000034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03" calcext:value-type="float">
            <text:p>0,000033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48" calcext:value-type="float">
            <text:p>0,000029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454" calcext:value-type="float">
            <text:p>0,000028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408" calcext:value-type="float">
            <text:p>0,000053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9" calcext:value-type="float">
            <text:p>0,00002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22" calcext:value-type="float">
            <text:p>0,00003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731" calcext:value-type="float">
            <text:p>0,000046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67" calcext:value-type="float">
            <text:p>0,00004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182" calcext:value-type="float">
            <text:p>0,000035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82" calcext:value-type="float">
            <text:p>0,000045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35" calcext:value-type="float">
            <text:p>0,000041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89" calcext:value-type="float">
            <text:p>0,000036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597" calcext:value-type="float">
            <text:p>0,000046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822" calcext:value-type="float">
            <text:p>0,000046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96" calcext:value-type="float">
            <text:p>0,000035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914" calcext:value-type="float">
            <text:p>0,000059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16" calcext:value-type="float">
            <text:p>0,000044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871" calcext:value-type="float">
            <text:p>0,000033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2" calcext:value-type="float">
            <text:p>0,000037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543" calcext:value-type="float">
            <text:p>0,000035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328" calcext:value-type="float">
            <text:p>0,000033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95" calcext:value-type="float">
            <text:p>0,00004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39" calcext:value-type="float">
            <text:p>0,000043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3" calcext:value-type="float">
            <text:p>0,00003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15" calcext:value-type="float">
            <text:p>0,000039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46" calcext:value-type="float">
            <text:p>0,000033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85" calcext:value-type="float">
            <text:p>0,000030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499" calcext:value-type="float">
            <text:p>0,000042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42" calcext:value-type="float">
            <text:p>0,000033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16" calcext:value-type="float">
            <text:p>0,000036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859" calcext:value-type="float">
            <text:p>0,000035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38" calcext:value-type="float">
            <text:p>0,000033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545" calcext:value-type="float">
            <text:p>0,000031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955" calcext:value-type="float">
            <text:p>0,000043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525" calcext:value-type="float">
            <text:p>0,000049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95" calcext:value-type="float">
            <text:p>0,000030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263" calcext:value-type="float">
            <text:p>0,0000002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747" calcext:value-type="float">
            <text:p>0,000035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819" calcext:value-type="float">
            <text:p>0,000044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77" calcext:value-type="float">
            <text:p>0,000032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13" calcext:value-type="float">
            <text:p>0,000042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828" calcext:value-type="float">
            <text:p>0,000051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538" calcext:value-type="float">
            <text:p>0,000036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87" calcext:value-type="float">
            <text:p>0,000040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47" calcext:value-type="float">
            <text:p>0,000031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976" calcext:value-type="float">
            <text:p>0,000039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272" calcext:value-type="float">
            <text:p>0,000034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74" calcext:value-type="float">
            <text:p>0,000041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25" calcext:value-type="float">
            <text:p>0,00003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31" calcext:value-type="float">
            <text:p>0,000033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18" calcext:value-type="float">
            <text:p>0,000030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39" calcext:value-type="float">
            <text:p>0,000029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06" calcext:value-type="float">
            <text:p>0,000035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84" calcext:value-type="float">
            <text:p>0,000029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762" calcext:value-type="float">
            <text:p>0,000048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93" calcext:value-type="float">
            <text:p>0,000034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85" calcext:value-type="float">
            <text:p>0,000037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14" calcext:value-type="float">
            <text:p>0,000033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831" calcext:value-type="float">
            <text:p>0,000077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684" calcext:value-type="float">
            <text:p>0,000069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221" calcext:value-type="float">
            <text:p>0,000068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638" calcext:value-type="float">
            <text:p>0,000097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644" calcext:value-type="float">
            <text:p>0,000081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283" calcext:value-type="float">
            <text:p>0,000073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789" calcext:value-type="float">
            <text:p>0,000082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721" calcext:value-type="float">
            <text:p>0,000070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818" calcext:value-type="float">
            <text:p>0,000070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324" calcext:value-type="float">
            <text:p>0,000082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953" calcext:value-type="float">
            <text:p>0,000069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265" calcext:value-type="float">
            <text:p>0,000071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988" calcext:value-type="float">
            <text:p>0,000083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566" calcext:value-type="float">
            <text:p>0,000071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616" calcext:value-type="float">
            <text:p>0,000071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46" calcext:value-type="float">
            <text:p>0,00008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672" calcext:value-type="float">
            <text:p>0,000067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6" calcext:value-type="float">
            <text:p>0,0000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62" calcext:value-type="float">
            <text:p>0,00009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229" calcext:value-type="float">
            <text:p>0,000084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004" calcext:value-type="float">
            <text:p>0,000090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388" calcext:value-type="float">
            <text:p>0,000092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219" calcext:value-type="float">
            <text:p>0,000076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864" calcext:value-type="float">
            <text:p>0,000088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336" calcext:value-type="float">
            <text:p>0,000101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859" calcext:value-type="float">
            <text:p>0,000150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969" calcext:value-type="float">
            <text:p>0,000091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497" calcext:value-type="float">
            <text:p>0,000196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2573" calcext:value-type="float">
            <text:p>0,000152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807" calcext:value-type="float">
            <text:p>0,000093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086" calcext:value-type="float">
            <text:p>0,000150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885" calcext:value-type="float">
            <text:p>0,000123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624" calcext:value-type="float">
            <text:p>0,000113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9" calcext:value-type="float">
            <text:p>0,00000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576" calcext:value-type="float">
            <text:p>0,000168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808" calcext:value-type="float">
            <text:p>0,00012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82" calcext:value-type="float">
            <text:p>0,00012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142" calcext:value-type="float">
            <text:p>0,000145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388" calcext:value-type="float">
            <text:p>0,000099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9517" calcext:value-type="float">
            <text:p>0,000169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198" calcext:value-type="float">
            <text:p>0,000157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53" calcext:value-type="float">
            <text:p>0,00024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89" calcext:value-type="float">
            <text:p>0,00015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9055" calcext:value-type="float">
            <text:p>0,000199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729" calcext:value-type="float">
            <text:p>0,000117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178" calcext:value-type="float">
            <text:p>0,000116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625" calcext:value-type="float">
            <text:p>0,000209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0313" calcext:value-type="float">
            <text:p>0,000480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757" calcext:value-type="float">
            <text:p>0,000119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773" calcext:value-type="float">
            <text:p>0,000167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284" calcext:value-type="float">
            <text:p>0,000112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475" calcext:value-type="float">
            <text:p>0,000117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2556" calcext:value-type="float">
            <text:p>0,000232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953" calcext:value-type="float">
            <text:p>0,000142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613" calcext:value-type="float">
            <text:p>0,000095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1494" calcext:value-type="float">
            <text:p>0,000161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35" calcext:value-type="float">
            <text:p>0,00021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272" calcext:value-type="float">
            <text:p>0,000099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574" calcext:value-type="float">
            <text:p>0,000138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175" calcext:value-type="float">
            <text:p>0,000126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5791" calcext:value-type="float">
            <text:p>0,000135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1576" calcext:value-type="float">
            <text:p>0,000191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933" calcext:value-type="float">
            <text:p>0,000108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057" calcext:value-type="float">
            <text:p>0,000155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522" calcext:value-type="float">
            <text:p>0,000081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144" calcext:value-type="float">
            <text:p>0,000122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444" calcext:value-type="float">
            <text:p>0,000134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808" calcext:value-type="float">
            <text:p>0,000081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977" calcext:value-type="float">
            <text:p>0,000078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027" calcext:value-type="float">
            <text:p>0,000073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56" calcext:value-type="float">
            <text:p>0,00012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2126" calcext:value-type="float">
            <text:p>0,000152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012" calcext:value-type="float">
            <text:p>0,000127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045" calcext:value-type="float">
            <text:p>0,000132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581" calcext:value-type="float">
            <text:p>0,000125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901" calcext:value-type="float">
            <text:p>0,0000769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487" calcext:value-type="float">
            <text:p>0,000083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957" calcext:value-type="float">
            <text:p>0,000093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949" calcext:value-type="float">
            <text:p>0,000087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384" calcext:value-type="float">
            <text:p>0,000082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808" calcext:value-type="float">
            <text:p>0,000092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398" calcext:value-type="float">
            <text:p>0,000077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351" calcext:value-type="float">
            <text:p>0,000091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067" calcext:value-type="float">
            <text:p>0,000105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481" calcext:value-type="float">
            <text:p>0,000090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6282" calcext:value-type="float">
            <text:p>0,000246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106" calcext:value-type="float">
            <text:p>0,000119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016" calcext:value-type="float">
            <text:p>0,000091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914" calcext:value-type="float">
            <text:p>0,000094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616" calcext:value-type="float">
            <text:p>0,000105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383" calcext:value-type="float">
            <text:p>0,000086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071" calcext:value-type="float">
            <text:p>0,000098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889" calcext:value-type="float">
            <text:p>0,000096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315" calcext:value-type="float">
            <text:p>0,000091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407" calcext:value-type="float">
            <text:p>0,000122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361" calcext:value-type="float">
            <text:p>0,000098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849" calcext:value-type="float">
            <text:p>0,000098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31" calcext:value-type="float">
            <text:p>0,00009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943" calcext:value-type="float">
            <text:p>0,000105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634" calcext:value-type="float">
            <text:p>0,000147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77" calcext:value-type="float">
            <text:p>0,0000001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417" calcext:value-type="float">
            <text:p>0,000172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743" calcext:value-type="float">
            <text:p>0,000153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729" calcext:value-type="float">
            <text:p>0,000178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479" calcext:value-type="float">
            <text:p>0,000139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16" calcext:value-type="float">
            <text:p>0,00011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502" calcext:value-type="float">
            <text:p>0,000093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837" calcext:value-type="float">
            <text:p>0,000112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753" calcext:value-type="float">
            <text:p>0,000125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904" calcext:value-type="float">
            <text:p>0,000095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7383" calcext:value-type="float">
            <text:p>0,000417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275" calcext:value-type="float">
            <text:p>0,000141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832" calcext:value-type="float">
            <text:p>0,000162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1989" calcext:value-type="float">
            <text:p>0,000361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859" calcext:value-type="float">
            <text:p>0,000168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749" calcext:value-type="float">
            <text:p>0,000125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4303" calcext:value-type="float">
            <text:p>0,000114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175" calcext:value-type="float">
            <text:p>0,000108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468" calcext:value-type="float">
            <text:p>0,000093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469" calcext:value-type="float">
            <text:p>0,000132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643" calcext:value-type="float">
            <text:p>0,000100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653" calcext:value-type="float">
            <text:p>0,000101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6" calcext:value-type="float">
            <text:p>0,000000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96" calcext:value-type="float">
            <text:p>0,00008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669" calcext:value-type="float">
            <text:p>0,000107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42" calcext:value-type="float">
            <text:p>0,00015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641" calcext:value-type="float">
            <text:p>0,000111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405" calcext:value-type="float">
            <text:p>0,000111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48" calcext:value-type="float">
            <text:p>0,00010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666" calcext:value-type="float">
            <text:p>0,000106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543" calcext:value-type="float">
            <text:p>0,000094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926" calcext:value-type="float">
            <text:p>0,000094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9055" calcext:value-type="float">
            <text:p>0,000239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824" calcext:value-type="float">
            <text:p>0,000127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634" calcext:value-type="float">
            <text:p>0,000313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656" calcext:value-type="float">
            <text:p>0,000188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892" calcext:value-type="float">
            <text:p>0,000093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7181" calcext:value-type="float">
            <text:p>0,00127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111" calcext:value-type="float">
            <text:p>0,000107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123" calcext:value-type="float">
            <text:p>0,000129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774" calcext:value-type="float">
            <text:p>0,000103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467" calcext:value-type="float">
            <text:p>0,000102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717" calcext:value-type="float">
            <text:p>0,000090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677" calcext:value-type="float">
            <text:p>0,000076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708" calcext:value-type="float">
            <text:p>0,000096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228" calcext:value-type="float">
            <text:p>0,000104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532" calcext:value-type="float">
            <text:p>0,000083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453" calcext:value-type="float">
            <text:p>0,000127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47" calcext:value-type="float">
            <text:p>0,00018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521" calcext:value-type="float">
            <text:p>0,000134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179" calcext:value-type="float">
            <text:p>0,000113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024" calcext:value-type="float">
            <text:p>0,000092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296" calcext:value-type="float">
            <text:p>0,000105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4353" calcext:value-type="float">
            <text:p>0,000124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237" calcext:value-type="float">
            <text:p>0,00023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675" calcext:value-type="float">
            <text:p>0,000086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713" calcext:value-type="float">
            <text:p>0,000172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4" calcext:value-type="float">
            <text:p>0,0000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76" calcext:value-type="float">
            <text:p>0,00007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735" calcext:value-type="float">
            <text:p>0,000081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139" calcext:value-type="float">
            <text:p>0,000069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861" calcext:value-type="float">
            <text:p>0,000091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375" calcext:value-type="float">
            <text:p>0,000087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422" calcext:value-type="float">
            <text:p>0,000063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7" calcext:value-type="float">
            <text:p>0,0000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144" calcext:value-type="float">
            <text:p>0,000123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014" calcext:value-type="float">
            <text:p>0,000131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47" calcext:value-type="float">
            <text:p>0,00007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956" calcext:value-type="float">
            <text:p>0,000083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795" calcext:value-type="float">
            <text:p>0,000072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628" calcext:value-type="float">
            <text:p>0,000075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303" calcext:value-type="float">
            <text:p>0,000285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087" calcext:value-type="float">
            <text:p>0,0001020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3857" calcext:value-type="float">
            <text:p>0,000243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435" calcext:value-type="float">
            <text:p>0,000132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459" calcext:value-type="float">
            <text:p>0,000163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114" calcext:value-type="float">
            <text:p>0,000082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702" calcext:value-type="float">
            <text:p>0,000131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033" calcext:value-type="float">
            <text:p>0,000080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211" calcext:value-type="float">
            <text:p>0,000149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747" calcext:value-type="float">
            <text:p>0,000081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543" calcext:value-type="float">
            <text:p>0,000077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306" calcext:value-type="float">
            <text:p>0,000082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286" calcext:value-type="float">
            <text:p>0,000085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179" calcext:value-type="float">
            <text:p>0,000067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635" calcext:value-type="float">
            <text:p>0,000100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483" calcext:value-type="float">
            <text:p>0,000085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914" calcext:value-type="float">
            <text:p>0,000107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502" calcext:value-type="float">
            <text:p>0,000069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835" calcext:value-type="float">
            <text:p>0,000073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681" calcext:value-type="float">
            <text:p>0,000100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224" calcext:value-type="float">
            <text:p>0,000079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521" calcext:value-type="float">
            <text:p>0,000075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02" calcext:value-type="float">
            <text:p>0,00006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17" calcext:value-type="float">
            <text:p>0,00006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957" calcext:value-type="float">
            <text:p>0,000101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028" calcext:value-type="float">
            <text:p>0,000177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084" calcext:value-type="float">
            <text:p>0,000103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805" calcext:value-type="float">
            <text:p>0,000147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493" calcext:value-type="float">
            <text:p>0,000089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4408" calcext:value-type="float">
            <text:p>0,000144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433" calcext:value-type="float">
            <text:p>0,000071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442" calcext:value-type="float">
            <text:p>0,000079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684" calcext:value-type="float">
            <text:p>0,000090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55" calcext:value-type="float">
            <text:p>0,00007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673" calcext:value-type="float">
            <text:p>0,000061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45" calcext:value-type="float">
            <text:p>0,00005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384" calcext:value-type="float">
            <text:p>0,000075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979" calcext:value-type="float">
            <text:p>0,000068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312" calcext:value-type="float">
            <text:p>0,000063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927" calcext:value-type="float">
            <text:p>0,000084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732" calcext:value-type="float">
            <text:p>0,000084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545" calcext:value-type="float">
            <text:p>0,000074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732" calcext:value-type="float">
            <text:p>0,000106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423" calcext:value-type="float">
            <text:p>0,000122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484" calcext:value-type="float">
            <text:p>0,000093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521" calcext:value-type="float">
            <text:p>0,000131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283" calcext:value-type="float">
            <text:p>0,000106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266" calcext:value-type="float">
            <text:p>0,000082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766" calcext:value-type="float">
            <text:p>0,000154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994" calcext:value-type="float">
            <text:p>0,000089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652" calcext:value-type="float">
            <text:p>0,000076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486" calcext:value-type="float">
            <text:p>0,000117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694" calcext:value-type="float">
            <text:p>0,000094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887" calcext:value-type="float">
            <text:p>0,000107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595" calcext:value-type="float">
            <text:p>0,000088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025" calcext:value-type="float">
            <text:p>0,000082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989" calcext:value-type="float">
            <text:p>0,000087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806" calcext:value-type="float">
            <text:p>0,000111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722" calcext:value-type="float">
            <text:p>0,000108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618" calcext:value-type="float">
            <text:p>0,000065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306" calcext:value-type="float">
            <text:p>0,000154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74" calcext:value-type="float">
            <text:p>0,00013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063" calcext:value-type="float">
            <text:p>0,000141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431" calcext:value-type="float">
            <text:p>0,000131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332" calcext:value-type="float">
            <text:p>0,000129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375" calcext:value-type="float">
            <text:p>0,000109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38" calcext:value-type="float">
            <text:p>0,00006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519" calcext:value-type="float">
            <text:p>0,000065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656" calcext:value-type="float">
            <text:p>0,000091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928" calcext:value-type="float">
            <text:p>0,000073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8" calcext:value-type="float">
            <text:p>0,0000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319" calcext:value-type="float">
            <text:p>0,000116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555" calcext:value-type="float">
            <text:p>0,000093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512" calcext:value-type="float">
            <text:p>0,000087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646" calcext:value-type="float">
            <text:p>0,000139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179" calcext:value-type="float">
            <text:p>0,000165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696" calcext:value-type="float">
            <text:p>0,000186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927" calcext:value-type="float">
            <text:p>0,000104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916" calcext:value-type="float">
            <text:p>0,000143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545" calcext:value-type="float">
            <text:p>0,000109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402" calcext:value-type="float">
            <text:p>0,000121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607" calcext:value-type="float">
            <text:p>0,000190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067" calcext:value-type="float">
            <text:p>0,000084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454" calcext:value-type="float">
            <text:p>0,000106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58607" calcext:value-type="float">
            <text:p>0,000958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236" calcext:value-type="float">
            <text:p>0,000080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94" calcext:value-type="float">
            <text:p>0,00009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4584" calcext:value-type="float">
            <text:p>0,000114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127" calcext:value-type="float">
            <text:p>0,000088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835" calcext:value-type="float">
            <text:p>0,000098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65" calcext:value-type="float">
            <text:p>0,00011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874" calcext:value-type="float">
            <text:p>0,000190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019" calcext:value-type="float">
            <text:p>0,000160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276" calcext:value-type="float">
            <text:p>0,000171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145" calcext:value-type="float">
            <text:p>0,000189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8478" calcext:value-type="float">
            <text:p>0,000128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88" calcext:value-type="float">
            <text:p>0,00019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114" calcext:value-type="float">
            <text:p>0,000170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77" calcext:value-type="float">
            <text:p>0,00014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814" calcext:value-type="float">
            <text:p>0,000171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054" calcext:value-type="float">
            <text:p>0,000139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5833" calcext:value-type="float">
            <text:p>0,000115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5" calcext:value-type="float">
            <text:p>0,000000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953" calcext:value-type="float">
            <text:p>0,000170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092" calcext:value-type="float">
            <text:p>0,000136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599" calcext:value-type="float">
            <text:p>0,000138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2444" calcext:value-type="float">
            <text:p>0,000192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096" calcext:value-type="float">
            <text:p>0,000208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2" calcext:value-type="float">
            <text:p>0,0001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567" calcext:value-type="float">
            <text:p>0,000172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007" calcext:value-type="float">
            <text:p>0,000149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316" calcext:value-type="float">
            <text:p>0,000149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8" calcext:value-type="float">
            <text:p>0,0000000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653" calcext:value-type="float">
            <text:p>0,000157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964" calcext:value-type="float">
            <text:p>0,00016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335" calcext:value-type="float">
            <text:p>0,000105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324" calcext:value-type="float">
            <text:p>0,000119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798" calcext:value-type="float">
            <text:p>0,000092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175" calcext:value-type="float">
            <text:p>0,000089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993" calcext:value-type="float">
            <text:p>0,000188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591" calcext:value-type="float">
            <text:p>0,000138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663" calcext:value-type="float">
            <text:p>0,000122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375" calcext:value-type="float">
            <text:p>0,000241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664" calcext:value-type="float">
            <text:p>0,000160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0224" calcext:value-type="float">
            <text:p>0,000200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3207" calcext:value-type="float">
            <text:p>0,000263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575" calcext:value-type="float">
            <text:p>0,000132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216" calcext:value-type="float">
            <text:p>0,000106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254" calcext:value-type="float">
            <text:p>0,000170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409" calcext:value-type="float">
            <text:p>0,000116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925" calcext:value-type="float">
            <text:p>0,000120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148" calcext:value-type="float">
            <text:p>0,000177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569" calcext:value-type="float">
            <text:p>0,000150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231" calcext:value-type="float">
            <text:p>0,000101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7472" calcext:value-type="float">
            <text:p>0,000327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9535" calcext:value-type="float">
            <text:p>0,000249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4647" calcext:value-type="float">
            <text:p>0,000244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218" calcext:value-type="float">
            <text:p>0,00034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447" calcext:value-type="float">
            <text:p>0,000230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3221" calcext:value-type="float">
            <text:p>0,000223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638" calcext:value-type="float">
            <text:p>0,00040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6303" calcext:value-type="float">
            <text:p>0,000306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961" calcext:value-type="float">
            <text:p>0,000274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6931" calcext:value-type="float">
            <text:p>0,000396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4881" calcext:value-type="float">
            <text:p>0,000294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7889" calcext:value-type="float">
            <text:p>0,000217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8244" calcext:value-type="float">
            <text:p>0,000998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1793" calcext:value-type="float">
            <text:p>0,000241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804" calcext:value-type="float">
            <text:p>0,000218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829" calcext:value-type="float">
            <text:p>0,00029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4814" calcext:value-type="float">
            <text:p>0,000304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7533" calcext:value-type="float">
            <text:p>0,000237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549" calcext:value-type="float">
            <text:p>0,000178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761" calcext:value-type="float">
            <text:p>0,000122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456" calcext:value-type="float">
            <text:p>0,000145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77" calcext:value-type="float">
            <text:p>0,00013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353" calcext:value-type="float">
            <text:p>0,000123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184" calcext:value-type="float">
            <text:p>0,000132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9" calcext:value-type="float">
            <text:p>0,000000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377" calcext:value-type="float">
            <text:p>0,00030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7853" calcext:value-type="float">
            <text:p>0,000357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9949" calcext:value-type="float">
            <text:p>0,000289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0897" calcext:value-type="float">
            <text:p>0,000210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905" calcext:value-type="float">
            <text:p>0,000150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241" calcext:value-type="float">
            <text:p>0,000152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2582" calcext:value-type="float">
            <text:p>0,000202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634" calcext:value-type="float">
            <text:p>0,000131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032" calcext:value-type="float">
            <text:p>0,000114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784" calcext:value-type="float">
            <text:p>0,000145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949" calcext:value-type="float">
            <text:p>0,000129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81" calcext:value-type="float">
            <text:p>0,00013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3382" calcext:value-type="float">
            <text:p>0,000193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6284" calcext:value-type="float">
            <text:p>0,000416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4952" calcext:value-type="float">
            <text:p>0,000404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728" calcext:value-type="float">
            <text:p>0,000322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099" calcext:value-type="float">
            <text:p>0,000200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429" calcext:value-type="float">
            <text:p>0,000122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941" calcext:value-type="float">
            <text:p>0,00020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4224" calcext:value-type="float">
            <text:p>0,000164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844" calcext:value-type="float">
            <text:p>0,000187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0076" calcext:value-type="float">
            <text:p>0,000190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743" calcext:value-type="float">
            <text:p>0,000137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834" calcext:value-type="float">
            <text:p>0,000119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112" calcext:value-type="float">
            <text:p>0,000152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625" calcext:value-type="float">
            <text:p>0,000140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146" calcext:value-type="float">
            <text:p>0,000141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302" calcext:value-type="float">
            <text:p>0,000218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062" calcext:value-type="float">
            <text:p>0,000161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27" calcext:value-type="float">
            <text:p>0,00018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515" calcext:value-type="float">
            <text:p>0,000177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537" calcext:value-type="float">
            <text:p>0,000150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087" calcext:value-type="float">
            <text:p>0,000152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2543" calcext:value-type="float">
            <text:p>0,000182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119" calcext:value-type="float">
            <text:p>0,000135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648" calcext:value-type="float">
            <text:p>0,000133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0551" calcext:value-type="float">
            <text:p>0,000220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1406" calcext:value-type="float">
            <text:p>0,000321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0174" calcext:value-type="float">
            <text:p>0,000210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223" calcext:value-type="float">
            <text:p>0,000175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0253" calcext:value-type="float">
            <text:p>0,000240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815" calcext:value-type="float">
            <text:p>0,000171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4339" calcext:value-type="float">
            <text:p>0,000224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088" calcext:value-type="float">
            <text:p>0,000129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578" calcext:value-type="float">
            <text:p>0,000139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5069" calcext:value-type="float">
            <text:p>0,000205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183" calcext:value-type="float">
            <text:p>0,000122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474" calcext:value-type="float">
            <text:p>0,000132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892" calcext:value-type="float">
            <text:p>0,000139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496" calcext:value-type="float">
            <text:p>0,000125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087" calcext:value-type="float">
            <text:p>0,000123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187" calcext:value-type="float">
            <text:p>0,000155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94" calcext:value-type="float">
            <text:p>0,00012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003" calcext:value-type="float">
            <text:p>0,000124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3104" calcext:value-type="float">
            <text:p>0,000233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68" calcext:value-type="float">
            <text:p>0,00015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041" calcext:value-type="float">
            <text:p>0,000135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939" calcext:value-type="float">
            <text:p>0,000140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237" calcext:value-type="float">
            <text:p>0,000137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949" calcext:value-type="float">
            <text:p>0,000127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1441" calcext:value-type="float">
            <text:p>0,000401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3976" calcext:value-type="float">
            <text:p>0,000303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2416" calcext:value-type="float">
            <text:p>0,000502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7163" calcext:value-type="float">
            <text:p>0,000297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4569" calcext:value-type="float">
            <text:p>0,000264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811" calcext:value-type="float">
            <text:p>0,000200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8643" calcext:value-type="float">
            <text:p>0,000338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6527" calcext:value-type="float">
            <text:p>0,000306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8306" calcext:value-type="float">
            <text:p>0,000258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6465" calcext:value-type="float">
            <text:p>0,000316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4909" calcext:value-type="float">
            <text:p>0,000374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9063" calcext:value-type="float">
            <text:p>0,000469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5669" calcext:value-type="float">
            <text:p>0,000245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538" calcext:value-type="float">
            <text:p>0,000201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8826" calcext:value-type="float">
            <text:p>0,000208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6876" calcext:value-type="float">
            <text:p>0,000316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9272" calcext:value-type="float">
            <text:p>0,000209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9572" calcext:value-type="float">
            <text:p>0,000209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4444" calcext:value-type="float">
            <text:p>0,000234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972" calcext:value-type="float">
            <text:p>0,000195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2319" calcext:value-type="float">
            <text:p>0,000222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829" calcext:value-type="float">
            <text:p>0,000269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405" calcext:value-type="float">
            <text:p>0,000200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1303" calcext:value-type="float">
            <text:p>0,000461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97" calcext:value-type="float">
            <text:p>0,00023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7818" calcext:value-type="float">
            <text:p>0,000387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2221" calcext:value-type="float">
            <text:p>0,000252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6974" calcext:value-type="float">
            <text:p>0,000256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7276" calcext:value-type="float">
            <text:p>0,000207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619" calcext:value-type="float">
            <text:p>0,000153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666" calcext:value-type="float">
            <text:p>0,000149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202" calcext:value-type="float">
            <text:p>0,000118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418" calcext:value-type="float">
            <text:p>0,000124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302" calcext:value-type="float">
            <text:p>0,000122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944" calcext:value-type="float">
            <text:p>0,000187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9337" calcext:value-type="float">
            <text:p>0,000179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515" calcext:value-type="float">
            <text:p>0,00018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366" calcext:value-type="float">
            <text:p>0,000153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47" calcext:value-type="float">
            <text:p>0,00016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381" calcext:value-type="float">
            <text:p>0,000175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478" calcext:value-type="float">
            <text:p>0,000140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4482" calcext:value-type="float">
            <text:p>0,000164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473" calcext:value-type="float">
            <text:p>0,000158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4416" calcext:value-type="float">
            <text:p>0,000134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7877" calcext:value-type="float">
            <text:p>0,000207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2471" calcext:value-type="float">
            <text:p>0,000192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5377" calcext:value-type="float">
            <text:p>0,000755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2645" calcext:value-type="float">
            <text:p>0,000212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638" calcext:value-type="float">
            <text:p>0,000274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859" calcext:value-type="float">
            <text:p>0,000184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796" calcext:value-type="float">
            <text:p>0,000184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2935" calcext:value-type="float">
            <text:p>0,000162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7256" calcext:value-type="float">
            <text:p>0,000247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723" calcext:value-type="float">
            <text:p>0,000152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579" calcext:value-type="float">
            <text:p>0,000168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178" calcext:value-type="float">
            <text:p>0,000178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2873" calcext:value-type="float">
            <text:p>0,000282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8249" calcext:value-type="float">
            <text:p>0,000238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3013" calcext:value-type="float">
            <text:p>0,000313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49" calcext:value-type="float">
            <text:p>0,00027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132" calcext:value-type="float">
            <text:p>0,0000001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686" calcext:value-type="float">
            <text:p>0,000168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601" calcext:value-type="float">
            <text:p>0,000131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5727" calcext:value-type="float">
            <text:p>0,000205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0234" calcext:value-type="float">
            <text:p>0,000190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629" calcext:value-type="float">
            <text:p>0,000143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0971" calcext:value-type="float">
            <text:p>0,000270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7861" calcext:value-type="float">
            <text:p>0,000877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8348" calcext:value-type="float">
            <text:p>0,000278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3533" calcext:value-type="float">
            <text:p>0,000273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79" calcext:value-type="float">
            <text:p>0,00012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8507" calcext:value-type="float">
            <text:p>0,000318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071" calcext:value-type="float">
            <text:p>0,000173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99" calcext:value-type="float">
            <text:p>0,00013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243" calcext:value-type="float">
            <text:p>0,000127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8113" calcext:value-type="float">
            <text:p>0,000298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5021" calcext:value-type="float">
            <text:p>0,000185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802" calcext:value-type="float">
            <text:p>0,00012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977" calcext:value-type="float">
            <text:p>0,000122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0409" calcext:value-type="float">
            <text:p>0,000350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2308" calcext:value-type="float">
            <text:p>0,000642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8431" calcext:value-type="float">
            <text:p>0,000258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886" calcext:value-type="float">
            <text:p>0,000167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6965" calcext:value-type="float">
            <text:p>0,000216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9623" calcext:value-type="float">
            <text:p>0,000299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123" calcext:value-type="float">
            <text:p>0,000159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742" calcext:value-type="float">
            <text:p>0,000151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629" calcext:value-type="float">
            <text:p>0,000123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7781" calcext:value-type="float">
            <text:p>0,000367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045" calcext:value-type="float">
            <text:p>0,000189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4824" calcext:value-type="float">
            <text:p>0,000134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885" calcext:value-type="float">
            <text:p>0,000154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235" calcext:value-type="float">
            <text:p>0,000139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917" calcext:value-type="float">
            <text:p>0,000142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782" calcext:value-type="float">
            <text:p>0,000178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052" calcext:value-type="float">
            <text:p>0,000139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201" calcext:value-type="float">
            <text:p>0,000150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915" calcext:value-type="float">
            <text:p>0,000123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846" calcext:value-type="float">
            <text:p>0,000187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1213" calcext:value-type="float">
            <text:p>0,000211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434" calcext:value-type="float">
            <text:p>0,000153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52" calcext:value-type="float">
            <text:p>0,00012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857" calcext:value-type="float">
            <text:p>0,000127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307" calcext:value-type="float">
            <text:p>0,000140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51" calcext:value-type="float">
            <text:p>0,00016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251" calcext:value-type="float">
            <text:p>0,000200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033" calcext:value-type="float">
            <text:p>0,000158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9057" calcext:value-type="float">
            <text:p>0,000439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651" calcext:value-type="float">
            <text:p>0,000147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311" calcext:value-type="float">
            <text:p>0,000184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963" calcext:value-type="float">
            <text:p>0,000180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417" calcext:value-type="float">
            <text:p>0,000126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717" calcext:value-type="float">
            <text:p>0,000132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497" calcext:value-type="float">
            <text:p>0,000138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632" calcext:value-type="float">
            <text:p>0,000188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8356" calcext:value-type="float">
            <text:p>0,000348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3416" calcext:value-type="float">
            <text:p>0,000283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535" calcext:value-type="float">
            <text:p>0,000136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2889" calcext:value-type="float">
            <text:p>0,000212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8588" calcext:value-type="float">
            <text:p>0,000228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1917" calcext:value-type="float">
            <text:p>0,000241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623" calcext:value-type="float">
            <text:p>0,000201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912" calcext:value-type="float">
            <text:p>0,00020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781" calcext:value-type="float">
            <text:p>0,000168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282" calcext:value-type="float">
            <text:p>0,000161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2483" calcext:value-type="float">
            <text:p>0,000202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064" calcext:value-type="float">
            <text:p>0,000142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9658" calcext:value-type="float">
            <text:p>0,000229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2534" calcext:value-type="float">
            <text:p>0,000212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6718" calcext:value-type="float">
            <text:p>0,000216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4787" calcext:value-type="float">
            <text:p>0,000344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741" calcext:value-type="float">
            <text:p>0,000218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413" calcext:value-type="float">
            <text:p>0,000180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196" calcext:value-type="float">
            <text:p>0,000178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208" calcext:value-type="float">
            <text:p>0,000166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993" calcext:value-type="float">
            <text:p>0,000119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9596" calcext:value-type="float">
            <text:p>0,000279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3189" calcext:value-type="float">
            <text:p>0,000233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422" calcext:value-type="float">
            <text:p>0,000136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52" calcext:value-type="float">
            <text:p>0,00012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976" calcext:value-type="float">
            <text:p>0,000129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4669" calcext:value-type="float">
            <text:p>0,000174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814" calcext:value-type="float">
            <text:p>0,000167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352" calcext:value-type="float">
            <text:p>0,000195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8478" calcext:value-type="float">
            <text:p>0,000278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2484" calcext:value-type="float">
            <text:p>0,000222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535" calcext:value-type="float">
            <text:p>0,000214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081" calcext:value-type="float">
            <text:p>0,000155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93" calcext:value-type="float">
            <text:p>0,000000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9712" calcext:value-type="float">
            <text:p>0,000419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6626" calcext:value-type="float">
            <text:p>0,000206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7692" calcext:value-type="float">
            <text:p>0,000207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2439" calcext:value-type="float">
            <text:p>0,000242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5945" calcext:value-type="float">
            <text:p>0,000235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9308" calcext:value-type="float">
            <text:p>0,000239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6343" calcext:value-type="float">
            <text:p>0,000226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29" calcext:value-type="float">
            <text:p>0,00018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355" calcext:value-type="float">
            <text:p>0,000124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4629" calcext:value-type="float">
            <text:p>0,000164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8642" calcext:value-type="float">
            <text:p>0,000198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9434" calcext:value-type="float">
            <text:p>0,000179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93" calcext:value-type="float">
            <text:p>0,000000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601" calcext:value-type="float">
            <text:p>0,000195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2405" calcext:value-type="float">
            <text:p>0,000192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2256" calcext:value-type="float">
            <text:p>0,000162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1777" calcext:value-type="float">
            <text:p>0,000291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264" calcext:value-type="float">
            <text:p>0,000143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502" calcext:value-type="float">
            <text:p>0,000180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4243" calcext:value-type="float">
            <text:p>0,000244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515" calcext:value-type="float">
            <text:p>0,000123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213" calcext:value-type="float">
            <text:p>0,000126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378" calcext:value-type="float">
            <text:p>0,00018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663" calcext:value-type="float">
            <text:p>0,000253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2774" calcext:value-type="float">
            <text:p>0,000462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9898" calcext:value-type="float">
            <text:p>0,000169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392" calcext:value-type="float">
            <text:p>0,000177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359" calcext:value-type="float">
            <text:p>0,000188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7463" calcext:value-type="float">
            <text:p>0,000217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3432" calcext:value-type="float">
            <text:p>0,000203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4272" calcext:value-type="float">
            <text:p>0,000334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4896" calcext:value-type="float">
            <text:p>0,000174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4404" calcext:value-type="float">
            <text:p>0,000164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144" calcext:value-type="float">
            <text:p>0,000116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9541" calcext:value-type="float">
            <text:p>0,000169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0597" calcext:value-type="float">
            <text:p>0,000300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7721" calcext:value-type="float">
            <text:p>0,000327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3281" calcext:value-type="float">
            <text:p>0,000213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8296" calcext:value-type="float">
            <text:p>0,000208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1443" calcext:value-type="float">
            <text:p>0,000191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475" calcext:value-type="float">
            <text:p>0,000214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9452" calcext:value-type="float">
            <text:p>0,000639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8538" calcext:value-type="float">
            <text:p>0,000328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719" calcext:value-type="float">
            <text:p>0,000137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219" calcext:value-type="float">
            <text:p>0,000143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569" calcext:value-type="float">
            <text:p>0,000121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350789" calcext:value-type="float">
            <text:p>0,00350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8143" calcext:value-type="float">
            <text:p>0,000338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4493" calcext:value-type="float">
            <text:p>0,000284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4282" calcext:value-type="float">
            <text:p>0,000164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76" calcext:value-type="float">
            <text:p>0,00026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391" calcext:value-type="float">
            <text:p>0,00022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0232" calcext:value-type="float">
            <text:p>0,000440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762" calcext:value-type="float">
            <text:p>0,000141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487" calcext:value-type="float">
            <text:p>0,00013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926" calcext:value-type="float">
            <text:p>0,000154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4635" calcext:value-type="float">
            <text:p>0,000134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615" calcext:value-type="float">
            <text:p>0,000201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93" calcext:value-type="float">
            <text:p>0,0000000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1842" calcext:value-type="float">
            <text:p>0,000421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7815" calcext:value-type="float">
            <text:p>0,000207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181" calcext:value-type="float">
            <text:p>0,000184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7798" calcext:value-type="float">
            <text:p>0,000497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778" calcext:value-type="float">
            <text:p>0,000218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8754" calcext:value-type="float">
            <text:p>0,000358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5063" calcext:value-type="float">
            <text:p>0,000325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798" calcext:value-type="float">
            <text:p>0,000230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5203" calcext:value-type="float">
            <text:p>0,000225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8515" calcext:value-type="float">
            <text:p>0,000378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5791" calcext:value-type="float">
            <text:p>0,000305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5789" calcext:value-type="float">
            <text:p>0,000165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5841" calcext:value-type="float">
            <text:p>0,000395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1449" calcext:value-type="float">
            <text:p>0,000361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2325" calcext:value-type="float">
            <text:p>0,000542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3001" calcext:value-type="float">
            <text:p>0,000343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7549" calcext:value-type="float">
            <text:p>0,000317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8924" calcext:value-type="float">
            <text:p>0,000278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99" calcext:value-type="float">
            <text:p>0,0000000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7221" calcext:value-type="float">
            <text:p>0,000287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9756" calcext:value-type="float">
            <text:p>0,000529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97124" calcext:value-type="float">
            <text:p>0,000897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243" calcext:value-type="float">
            <text:p>0,0000002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6847" calcext:value-type="float">
            <text:p>0,000306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5947" calcext:value-type="float">
            <text:p>0,000255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6671" calcext:value-type="float">
            <text:p>0,000236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9637" calcext:value-type="float">
            <text:p>0,00079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9414" calcext:value-type="float">
            <text:p>0,000889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0713" calcext:value-type="float">
            <text:p>0,000380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2807" calcext:value-type="float">
            <text:p>0,000382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9918" calcext:value-type="float">
            <text:p>0,000269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4011" calcext:value-type="float">
            <text:p>0,000244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3198" calcext:value-type="float">
            <text:p>0,000703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1897" calcext:value-type="float">
            <text:p>0,000371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5542" calcext:value-type="float">
            <text:p>0,000275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9975" calcext:value-type="float">
            <text:p>0,000369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5305" calcext:value-type="float">
            <text:p>0,000535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0195" calcext:value-type="float">
            <text:p>0,000550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8474" calcext:value-type="float">
            <text:p>0,000358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2007" calcext:value-type="float">
            <text:p>0,000262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8791" calcext:value-type="float">
            <text:p>0,000268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33" calcext:value-type="float">
            <text:p>0,003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2383" calcext:value-type="float">
            <text:p>0,000502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8485" calcext:value-type="float">
            <text:p>0,000618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3025" calcext:value-type="float">
            <text:p>0,000553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5297" calcext:value-type="float">
            <text:p>0,000555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6059" calcext:value-type="float">
            <text:p>0,000296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3691" calcext:value-type="float">
            <text:p>0,000483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1498" calcext:value-type="float">
            <text:p>0,000321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1254" calcext:value-type="float">
            <text:p>0,000311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1237" calcext:value-type="float">
            <text:p>0,000441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9801" calcext:value-type="float">
            <text:p>0,000829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5022" calcext:value-type="float">
            <text:p>0,000555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1488" calcext:value-type="float">
            <text:p>0,000411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4578" calcext:value-type="float">
            <text:p>0,000384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9393" calcext:value-type="float">
            <text:p>0,000359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8353" calcext:value-type="float">
            <text:p>0,000688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5744" calcext:value-type="float">
            <text:p>0,000375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9091" calcext:value-type="float">
            <text:p>0,000309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7641" calcext:value-type="float">
            <text:p>0,000307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1254" calcext:value-type="float">
            <text:p>0,000301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0565" calcext:value-type="float">
            <text:p>0,000390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71" calcext:value-type="float">
            <text:p>0,000000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3177" calcext:value-type="float">
            <text:p>0,000733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4406" calcext:value-type="float">
            <text:p>0,000314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5064" calcext:value-type="float">
            <text:p>0,000295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189" calcext:value-type="float">
            <text:p>0,0000001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83" calcext:value-type="float">
            <text:p>0,000000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8392" calcext:value-type="float">
            <text:p>0,000468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4872" calcext:value-type="float">
            <text:p>0,000334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433" calcext:value-type="float">
            <text:p>0,000274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042" calcext:value-type="float">
            <text:p>0,000258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904" calcext:value-type="float">
            <text:p>0,000232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8771" calcext:value-type="float">
            <text:p>0,000218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2166" calcext:value-type="float">
            <text:p>0,000872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4044" calcext:value-type="float">
            <text:p>0,000434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3207" calcext:value-type="float">
            <text:p>0,000323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9271" calcext:value-type="float">
            <text:p>0,000699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2443" calcext:value-type="float">
            <text:p>0,000782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591" calcext:value-type="float">
            <text:p>0,000430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523" calcext:value-type="float">
            <text:p>0,00165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702" calcext:value-type="float">
            <text:p>0,00129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973" calcext:value-type="float">
            <text:p>0,00045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974" calcext:value-type="float">
            <text:p>0,00073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395" calcext:value-type="float">
            <text:p>0,00118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4596" calcext:value-type="float">
            <text:p>0,000454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5046" calcext:value-type="float">
            <text:p>0,000635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3437" calcext:value-type="float">
            <text:p>0,000613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769" calcext:value-type="float">
            <text:p>0,00128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7402" calcext:value-type="float">
            <text:p>0,000497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5864" calcext:value-type="float">
            <text:p>0,000555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3253" calcext:value-type="float">
            <text:p>0,000573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079" calcext:value-type="float">
            <text:p>0,00046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7098" calcext:value-type="float">
            <text:p>0,000537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9659" calcext:value-type="float">
            <text:p>0,000409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3664" calcext:value-type="float">
            <text:p>0,000683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2245" calcext:value-type="float">
            <text:p>0,000422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3008" calcext:value-type="float">
            <text:p>0,000383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60077" calcext:value-type="float">
            <text:p>0,000960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8763" calcext:value-type="float">
            <text:p>0,000418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8923" calcext:value-type="float">
            <text:p>0,000548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696" calcext:value-type="float">
            <text:p>0,00193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4116" calcext:value-type="float">
            <text:p>0,000624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1755" calcext:value-type="float">
            <text:p>0,000391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8526" calcext:value-type="float">
            <text:p>0,000698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8765" calcext:value-type="float">
            <text:p>0,000678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677" calcext:value-type="float">
            <text:p>0,00038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1509" calcext:value-type="float">
            <text:p>0,000461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3815" calcext:value-type="float">
            <text:p>0,000673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49105" calcext:value-type="float">
            <text:p>0,000849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164" calcext:value-type="float">
            <text:p>0,0000001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2681" calcext:value-type="float">
            <text:p>0,000482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1537" calcext:value-type="float">
            <text:p>0,000501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8033" calcext:value-type="float">
            <text:p>0,000298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0512" calcext:value-type="float">
            <text:p>0,000630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3027" calcext:value-type="float">
            <text:p>0,000573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1801" calcext:value-type="float">
            <text:p>0,000391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5962" calcext:value-type="float">
            <text:p>0,000385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8522" calcext:value-type="float">
            <text:p>0,000418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3691" calcext:value-type="float">
            <text:p>0,000393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7391" calcext:value-type="float">
            <text:p>0,00030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5315" calcext:value-type="float">
            <text:p>0,000375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2386" calcext:value-type="float">
            <text:p>0,000282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3051" calcext:value-type="float">
            <text:p>0,000513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9021" calcext:value-type="float">
            <text:p>0,000409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371" calcext:value-type="float">
            <text:p>0,00047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9566" calcext:value-type="float">
            <text:p>0,000289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8792" calcext:value-type="float">
            <text:p>0,000278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0351" calcext:value-type="float">
            <text:p>0,000280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263" calcext:value-type="float">
            <text:p>0,00126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107" calcext:value-type="float">
            <text:p>0,00207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8908" calcext:value-type="float">
            <text:p>0,000488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098" calcext:value-type="float">
            <text:p>0,00035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6748" calcext:value-type="float">
            <text:p>0,000716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7319" calcext:value-type="float">
            <text:p>0,000407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0926" calcext:value-type="float">
            <text:p>0,000370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3228" calcext:value-type="float">
            <text:p>0,000313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4893" calcext:value-type="float">
            <text:p>0,000364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5515" calcext:value-type="float">
            <text:p>0,000345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893" calcext:value-type="float">
            <text:p>0,00144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8616" calcext:value-type="float">
            <text:p>0,00358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74" calcext:value-type="float">
            <text:p>0,0000000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4427" calcext:value-type="float">
            <text:p>0,000504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5792" calcext:value-type="float">
            <text:p>0,000655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84" calcext:value-type="float">
            <text:p>0,0010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3491" calcext:value-type="float">
            <text:p>0,000443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7818" calcext:value-type="float">
            <text:p>0,000387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4222" calcext:value-type="float">
            <text:p>0,000594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9331" calcext:value-type="float">
            <text:p>0,000559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5212" calcext:value-type="float">
            <text:p>0,000455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9334" calcext:value-type="float">
            <text:p>0,000509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349" calcext:value-type="float">
            <text:p>0,00106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2997" calcext:value-type="float">
            <text:p>0,000542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9339" calcext:value-type="float">
            <text:p>0,000419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9981" calcext:value-type="float">
            <text:p>0,000629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24656" calcext:value-type="float">
            <text:p>0,000924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9496" calcext:value-type="float">
            <text:p>0,000459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1999" calcext:value-type="float">
            <text:p>0,000701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319" calcext:value-type="float">
            <text:p>0,00067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812" calcext:value-type="float">
            <text:p>0,00112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5999" calcext:value-type="float">
            <text:p>0,000315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5729" calcext:value-type="float">
            <text:p>0,000365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539" calcext:value-type="float">
            <text:p>0,00032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6444" calcext:value-type="float">
            <text:p>0,000906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5968" calcext:value-type="float">
            <text:p>0,000625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8195" calcext:value-type="float">
            <text:p>0,000398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303" calcext:value-type="float">
            <text:p>0,00077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6415" calcext:value-type="float">
            <text:p>0,000286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5105" calcext:value-type="float">
            <text:p>0,000455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6109" calcext:value-type="float">
            <text:p>0,000406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2542" calcext:value-type="float">
            <text:p>0,000282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586" calcext:value-type="float">
            <text:p>0,00027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7925" calcext:value-type="float">
            <text:p>0,000327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2588" calcext:value-type="float">
            <text:p>0,000262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7351" calcext:value-type="float">
            <text:p>0,000277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228" calcext:value-type="float">
            <text:p>0,0000002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659" calcext:value-type="float">
            <text:p>0,00139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4739" calcext:value-type="float">
            <text:p>0,000634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8455" calcext:value-type="float">
            <text:p>0,000478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9629" calcext:value-type="float">
            <text:p>0,000649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5712" calcext:value-type="float">
            <text:p>0,000465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1552" calcext:value-type="float">
            <text:p>0,000471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0156" calcext:value-type="float">
            <text:p>0,000260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4785" calcext:value-type="float">
            <text:p>0,000374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5356" calcext:value-type="float">
            <text:p>0,000315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2502" calcext:value-type="float">
            <text:p>0,000312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2301" calcext:value-type="float">
            <text:p>0,000332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3432" calcext:value-type="float">
            <text:p>0,000263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8213" calcext:value-type="float">
            <text:p>0,000728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8499" calcext:value-type="float">
            <text:p>0,000408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2045" calcext:value-type="float">
            <text:p>0,000422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1587" calcext:value-type="float">
            <text:p>0,000711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728" calcext:value-type="float">
            <text:p>0,00046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8686" calcext:value-type="float">
            <text:p>0,000398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447" calcext:value-type="float">
            <text:p>0,000265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6496" calcext:value-type="float">
            <text:p>0,000366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0982" calcext:value-type="float">
            <text:p>0,000280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3907" calcext:value-type="float">
            <text:p>0,000253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155" calcext:value-type="float">
            <text:p>0,000267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2136" calcext:value-type="float">
            <text:p>0,000262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9714" calcext:value-type="float">
            <text:p>0,000279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1103" calcext:value-type="float">
            <text:p>0,000361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5838" calcext:value-type="float">
            <text:p>0,000405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9924" calcext:value-type="float">
            <text:p>0,000299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4623" calcext:value-type="float">
            <text:p>0,000314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0053" calcext:value-type="float">
            <text:p>0,000270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9997" calcext:value-type="float">
            <text:p>0,000429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7697" calcext:value-type="float">
            <text:p>0,000397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8292" calcext:value-type="float">
            <text:p>0,000368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2185" calcext:value-type="float">
            <text:p>0,000452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9884" calcext:value-type="float">
            <text:p>0,000399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1118" calcext:value-type="float">
            <text:p>0,000391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3992" calcext:value-type="float">
            <text:p>0,000453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605" calcext:value-type="float">
            <text:p>0,00038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768" calcext:value-type="float">
            <text:p>0,000227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4641" calcext:value-type="float">
            <text:p>0,000424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026" calcext:value-type="float">
            <text:p>0,000276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624" calcext:value-type="float">
            <text:p>0,000207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8981" calcext:value-type="float">
            <text:p>0,000308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5715" calcext:value-type="float">
            <text:p>0,000245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349" calcext:value-type="float">
            <text:p>0,000211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6037" calcext:value-type="float">
            <text:p>0,000296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027" calcext:value-type="float">
            <text:p>0,000209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254" calcext:value-type="float">
            <text:p>0,000203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2829" calcext:value-type="float">
            <text:p>0,000322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589" calcext:value-type="float">
            <text:p>0,000224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187" calcext:value-type="float">
            <text:p>0,000217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4516" calcext:value-type="float">
            <text:p>0,000524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7515" calcext:value-type="float">
            <text:p>0,000387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29" calcext:value-type="float">
            <text:p>0,0002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569" calcext:value-type="float">
            <text:p>0,000229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0138" calcext:value-type="float">
            <text:p>0,000280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5783" calcext:value-type="float">
            <text:p>0,000445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8476" calcext:value-type="float">
            <text:p>0,000368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855" calcext:value-type="float">
            <text:p>0,000258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4546" calcext:value-type="float">
            <text:p>0,000294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0039" calcext:value-type="float">
            <text:p>0,000260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8207" calcext:value-type="float">
            <text:p>0,000338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1002" calcext:value-type="float">
            <text:p>0,000361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6198" calcext:value-type="float">
            <text:p>0,000256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024" calcext:value-type="float">
            <text:p>0,000250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5717" calcext:value-type="float">
            <text:p>0,000285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8521" calcext:value-type="float">
            <text:p>0,000318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1599" calcext:value-type="float">
            <text:p>0,000361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8642" calcext:value-type="float">
            <text:p>0,000248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534" calcext:value-type="float">
            <text:p>0,00025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979" calcext:value-type="float">
            <text:p>0,000250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085" calcext:value-type="float">
            <text:p>0,000230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4066" calcext:value-type="float">
            <text:p>0,000404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47807" calcext:value-type="float">
            <text:p>0,000547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7659" calcext:value-type="float">
            <text:p>0,000357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81" calcext:value-type="float">
            <text:p>0,00026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19" calcext:value-type="float">
            <text:p>0,00023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2257" calcext:value-type="float">
            <text:p>0,000382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1671" calcext:value-type="float">
            <text:p>0,000251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3573" calcext:value-type="float">
            <text:p>0,000263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641" calcext:value-type="float">
            <text:p>0,000205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3055" calcext:value-type="float">
            <text:p>0,000263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6301" calcext:value-type="float">
            <text:p>0,000256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5487" calcext:value-type="float">
            <text:p>0,000405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7602" calcext:value-type="float">
            <text:p>0,000327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1368" calcext:value-type="float">
            <text:p>0,000261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1119" calcext:value-type="float">
            <text:p>0,000251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1978" calcext:value-type="float">
            <text:p>0,000231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9832" calcext:value-type="float">
            <text:p>0,000309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0882" calcext:value-type="float">
            <text:p>0,000330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976" calcext:value-type="float">
            <text:p>0,000232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502" calcext:value-type="float">
            <text:p>0,000211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898" calcext:value-type="float">
            <text:p>0,000230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7578" calcext:value-type="float">
            <text:p>0,000277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908" calcext:value-type="float">
            <text:p>0,000250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9697" calcext:value-type="float">
            <text:p>0,000499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7264" calcext:value-type="float">
            <text:p>0,000287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632" calcext:value-type="float">
            <text:p>0,000259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166" calcext:value-type="float">
            <text:p>0,000250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2147" calcext:value-type="float">
            <text:p>0,000302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0134" calcext:value-type="float">
            <text:p>0,000340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5958" calcext:value-type="float">
            <text:p>0,000275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428" calcext:value-type="float">
            <text:p>0,00025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5679" calcext:value-type="float">
            <text:p>0,000295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5904" calcext:value-type="float">
            <text:p>0,000245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6168" calcext:value-type="float">
            <text:p>0,000356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8648" calcext:value-type="float">
            <text:p>0,000378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06" calcext:value-type="float">
            <text:p>0,00022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638" calcext:value-type="float">
            <text:p>0,000259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9" calcext:value-type="float">
            <text:p>0,0002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388" calcext:value-type="float">
            <text:p>0,000226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8307" calcext:value-type="float">
            <text:p>0,000318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902" calcext:value-type="float">
            <text:p>0,000276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4926" calcext:value-type="float">
            <text:p>0,000254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319" calcext:value-type="float">
            <text:p>0,00025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319" calcext:value-type="float">
            <text:p>0,000234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2407" calcext:value-type="float">
            <text:p>0,000292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482" calcext:value-type="float">
            <text:p>0,00026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588" calcext:value-type="float">
            <text:p>0,000213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8923" calcext:value-type="float">
            <text:p>0,000308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3631" calcext:value-type="float">
            <text:p>0,000303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773" calcext:value-type="float">
            <text:p>0,000205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4485" calcext:value-type="float">
            <text:p>0,000254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3735" calcext:value-type="float">
            <text:p>0,000253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2279" calcext:value-type="float">
            <text:p>0,000472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8399" calcext:value-type="float">
            <text:p>0,000388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6627" calcext:value-type="float">
            <text:p>0,000356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0382" calcext:value-type="float">
            <text:p>0,000240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104" calcext:value-type="float">
            <text:p>0,000204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118" calcext:value-type="float">
            <text:p>0,000000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0451" calcext:value-type="float">
            <text:p>0,000240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9509" calcext:value-type="float">
            <text:p>0,000309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373" calcext:value-type="float">
            <text:p>0,000227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4756" calcext:value-type="float">
            <text:p>0,000264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1068" calcext:value-type="float">
            <text:p>0,000321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0624" calcext:value-type="float">
            <text:p>0,000400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9371" calcext:value-type="float">
            <text:p>0,000409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2504" calcext:value-type="float">
            <text:p>0,000302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237" calcext:value-type="float">
            <text:p>0,000223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239" calcext:value-type="float">
            <text:p>0,000250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243" calcext:value-type="float">
            <text:p>0,000230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067" calcext:value-type="float">
            <text:p>0,000241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8139" calcext:value-type="float">
            <text:p>0,000488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997" calcext:value-type="float">
            <text:p>0,000259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434" calcext:value-type="float">
            <text:p>0,000222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132" calcext:value-type="float">
            <text:p>0,000358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974" calcext:value-type="float">
            <text:p>0,000264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032" calcext:value-type="float">
            <text:p>0,000251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0261" calcext:value-type="float">
            <text:p>0,000430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0067" calcext:value-type="float">
            <text:p>0,000330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628" calcext:value-type="float">
            <text:p>0,000252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8654" calcext:value-type="float">
            <text:p>0,000388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708" calcext:value-type="float">
            <text:p>0,000263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0364" calcext:value-type="float">
            <text:p>0,000250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64363" calcext:value-type="float">
            <text:p>0,000464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1052" calcext:value-type="float">
            <text:p>0,000441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646" calcext:value-type="float">
            <text:p>0,000264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1272" calcext:value-type="float">
            <text:p>0,000361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256" calcext:value-type="float">
            <text:p>0,000256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8692" calcext:value-type="float">
            <text:p>0,000248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88232" calcext:value-type="float">
            <text:p>0,000488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761" calcext:value-type="float">
            <text:p>0,000309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6055" calcext:value-type="float">
            <text:p>0,000276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1429" calcext:value-type="float">
            <text:p>0,000311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021" calcext:value-type="float">
            <text:p>0,000259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218" calcext:value-type="float">
            <text:p>0,000251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6567" calcext:value-type="float">
            <text:p>0,000336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967" calcext:value-type="float">
            <text:p>0,000264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312" calcext:value-type="float">
            <text:p>0,000269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434" calcext:value-type="float">
            <text:p>0,000293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466" calcext:value-type="float">
            <text:p>0,000259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27" calcext:value-type="float">
            <text:p>0,00025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5" calcext:value-type="float">
            <text:p>0,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101" calcext:value-type="float">
            <text:p>0,000338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649" calcext:value-type="float">
            <text:p>0,000283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3195" calcext:value-type="float">
            <text:p>0,000253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3343" calcext:value-type="float">
            <text:p>0,000323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111" calcext:value-type="float">
            <text:p>0,000259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5212" calcext:value-type="float">
            <text:p>0,000315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1876" calcext:value-type="float">
            <text:p>0,000341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46" calcext:value-type="float">
            <text:p>0,00028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052" calcext:value-type="float">
            <text:p>0,000252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7178" calcext:value-type="float">
            <text:p>0,000327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608" calcext:value-type="float">
            <text:p>0,000280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4363" calcext:value-type="float">
            <text:p>0,000324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8989" calcext:value-type="float">
            <text:p>0,000378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4281" calcext:value-type="float">
            <text:p>0,000274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925" calcext:value-type="float">
            <text:p>0,000266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8979" calcext:value-type="float">
            <text:p>0,000368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9086" calcext:value-type="float">
            <text:p>0,000289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8236" calcext:value-type="float">
            <text:p>0,000368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416" calcext:value-type="float">
            <text:p>0,000290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713" calcext:value-type="float">
            <text:p>0,000261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0621" calcext:value-type="float">
            <text:p>0,000250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544" calcext:value-type="float">
            <text:p>0,000338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033" calcext:value-type="float">
            <text:p>0,000303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5448" calcext:value-type="float">
            <text:p>0,000385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4713" calcext:value-type="float">
            <text:p>0,000324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0669" calcext:value-type="float">
            <text:p>0,000350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5126" calcext:value-type="float">
            <text:p>0,000315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4652" calcext:value-type="float">
            <text:p>0,000324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2241" calcext:value-type="float">
            <text:p>0,000342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5653" calcext:value-type="float">
            <text:p>0,000505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169" calcext:value-type="float">
            <text:p>0,00035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8817" calcext:value-type="float">
            <text:p>0,000328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60439" calcext:value-type="float">
            <text:p>0,000460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3279" calcext:value-type="float">
            <text:p>0,000343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135" calcext:value-type="float">
            <text:p>0,000309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8003" calcext:value-type="float">
            <text:p>0,000318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832" calcext:value-type="float">
            <text:p>0,000287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6591" calcext:value-type="float">
            <text:p>0,000326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209" calcext:value-type="float">
            <text:p>0,000348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6028" calcext:value-type="float">
            <text:p>0,000586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4526" calcext:value-type="float">
            <text:p>0,000514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7221" calcext:value-type="float">
            <text:p>0,000327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812" calcext:value-type="float">
            <text:p>0,000288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839" calcext:value-type="float">
            <text:p>0,000262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4469" calcext:value-type="float">
            <text:p>0,000334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7677" calcext:value-type="float">
            <text:p>0,000307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269" calcext:value-type="float">
            <text:p>0,000261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0219" calcext:value-type="float">
            <text:p>0,000250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9895" calcext:value-type="float">
            <text:p>0,000289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251" calcext:value-type="float">
            <text:p>0,000254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3307" calcext:value-type="float">
            <text:p>0,000593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0934" calcext:value-type="float">
            <text:p>0,000330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307" calcext:value-type="float">
            <text:p>0,000260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672" calcext:value-type="float">
            <text:p>0,000284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5443" calcext:value-type="float">
            <text:p>0,000345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0838" calcext:value-type="float">
            <text:p>0,000430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7589" calcext:value-type="float">
            <text:p>0,000457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499" calcext:value-type="float">
            <text:p>0,00040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9427" calcext:value-type="float">
            <text:p>0,000389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1492" calcext:value-type="float">
            <text:p>0,000361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78" calcext:value-type="float">
            <text:p>0,000000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3445" calcext:value-type="float">
            <text:p>0,000553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2521" calcext:value-type="float">
            <text:p>0,000432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1737" calcext:value-type="float">
            <text:p>0,000391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3333" calcext:value-type="float">
            <text:p>0,000443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8162" calcext:value-type="float">
            <text:p>0,000438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6996" calcext:value-type="float">
            <text:p>0,000356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3701" calcext:value-type="float">
            <text:p>0,000333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9687" calcext:value-type="float">
            <text:p>0,000389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154" calcext:value-type="float">
            <text:p>0,000287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7627" calcext:value-type="float">
            <text:p>0,000557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2791" calcext:value-type="float">
            <text:p>0,000382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263" calcext:value-type="float">
            <text:p>0,000303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8437" calcext:value-type="float">
            <text:p>0,000408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0545" calcext:value-type="float">
            <text:p>0,000310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861" calcext:value-type="float">
            <text:p>0,000256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5157" calcext:value-type="float">
            <text:p>0,000335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1446" calcext:value-type="float">
            <text:p>0,000391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401" calcext:value-type="float">
            <text:p>0,000312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711" calcext:value-type="float">
            <text:p>0,00036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5954" calcext:value-type="float">
            <text:p>0,000255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8058" calcext:value-type="float">
            <text:p>0,000248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0415" calcext:value-type="float">
            <text:p>0,000360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427" calcext:value-type="float">
            <text:p>0,000293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246" calcext:value-type="float">
            <text:p>0,000290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73" calcext:value-type="float">
            <text:p>0,000000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012" calcext:value-type="float">
            <text:p>0,000314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7365" calcext:value-type="float">
            <text:p>0,000277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7774" calcext:value-type="float">
            <text:p>0,000417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5312" calcext:value-type="float">
            <text:p>0,000375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864" calcext:value-type="float">
            <text:p>0,000348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4985" calcext:value-type="float">
            <text:p>0,000374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563" calcext:value-type="float">
            <text:p>0,00036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4883" calcext:value-type="float">
            <text:p>0,000434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0542" calcext:value-type="float">
            <text:p>0,000380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21" calcext:value-type="float">
            <text:p>0,0000001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5559" calcext:value-type="float">
            <text:p>0,0003455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84008" calcext:value-type="float">
            <text:p>0,000484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0537" calcext:value-type="float">
            <text:p>0,000360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80071" calcext:value-type="float">
            <text:p>0,000480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773" calcext:value-type="float">
            <text:p>0,000331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8985" calcext:value-type="float">
            <text:p>0,000478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483" calcext:value-type="float">
            <text:p>0,00044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8058" calcext:value-type="float">
            <text:p>0,000328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0044" calcext:value-type="float">
            <text:p>0,000400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26" calcext:value-type="float">
            <text:p>0,0003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2371" calcext:value-type="float">
            <text:p>0,000382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1057" calcext:value-type="float">
            <text:p>0,000351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1682" calcext:value-type="float">
            <text:p>0,000341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2121" calcext:value-type="float">
            <text:p>0,000472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3646" calcext:value-type="float">
            <text:p>0,000393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6076" calcext:value-type="float">
            <text:p>0,000316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1431" calcext:value-type="float">
            <text:p>0,000321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227" calcext:value-type="float">
            <text:p>0,000348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1391" calcext:value-type="float">
            <text:p>0,000421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1377" calcext:value-type="float">
            <text:p>0,000421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6259" calcext:value-type="float">
            <text:p>0,000456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199" calcext:value-type="float">
            <text:p>0,000358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0264" calcext:value-type="float">
            <text:p>0,000370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8967" calcext:value-type="float">
            <text:p>0,000298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5399" calcext:value-type="float">
            <text:p>0,000515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7669" calcext:value-type="float">
            <text:p>0,000477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8959" calcext:value-type="float">
            <text:p>0,000378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3415" calcext:value-type="float">
            <text:p>0,000403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2503" calcext:value-type="float">
            <text:p>0,000422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8582" calcext:value-type="float">
            <text:p>0,000378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2212" calcext:value-type="float">
            <text:p>0,000362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8052" calcext:value-type="float">
            <text:p>0,000328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3922" calcext:value-type="float">
            <text:p>0,000323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1538" calcext:value-type="float">
            <text:p>0,000351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872" calcext:value-type="float">
            <text:p>0,000331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3204" calcext:value-type="float">
            <text:p>0,000513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3196" calcext:value-type="float">
            <text:p>0,000423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1848" calcext:value-type="float">
            <text:p>0,000341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0778" calcext:value-type="float">
            <text:p>0,000380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0931" calcext:value-type="float">
            <text:p>0,000350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0668" calcext:value-type="float">
            <text:p>0,000560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372" calcext:value-type="float">
            <text:p>0,000295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7433" calcext:value-type="float">
            <text:p>0,000297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429" calcext:value-type="float">
            <text:p>0,000340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965" calcext:value-type="float">
            <text:p>0,000257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308" calcext:value-type="float">
            <text:p>0,00041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3478" calcext:value-type="float">
            <text:p>0,000583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2221" calcext:value-type="float">
            <text:p>0,000332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3869" calcext:value-type="float">
            <text:p>0,000333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857" calcext:value-type="float">
            <text:p>0,000331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33" calcext:value-type="float">
            <text:p>0,00025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61451" calcext:value-type="float">
            <text:p>0,000461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5871" calcext:value-type="float">
            <text:p>0,000505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3283" calcext:value-type="float">
            <text:p>0,000343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0602" calcext:value-type="float">
            <text:p>0,000320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1645" calcext:value-type="float">
            <text:p>0,000291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5817" calcext:value-type="float">
            <text:p>0,000325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86224" calcext:value-type="float">
            <text:p>0,000486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5627" calcext:value-type="float">
            <text:p>0,000275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861" calcext:value-type="float">
            <text:p>0,000269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8456" calcext:value-type="float">
            <text:p>0,000368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976" calcext:value-type="float">
            <text:p>0,000281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785" calcext:value-type="float">
            <text:p>0,000256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3196" calcext:value-type="float">
            <text:p>0,000583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6147" calcext:value-type="float">
            <text:p>0,000296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2821" calcext:value-type="float">
            <text:p>0,000272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391" calcext:value-type="float">
            <text:p>0,00040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317" calcext:value-type="float">
            <text:p>0,000264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3457" calcext:value-type="float">
            <text:p>0,000253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0089" calcext:value-type="float">
            <text:p>0,000550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847" calcext:value-type="float">
            <text:p>0,000309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053" calcext:value-type="float">
            <text:p>0,000271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945" calcext:value-type="float">
            <text:p>0,000331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9656" calcext:value-type="float">
            <text:p>0,000329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604" calcext:value-type="float">
            <text:p>0,000322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4823" calcext:value-type="float">
            <text:p>0,000334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9458" calcext:value-type="float">
            <text:p>0,000349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9393" calcext:value-type="float">
            <text:p>0,000369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573" calcext:value-type="float">
            <text:p>0,000348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7564" calcext:value-type="float">
            <text:p>0,000297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9948" calcext:value-type="float">
            <text:p>0,000439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7" calcext:value-type="float">
            <text:p>0,0002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723" calcext:value-type="float">
            <text:p>0,000265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543" calcext:value-type="float">
            <text:p>0,000322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7841" calcext:value-type="float">
            <text:p>0,000317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2424" calcext:value-type="float">
            <text:p>0,000402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5446" calcext:value-type="float">
            <text:p>0,000505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9911" calcext:value-type="float">
            <text:p>0,000369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2303" calcext:value-type="float">
            <text:p>0,000302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9887" calcext:value-type="float">
            <text:p>0,000329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297" calcext:value-type="float">
            <text:p>0,000288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1674" calcext:value-type="float">
            <text:p>0,000351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1206" calcext:value-type="float">
            <text:p>0,000311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3744" calcext:value-type="float">
            <text:p>0,000343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6064" calcext:value-type="float">
            <text:p>0,000296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124" calcext:value-type="float">
            <text:p>0,000252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34" calcext:value-type="float">
            <text:p>0,00030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8603" calcext:value-type="float">
            <text:p>0,00048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3581" calcext:value-type="float">
            <text:p>0,000343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9845" calcext:value-type="float">
            <text:p>0,000369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766" calcext:value-type="float">
            <text:p>0,000338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107" calcext:value-type="float">
            <text:p>0,000271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535" calcext:value-type="float">
            <text:p>0,000340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4763" calcext:value-type="float">
            <text:p>0,000394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9565" calcext:value-type="float">
            <text:p>0,000359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727" calcext:value-type="float">
            <text:p>0,000293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4802" calcext:value-type="float">
            <text:p>0,000354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181" calcext:value-type="float">
            <text:p>0,00031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5363" calcext:value-type="float">
            <text:p>0,000375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0924" calcext:value-type="float">
            <text:p>0,000540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2211" calcext:value-type="float">
            <text:p>0,000372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9206" calcext:value-type="float">
            <text:p>0,000409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8982" calcext:value-type="float">
            <text:p>0,000328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8017" calcext:value-type="float">
            <text:p>0,000308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7636" calcext:value-type="float">
            <text:p>0,000367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4615" calcext:value-type="float">
            <text:p>0,000334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128" calcext:value-type="float">
            <text:p>0,000251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6295" calcext:value-type="float">
            <text:p>0,000476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398" calcext:value-type="float">
            <text:p>0,000303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979" calcext:value-type="float">
            <text:p>0,000290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95395" calcext:value-type="float">
            <text:p>0,000495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444" calcext:value-type="float">
            <text:p>0,0002854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7307" calcext:value-type="float">
            <text:p>0,000277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2765" calcext:value-type="float">
            <text:p>0,000292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078" calcext:value-type="float">
            <text:p>0,000256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5548" calcext:value-type="float">
            <text:p>0,000255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4684" calcext:value-type="float">
            <text:p>0,000374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824" calcext:value-type="float">
            <text:p>0,000267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2154" calcext:value-type="float">
            <text:p>0,000352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104" calcext:value-type="float">
            <text:p>0,000287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755" calcext:value-type="float">
            <text:p>0,000280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9699" calcext:value-type="float">
            <text:p>0,000249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0541" calcext:value-type="float">
            <text:p>0,000410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511" calcext:value-type="float">
            <text:p>0,000264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204" calcext:value-type="float">
            <text:p>0,000258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9569" calcext:value-type="float">
            <text:p>0,000379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601" calcext:value-type="float">
            <text:p>0,000271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1983" calcext:value-type="float">
            <text:p>0,000441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3053" calcext:value-type="float">
            <text:p>0,000003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7504" calcext:value-type="float">
            <text:p>0,000337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211" calcext:value-type="float">
            <text:p>0,000305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5489" calcext:value-type="float">
            <text:p>0,000345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8187" calcext:value-type="float">
            <text:p>0,000398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256" calcext:value-type="float">
            <text:p>0,000312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9128" calcext:value-type="float">
            <text:p>0,000439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6058" calcext:value-type="float">
            <text:p>0,000396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292" calcext:value-type="float">
            <text:p>0,000314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8088" calcext:value-type="float">
            <text:p>0,000388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6754" calcext:value-type="float">
            <text:p>0,000476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5354" calcext:value-type="float">
            <text:p>0,000605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213" calcext:value-type="float">
            <text:p>0,000290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67" calcext:value-type="float">
            <text:p>0,00030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41" calcext:value-type="float">
            <text:p>0,00034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903" calcext:value-type="float">
            <text:p>0,000340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0187" calcext:value-type="float">
            <text:p>0,000550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692" calcext:value-type="float">
            <text:p>0,00037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0731" calcext:value-type="float">
            <text:p>0,000320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4715" calcext:value-type="float">
            <text:p>0,000344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447" calcext:value-type="float">
            <text:p>0,000259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9296" calcext:value-type="float">
            <text:p>0,000249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928" calcext:value-type="float">
            <text:p>0,00040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051" calcext:value-type="float">
            <text:p>0,00040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327" calcext:value-type="float">
            <text:p>0,000254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332" calcext:value-type="float">
            <text:p>0,000000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3462" calcext:value-type="float">
            <text:p>0,000423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303" calcext:value-type="float">
            <text:p>0,000263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008" calcext:value-type="float">
            <text:p>0,000262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963" calcext:value-type="float">
            <text:p>0,000331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415" calcext:value-type="float">
            <text:p>0,000270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887" calcext:value-type="float">
            <text:p>0,000252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0198" calcext:value-type="float">
            <text:p>0,000400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6082" calcext:value-type="float">
            <text:p>0,000316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9513" calcext:value-type="float">
            <text:p>0,000399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2774" calcext:value-type="float">
            <text:p>0,000292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218" calcext:value-type="float">
            <text:p>0,000263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721" calcext:value-type="float">
            <text:p>0,000260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9766" calcext:value-type="float">
            <text:p>0,000369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803" calcext:value-type="float">
            <text:p>0,000305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9046" calcext:value-type="float">
            <text:p>0,000379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02" calcext:value-type="float">
            <text:p>0,00031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541" calcext:value-type="float">
            <text:p>0,000280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9937" calcext:value-type="float">
            <text:p>0,000299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5068" calcext:value-type="float">
            <text:p>0,000355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1164" calcext:value-type="float">
            <text:p>0,000371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6188" calcext:value-type="float">
            <text:p>0,000656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2148" calcext:value-type="float">
            <text:p>0,000382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885" calcext:value-type="float">
            <text:p>0,000326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9069" calcext:value-type="float">
            <text:p>0,000399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467" calcext:value-type="float">
            <text:p>0,000361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617" calcext:value-type="float">
            <text:p>0,000320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3656" calcext:value-type="float">
            <text:p>0,000473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0297" calcext:value-type="float">
            <text:p>0,000350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076" calcext:value-type="float">
            <text:p>0,000308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4938" calcext:value-type="float">
            <text:p>0,000384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4041" calcext:value-type="float">
            <text:p>0,000494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7453" calcext:value-type="float">
            <text:p>0,000637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0972" calcext:value-type="float">
            <text:p>0,000470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2455" calcext:value-type="float">
            <text:p>0,000442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1471" calcext:value-type="float">
            <text:p>0,000401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1734" calcext:value-type="float">
            <text:p>0,000301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4851" calcext:value-type="float">
            <text:p>0,000534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9508" calcext:value-type="float">
            <text:p>0,000389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1121" calcext:value-type="float">
            <text:p>0,000531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9794" calcext:value-type="float">
            <text:p>0,000389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996" calcext:value-type="float">
            <text:p>0,00036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1225" calcext:value-type="float">
            <text:p>0,000721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1764" calcext:value-type="float">
            <text:p>0,000411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8353" calcext:value-type="float">
            <text:p>0,000458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0297" calcext:value-type="float">
            <text:p>0,000410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3338" calcext:value-type="float">
            <text:p>0,000553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2041" calcext:value-type="float">
            <text:p>0,000622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8832" calcext:value-type="float">
            <text:p>0,000438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9572" calcext:value-type="float">
            <text:p>0,000429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2203" calcext:value-type="float">
            <text:p>0,000312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247" calcext:value-type="float">
            <text:p>0,000311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0906" calcext:value-type="float">
            <text:p>0,000470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772" calcext:value-type="float">
            <text:p>0,000329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1261" calcext:value-type="float">
            <text:p>0,000301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9556" calcext:value-type="float">
            <text:p>0,000439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906" calcext:value-type="float">
            <text:p>0,000309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105" calcext:value-type="float">
            <text:p>0,00030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6766" calcext:value-type="float">
            <text:p>0,000556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95" calcext:value-type="float">
            <text:p>0,00034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839" calcext:value-type="float">
            <text:p>0,000315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0243" calcext:value-type="float">
            <text:p>0,000350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791" calcext:value-type="float">
            <text:p>0,000309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4665" calcext:value-type="float">
            <text:p>0,000474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5694" calcext:value-type="float">
            <text:p>0,000345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732" calcext:value-type="float">
            <text:p>0,000311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2985" calcext:value-type="float">
            <text:p>0,000312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03" calcext:value-type="float">
            <text:p>0,00034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51" calcext:value-type="float">
            <text:p>0,00031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82969" calcext:value-type="float">
            <text:p>0,000582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9096" calcext:value-type="float">
            <text:p>0,000439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1485" calcext:value-type="float">
            <text:p>0,000371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4289" calcext:value-type="float">
            <text:p>0,000404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7924" calcext:value-type="float">
            <text:p>0,000427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3498" calcext:value-type="float">
            <text:p>0,000463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3499" calcext:value-type="float">
            <text:p>0,000473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946" calcext:value-type="float">
            <text:p>0,000400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7039" calcext:value-type="float">
            <text:p>0,000397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706" calcext:value-type="float">
            <text:p>0,000330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03301" calcext:value-type="float">
            <text:p>0,000703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5067" calcext:value-type="float">
            <text:p>0,000455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835" calcext:value-type="float">
            <text:p>0,000337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516" calcext:value-type="float">
            <text:p>0,000426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3988" calcext:value-type="float">
            <text:p>0,000323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912" calcext:value-type="float">
            <text:p>0,000400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8418" calcext:value-type="float">
            <text:p>0,000448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5496" calcext:value-type="float">
            <text:p>0,000375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0143" calcext:value-type="float">
            <text:p>0,000300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1863" calcext:value-type="float">
            <text:p>0,000341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217" calcext:value-type="float">
            <text:p>0,000388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2025" calcext:value-type="float">
            <text:p>0,000522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5092" calcext:value-type="float">
            <text:p>0,000435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052" calcext:value-type="float">
            <text:p>0,00039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2674" calcext:value-type="float">
            <text:p>0,000362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2433" calcext:value-type="float">
            <text:p>0,000642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5531" calcext:value-type="float">
            <text:p>0,000465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687" calcext:value-type="float">
            <text:p>0,000388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1192" calcext:value-type="float">
            <text:p>0,000501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62896" calcext:value-type="float">
            <text:p>0,000562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9514" calcext:value-type="float">
            <text:p>0,000689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2076" calcext:value-type="float">
            <text:p>0,000472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8909" calcext:value-type="float">
            <text:p>0,000438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7428" calcext:value-type="float">
            <text:p>0,000387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6073" calcext:value-type="float">
            <text:p>0,000416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3959" calcext:value-type="float">
            <text:p>0,000343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198" calcext:value-type="float">
            <text:p>0,000326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2119" calcext:value-type="float">
            <text:p>0,00048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9153" calcext:value-type="float">
            <text:p>0,000359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6622" calcext:value-type="float">
            <text:p>0,000396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3707" calcext:value-type="float">
            <text:p>0,000613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502" calcext:value-type="float">
            <text:p>0,00049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8975" calcext:value-type="float">
            <text:p>0,000418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9454" calcext:value-type="float">
            <text:p>0,000369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475" calcext:value-type="float">
            <text:p>0,000342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0623" calcext:value-type="float">
            <text:p>0,000370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747" calcext:value-type="float">
            <text:p>0,000400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2519" calcext:value-type="float">
            <text:p>0,000482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078" calcext:value-type="float">
            <text:p>0,000316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5723" calcext:value-type="float">
            <text:p>0,000395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5095" calcext:value-type="float">
            <text:p>0,000515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9123" calcext:value-type="float">
            <text:p>0,000649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2644" calcext:value-type="float">
            <text:p>0,000412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0871" calcext:value-type="float">
            <text:p>0,000500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7863" calcext:value-type="float">
            <text:p>0,000457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69402" calcext:value-type="float">
            <text:p>0,000569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1457" calcext:value-type="float">
            <text:p>0,000511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316" calcext:value-type="float">
            <text:p>0,000309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6375" calcext:value-type="float">
            <text:p>0,000376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526" calcext:value-type="float">
            <text:p>0,000316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32" calcext:value-type="float">
            <text:p>0,00040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4544" calcext:value-type="float">
            <text:p>0,000644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3987" calcext:value-type="float">
            <text:p>0,000413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2106" calcext:value-type="float">
            <text:p>0,000302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92" calcext:value-type="float">
            <text:p>0,0005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072" calcext:value-type="float">
            <text:p>0,000314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596" calcext:value-type="float">
            <text:p>0,000305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68801" calcext:value-type="float">
            <text:p>0,000568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744" calcext:value-type="float">
            <text:p>0,000388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447" calcext:value-type="float">
            <text:p>0,00038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0428" calcext:value-type="float">
            <text:p>0,000430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9366" calcext:value-type="float">
            <text:p>0,000359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2447" calcext:value-type="float">
            <text:p>0,000352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3974" calcext:value-type="float">
            <text:p>0,000473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7917" calcext:value-type="float">
            <text:p>0,000367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4776" calcext:value-type="float">
            <text:p>0,000304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3127" calcext:value-type="float">
            <text:p>0,000423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1555" calcext:value-type="float">
            <text:p>0,000511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3389" calcext:value-type="float">
            <text:p>0,000443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8624" calcext:value-type="float">
            <text:p>0,000428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341" calcext:value-type="float">
            <text:p>0,000366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6223" calcext:value-type="float">
            <text:p>0,000356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3736" calcext:value-type="float">
            <text:p>0,000503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0754" calcext:value-type="float">
            <text:p>0,000890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219" calcext:value-type="float">
            <text:p>0,00053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8968" calcext:value-type="float">
            <text:p>0,000748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7488" calcext:value-type="float">
            <text:p>0,000617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3901" calcext:value-type="float">
            <text:p>0,0005339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203" calcext:value-type="float">
            <text:p>0,00065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4333" calcext:value-type="float">
            <text:p>0,000614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3785" calcext:value-type="float">
            <text:p>0,000463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7681" calcext:value-type="float">
            <text:p>0,000377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795" calcext:value-type="float">
            <text:p>0,000319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592" calcext:value-type="float">
            <text:p>0,000306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033" calcext:value-type="float">
            <text:p>0,000353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5427" calcext:value-type="float">
            <text:p>0,000435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8218" calcext:value-type="float">
            <text:p>0,000538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8556" calcext:value-type="float">
            <text:p>0,000348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936" calcext:value-type="float">
            <text:p>0,000314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1293" calcext:value-type="float">
            <text:p>0,000391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0046" calcext:value-type="float">
            <text:p>0,000350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4701" calcext:value-type="float">
            <text:p>0,000484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3471" calcext:value-type="float">
            <text:p>0,000373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6416" calcext:value-type="float">
            <text:p>0,000346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481" calcext:value-type="float">
            <text:p>0,000339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9131" calcext:value-type="float">
            <text:p>0,000399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8864" calcext:value-type="float">
            <text:p>0,000418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6831" calcext:value-type="float">
            <text:p>0,000416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1221" calcext:value-type="float">
            <text:p>0,000451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969" calcext:value-type="float">
            <text:p>0,00035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0134" calcext:value-type="float">
            <text:p>0,000390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8928" calcext:value-type="float">
            <text:p>0,000378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67807" calcext:value-type="float">
            <text:p>0,000567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8647" calcext:value-type="float">
            <text:p>0,000508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0516" calcext:value-type="float">
            <text:p>0,000460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0587" calcext:value-type="float">
            <text:p>0,000450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5035" calcext:value-type="float">
            <text:p>0,000345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003" calcext:value-type="float">
            <text:p>0,000326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1529" calcext:value-type="float">
            <text:p>0,000471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498" calcext:value-type="float">
            <text:p>0,000320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0824" calcext:value-type="float">
            <text:p>0,000300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4026" calcext:value-type="float">
            <text:p>0,0003840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1085" calcext:value-type="float">
            <text:p>0,000371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9974" calcext:value-type="float">
            <text:p>0,000489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6116" calcext:value-type="float">
            <text:p>0,000466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6" calcext:value-type="float">
            <text:p>0,0004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9836" calcext:value-type="float">
            <text:p>0,000389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0681" calcext:value-type="float">
            <text:p>0,000420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3948" calcext:value-type="float">
            <text:p>0,000513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0863" calcext:value-type="float">
            <text:p>0,000610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969" calcext:value-type="float">
            <text:p>0,000426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1027" calcext:value-type="float">
            <text:p>0,000471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251" calcext:value-type="float">
            <text:p>0,000347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191" calcext:value-type="float">
            <text:p>0,0000001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05353" calcext:value-type="float">
            <text:p>0,000705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418" calcext:value-type="float">
            <text:p>0,000383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8888" calcext:value-type="float">
            <text:p>0,000428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821" calcext:value-type="float">
            <text:p>0,000383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737" calcext:value-type="float">
            <text:p>0,000336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742" calcext:value-type="float">
            <text:p>0,0003387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9175" calcext:value-type="float">
            <text:p>0,000489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2286" calcext:value-type="float">
            <text:p>0,000382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9532" calcext:value-type="float">
            <text:p>0,000439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1571" calcext:value-type="float">
            <text:p>0,000471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8783" calcext:value-type="float">
            <text:p>0,000428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98" calcext:value-type="float">
            <text:p>0,0005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8162" calcext:value-type="float">
            <text:p>0,000408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95" calcext:value-type="float">
            <text:p>0,00038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1393" calcext:value-type="float">
            <text:p>0,000461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974" calcext:value-type="float">
            <text:p>0,00049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8094" calcext:value-type="float">
            <text:p>0,000758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3393" calcext:value-type="float">
            <text:p>0,000393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2207" calcext:value-type="float">
            <text:p>0,000612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0259" calcext:value-type="float">
            <text:p>0,000360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694" calcext:value-type="float">
            <text:p>0,000329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2113" calcext:value-type="float">
            <text:p>0,000452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2226" calcext:value-type="float">
            <text:p>0,000432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9584" calcext:value-type="float">
            <text:p>0,000469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7562" calcext:value-type="float">
            <text:p>0,000397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959" calcext:value-type="float">
            <text:p>0,000342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75595" calcext:value-type="float">
            <text:p>0,000575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4582" calcext:value-type="float">
            <text:p>0,000474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703" calcext:value-type="float">
            <text:p>0,000388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9928" calcext:value-type="float">
            <text:p>0,000439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7459" calcext:value-type="float">
            <text:p>0,000517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75443" calcext:value-type="float">
            <text:p>0,000675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0863" calcext:value-type="float">
            <text:p>0,000460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3597" calcext:value-type="float">
            <text:p>0,000483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6449" calcext:value-type="float">
            <text:p>0,000346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1434" calcext:value-type="float">
            <text:p>0,000351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9682" calcext:value-type="float">
            <text:p>0,000549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3868" calcext:value-type="float">
            <text:p>0,000393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543" calcext:value-type="float">
            <text:p>0,00041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9459" calcext:value-type="float">
            <text:p>0,000419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4344" calcext:value-type="float">
            <text:p>0,000384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0457" calcext:value-type="float">
            <text:p>0,000620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1726" calcext:value-type="float">
            <text:p>0,000421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39" calcext:value-type="float">
            <text:p>0,00035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2783" calcext:value-type="float">
            <text:p>0,000432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0028" calcext:value-type="float">
            <text:p>0,000490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97804" calcext:value-type="float">
            <text:p>0,000597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827" calcext:value-type="float">
            <text:p>0,000318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12" calcext:value-type="float">
            <text:p>0,00040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5279" calcext:value-type="float">
            <text:p>0,000425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279" calcext:value-type="float">
            <text:p>0,000315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234" calcext:value-type="float">
            <text:p>0,00054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3077" calcext:value-type="float">
            <text:p>0,000463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8015" calcext:value-type="float">
            <text:p>0,000368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0675" calcext:value-type="float">
            <text:p>0,000350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3044" calcext:value-type="float">
            <text:p>0,000363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829" calcext:value-type="float">
            <text:p>0,000366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1351" calcext:value-type="float">
            <text:p>0,000551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98886" calcext:value-type="float">
            <text:p>0,000598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298" calcext:value-type="float">
            <text:p>0,000409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6508" calcext:value-type="float">
            <text:p>0,00056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611" calcext:value-type="float">
            <text:p>0,000313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6228" calcext:value-type="float">
            <text:p>0,000436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6899" calcext:value-type="float">
            <text:p>0,000386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768" calcext:value-type="float">
            <text:p>0,000330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5575" calcext:value-type="float">
            <text:p>0,000355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8517" calcext:value-type="float">
            <text:p>0,000398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2455" calcext:value-type="float">
            <text:p>0,000352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8707" calcext:value-type="float">
            <text:p>0,000548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9375" calcext:value-type="float">
            <text:p>0,000429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7748" calcext:value-type="float">
            <text:p>0,000367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105" calcext:value-type="float">
            <text:p>0,000330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6362" calcext:value-type="float">
            <text:p>0,000406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3905" calcext:value-type="float">
            <text:p>0,000463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3869" calcext:value-type="float">
            <text:p>0,000513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3358" calcext:value-type="float">
            <text:p>0,000493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2848" calcext:value-type="float">
            <text:p>0,000432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5629" calcext:value-type="float">
            <text:p>0,000385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938" calcext:value-type="float">
            <text:p>0,0005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2392" calcext:value-type="float">
            <text:p>0,000412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4295" calcext:value-type="float">
            <text:p>0,000444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0498" calcext:value-type="float">
            <text:p>0,000680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31" calcext:value-type="float">
            <text:p>0,00042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4422" calcext:value-type="float">
            <text:p>0,000374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9232" calcext:value-type="float">
            <text:p>0,000399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2073" calcext:value-type="float">
            <text:p>0,000312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822" calcext:value-type="float">
            <text:p>0,000347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1393" calcext:value-type="float">
            <text:p>0,000371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671" calcext:value-type="float">
            <text:p>0,000310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4214" calcext:value-type="float">
            <text:p>0,000434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3158" calcext:value-type="float">
            <text:p>0,000373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9677" calcext:value-type="float">
            <text:p>0,000349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7329" calcext:value-type="float">
            <text:p>0,000407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676" calcext:value-type="float">
            <text:p>0,000388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5154" calcext:value-type="float">
            <text:p>0,000505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3592" calcext:value-type="float">
            <text:p>0,000463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6633" calcext:value-type="float">
            <text:p>0,000376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1556" calcext:value-type="float">
            <text:p>0,000481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54" calcext:value-type="float">
            <text:p>0,00031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5615" calcext:value-type="float">
            <text:p>0,000655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1325" calcext:value-type="float">
            <text:p>0,000531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5017" calcext:value-type="float">
            <text:p>0,000475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4089" calcext:value-type="float">
            <text:p>0,000474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6711" calcext:value-type="float">
            <text:p>0,000386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154" calcext:value-type="float">
            <text:p>0,00049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2016" calcext:value-type="float">
            <text:p>0,000462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9924" calcext:value-type="float">
            <text:p>0,000509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609" calcext:value-type="float">
            <text:p>0,000366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6627" calcext:value-type="float">
            <text:p>0,00056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3863" calcext:value-type="float">
            <text:p>0,000543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1349" calcext:value-type="float">
            <text:p>0,000461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7463" calcext:value-type="float">
            <text:p>0,000487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5257" calcext:value-type="float">
            <text:p>0,000365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6322" calcext:value-type="float">
            <text:p>0,000516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5669" calcext:value-type="float">
            <text:p>0,000375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4261" calcext:value-type="float">
            <text:p>0,000384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6369" calcext:value-type="float">
            <text:p>0,000386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3669" calcext:value-type="float">
            <text:p>0,000403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8573" calcext:value-type="float">
            <text:p>0,000518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11972" calcext:value-type="float">
            <text:p>0,000711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92" calcext:value-type="float">
            <text:p>0,000000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2294" calcext:value-type="float">
            <text:p>0,000532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6785" calcext:value-type="float">
            <text:p>0,000626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9946" calcext:value-type="float">
            <text:p>0,000519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02736" calcext:value-type="float">
            <text:p>0,000702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81003" calcext:value-type="float">
            <text:p>0,000581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288" calcext:value-type="float">
            <text:p>0,000464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95861" calcext:value-type="float">
            <text:p>0,000595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5453" calcext:value-type="float">
            <text:p>0,000445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47" calcext:value-type="float">
            <text:p>0,00049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174" calcext:value-type="float">
            <text:p>0,000400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3601" calcext:value-type="float">
            <text:p>0,000383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404" calcext:value-type="float">
            <text:p>0,000357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8748" calcext:value-type="float">
            <text:p>0,000428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972" calcext:value-type="float">
            <text:p>0,00040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42685" calcext:value-type="float">
            <text:p>0,000842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1958" calcext:value-type="float">
            <text:p>0,000491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0362" calcext:value-type="float">
            <text:p>0,000520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6826" calcext:value-type="float">
            <text:p>0,000396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5771" calcext:value-type="float">
            <text:p>0,000505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1044" calcext:value-type="float">
            <text:p>0,000491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823" calcext:value-type="float">
            <text:p>0,000376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8681" calcext:value-type="float">
            <text:p>0,000518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7685" calcext:value-type="float">
            <text:p>0,000477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4887" calcext:value-type="float">
            <text:p>0,000434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8704" calcext:value-type="float">
            <text:p>0,000528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466" calcext:value-type="float">
            <text:p>0,000376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785" calcext:value-type="float">
            <text:p>0,000381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6695" calcext:value-type="float">
            <text:p>0,000436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48" calcext:value-type="float">
            <text:p>0,00037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9189" calcext:value-type="float">
            <text:p>0,000559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0636" calcext:value-type="float">
            <text:p>0,000480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6324" calcext:value-type="float">
            <text:p>0,000416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4199" calcext:value-type="float">
            <text:p>0,000494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0019" calcext:value-type="float">
            <text:p>0,000510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5012" calcext:value-type="float">
            <text:p>0,000625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251" calcext:value-type="float">
            <text:p>0,000362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9188" calcext:value-type="float">
            <text:p>0,000479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935" calcext:value-type="float">
            <text:p>0,00044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452" calcext:value-type="float">
            <text:p>0,000365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62066" calcext:value-type="float">
            <text:p>0,000762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489" calcext:value-type="float">
            <text:p>0,000388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714" calcext:value-type="float">
            <text:p>0,000422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5596" calcext:value-type="float">
            <text:p>0,000415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059" calcext:value-type="float">
            <text:p>0,000363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1102" calcext:value-type="float">
            <text:p>0,000561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7625" calcext:value-type="float">
            <text:p>0,000407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7181" calcext:value-type="float">
            <text:p>0,000527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507" calcext:value-type="float">
            <text:p>0,00040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7499" calcext:value-type="float">
            <text:p>0,000417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538" calcext:value-type="float">
            <text:p>0,000496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778" calcext:value-type="float">
            <text:p>0,00062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1871" calcext:value-type="float">
            <text:p>0,000401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6362" calcext:value-type="float">
            <text:p>0,000526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246" calcext:value-type="float">
            <text:p>0,000360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98782" calcext:value-type="float">
            <text:p>0,000698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742" calcext:value-type="float">
            <text:p>0,000496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337" calcext:value-type="float">
            <text:p>0,000389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263" calcext:value-type="float">
            <text:p>0,00055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469" calcext:value-type="float">
            <text:p>0,000376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917" calcext:value-type="float">
            <text:p>0,000355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5223" calcext:value-type="float">
            <text:p>0,000515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43" calcext:value-type="float">
            <text:p>0,0005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2754" calcext:value-type="float">
            <text:p>0,000432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71" calcext:value-type="float">
            <text:p>0,00039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795" calcext:value-type="float">
            <text:p>0,000362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10691" calcext:value-type="float">
            <text:p>0,000610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992" calcext:value-type="float">
            <text:p>0,000400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3709" calcext:value-type="float">
            <text:p>0,000453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4422" calcext:value-type="float">
            <text:p>0,000444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665" calcext:value-type="float">
            <text:p>0,000395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411" calcext:value-type="float">
            <text:p>0,00073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448" calcext:value-type="float">
            <text:p>0,000467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8558" calcext:value-type="float">
            <text:p>0,000468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3033" calcext:value-type="float">
            <text:p>0,000413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3745" calcext:value-type="float">
            <text:p>0,000413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2158" calcext:value-type="float">
            <text:p>0,000622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8584" calcext:value-type="float">
            <text:p>0,00058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735" calcext:value-type="float">
            <text:p>0,000355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1149" calcext:value-type="float">
            <text:p>0,000441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809" calcext:value-type="float">
            <text:p>0,000422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8777" calcext:value-type="float">
            <text:p>0,000428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4477" calcext:value-type="float">
            <text:p>0,000474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9902" calcext:value-type="float">
            <text:p>0,000379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917" calcext:value-type="float">
            <text:p>0,000378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4262" calcext:value-type="float">
            <text:p>0,000404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774" calcext:value-type="float">
            <text:p>0,00052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687" calcext:value-type="float">
            <text:p>0,000362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5533" calcext:value-type="float">
            <text:p>0,000435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287" calcext:value-type="float">
            <text:p>0,000393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671" calcext:value-type="float">
            <text:p>0,000482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2883" calcext:value-type="float">
            <text:p>0,000492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0538" calcext:value-type="float">
            <text:p>0,000740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31173" calcext:value-type="float">
            <text:p>0,000631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7484" calcext:value-type="float">
            <text:p>0,000517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577" calcext:value-type="float">
            <text:p>0,000371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984" calcext:value-type="float">
            <text:p>0,000356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5809" calcext:value-type="float">
            <text:p>0,000495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0191" calcext:value-type="float">
            <text:p>0,000470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175" calcext:value-type="float">
            <text:p>0,000354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955" calcext:value-type="float">
            <text:p>0,00042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99" calcext:value-type="float">
            <text:p>0,000366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1536" calcext:value-type="float">
            <text:p>0,000521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2218" calcext:value-type="float">
            <text:p>0,000502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418" calcext:value-type="float">
            <text:p>0,000365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334" calcext:value-type="float">
            <text:p>0,000385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1774" calcext:value-type="float">
            <text:p>0,000561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11339" calcext:value-type="float">
            <text:p>0,0006113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7689" calcext:value-type="float">
            <text:p>0,000517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7663" calcext:value-type="float">
            <text:p>0,000477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4547" calcext:value-type="float">
            <text:p>0,000394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489" calcext:value-type="float">
            <text:p>0,000354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8561" calcext:value-type="float">
            <text:p>0,000578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51894" calcext:value-type="float">
            <text:p>0,000651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6339" calcext:value-type="float">
            <text:p>0,000436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665" calcext:value-type="float">
            <text:p>0,000398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997" calcext:value-type="float">
            <text:p>0,000496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9784" calcext:value-type="float">
            <text:p>0,000349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57041" calcext:value-type="float">
            <text:p>0,000657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6421" calcext:value-type="float">
            <text:p>0,000576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58" calcext:value-type="float">
            <text:p>0,0004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9672" calcext:value-type="float">
            <text:p>0,000499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3631" calcext:value-type="float">
            <text:p>0,000383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9523" calcext:value-type="float">
            <text:p>0,000459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9375" calcext:value-type="float">
            <text:p>0,000469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006" calcext:value-type="float">
            <text:p>0,000367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6379" calcext:value-type="float">
            <text:p>0,000456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3301" calcext:value-type="float">
            <text:p>0,000473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7638" calcext:value-type="float">
            <text:p>0,000577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06436" calcext:value-type="float">
            <text:p>0,000606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306" calcext:value-type="float">
            <text:p>0,000398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5846" calcext:value-type="float">
            <text:p>0,000375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27" calcext:value-type="float">
            <text:p>0,00038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8594" calcext:value-type="float">
            <text:p>0,000548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19916" calcext:value-type="float">
            <text:p>0,000619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3176" calcext:value-type="float">
            <text:p>0,000443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4047" calcext:value-type="float">
            <text:p>0,000404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4044" calcext:value-type="float">
            <text:p>0,000424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0206" calcext:value-type="float">
            <text:p>0,000410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0378" calcext:value-type="float">
            <text:p>0,000550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7357" calcext:value-type="float">
            <text:p>0,000457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516" calcext:value-type="float">
            <text:p>0,000400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094" calcext:value-type="float">
            <text:p>0,000398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56" calcext:value-type="float">
            <text:p>0,00036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841" calcext:value-type="float">
            <text:p>0,000356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6418" calcext:value-type="float">
            <text:p>0,000486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7122" calcext:value-type="float">
            <text:p>0,000437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2102" calcext:value-type="float">
            <text:p>0,000352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4278" calcext:value-type="float">
            <text:p>0,000434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1988" calcext:value-type="float">
            <text:p>0,00055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3339" calcext:value-type="float">
            <text:p>0,000533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691" calcext:value-type="float">
            <text:p>0,000467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1075" calcext:value-type="float">
            <text:p>0,000421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9463" calcext:value-type="float">
            <text:p>0,000489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177" calcext:value-type="float">
            <text:p>0,000496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11736" calcext:value-type="float">
            <text:p>0,000811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7583" calcext:value-type="float">
            <text:p>0,000447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9303" calcext:value-type="float">
            <text:p>0,000449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9515" calcext:value-type="float">
            <text:p>0,000429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9706" calcext:value-type="float">
            <text:p>0,000349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4595" calcext:value-type="float">
            <text:p>0,000954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9925" calcext:value-type="float">
            <text:p>0,000399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957" calcext:value-type="float">
            <text:p>0,000400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4958" calcext:value-type="float">
            <text:p>0,000474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433" calcext:value-type="float">
            <text:p>0,000373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0026" calcext:value-type="float">
            <text:p>0,000350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49" calcext:value-type="float">
            <text:p>0,00039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6243" calcext:value-type="float">
            <text:p>0,000476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9067" calcext:value-type="float">
            <text:p>0,000349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162" calcext:value-type="float">
            <text:p>0,000400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538" calcext:value-type="float">
            <text:p>0,000389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61372" calcext:value-type="float">
            <text:p>0,000661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466" calcext:value-type="float">
            <text:p>0,00053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90552" calcext:value-type="float">
            <text:p>0,000590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7683" calcext:value-type="float">
            <text:p>0,000397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63062" calcext:value-type="float">
            <text:p>0,000663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4791" calcext:value-type="float">
            <text:p>0,000384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0483" calcext:value-type="float">
            <text:p>0,000350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5765" calcext:value-type="float">
            <text:p>0,000455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807" calcext:value-type="float">
            <text:p>0,000400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357" calcext:value-type="float">
            <text:p>0,000366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0467" calcext:value-type="float">
            <text:p>0,000420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587" calcext:value-type="float">
            <text:p>0,000422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0726" calcext:value-type="float">
            <text:p>0,000410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584" calcext:value-type="float">
            <text:p>0,000398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037" calcext:value-type="float">
            <text:p>0,000371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9639" calcext:value-type="float">
            <text:p>0,000529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0321" calcext:value-type="float">
            <text:p>0,000430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8133" calcext:value-type="float">
            <text:p>0,000478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3832" calcext:value-type="float">
            <text:p>0,000413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818" calcext:value-type="float">
            <text:p>0,00044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9959" calcext:value-type="float">
            <text:p>0,000489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6958" calcext:value-type="float">
            <text:p>0,000486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9971" calcext:value-type="float">
            <text:p>0,000399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293" calcext:value-type="float">
            <text:p>0,000373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282" calcext:value-type="float">
            <text:p>0,000369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2279" calcext:value-type="float">
            <text:p>0,000432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0545" calcext:value-type="float">
            <text:p>0,000460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911" calcext:value-type="float">
            <text:p>0,00062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4378" calcext:value-type="float">
            <text:p>0,000444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9256" calcext:value-type="float">
            <text:p>0,000499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526" calcext:value-type="float">
            <text:p>0,000371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68681" calcext:value-type="float">
            <text:p>0,000668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65866" calcext:value-type="float">
            <text:p>0,000665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949" calcext:value-type="float">
            <text:p>0,00039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0186" calcext:value-type="float">
            <text:p>0,000450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828" calcext:value-type="float">
            <text:p>0,00046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44" calcext:value-type="float">
            <text:p>0,00042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43283" calcext:value-type="float">
            <text:p>0,000643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3349" calcext:value-type="float">
            <text:p>0,000453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0426" calcext:value-type="float">
            <text:p>0,000350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9891" calcext:value-type="float">
            <text:p>0,000429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152" calcext:value-type="float">
            <text:p>0,00036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7805" calcext:value-type="float">
            <text:p>0,000347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772" calcext:value-type="float">
            <text:p>0,000482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285" calcext:value-type="float">
            <text:p>0,000464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6759" calcext:value-type="float">
            <text:p>0,000416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5428" calcext:value-type="float">
            <text:p>0,000415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571" calcext:value-type="float">
            <text:p>0,000363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5398" calcext:value-type="float">
            <text:p>0,000535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2455" calcext:value-type="float">
            <text:p>0,000412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5873" calcext:value-type="float">
            <text:p>0,000415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244" calcext:value-type="float">
            <text:p>0,000400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6111" calcext:value-type="float">
            <text:p>0,000396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98149" calcext:value-type="float">
            <text:p>0,000598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066" calcext:value-type="float">
            <text:p>0,000391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8075" calcext:value-type="float">
            <text:p>0,000418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4024" calcext:value-type="float">
            <text:p>0,000364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2987" calcext:value-type="float">
            <text:p>0,000402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06211" calcext:value-type="float">
            <text:p>0,000606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55678" calcext:value-type="float">
            <text:p>0,000655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2309" calcext:value-type="float">
            <text:p>0,000402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8738" calcext:value-type="float">
            <text:p>0,000428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1814" calcext:value-type="float">
            <text:p>0,000401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761" calcext:value-type="float">
            <text:p>0,000385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73458" calcext:value-type="float">
            <text:p>0,000673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7017" calcext:value-type="float">
            <text:p>0,000427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2565" calcext:value-type="float">
            <text:p>0,000382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6854" calcext:value-type="float">
            <text:p>0,000526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5762" calcext:value-type="float">
            <text:p>0,000415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9003" calcext:value-type="float">
            <text:p>0,000349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565" calcext:value-type="float">
            <text:p>0,00054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9209" calcext:value-type="float">
            <text:p>0,000419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042" calcext:value-type="float">
            <text:p>0,000354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1132" calcext:value-type="float">
            <text:p>0,000431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825" calcext:value-type="float">
            <text:p>0,000370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1237" calcext:value-type="float">
            <text:p>0,000561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5321" calcext:value-type="float">
            <text:p>0,000575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1159" calcext:value-type="float">
            <text:p>0,000361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8832" calcext:value-type="float">
            <text:p>0,000348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08" calcext:value-type="float">
            <text:p>0,00039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996" calcext:value-type="float">
            <text:p>0,000362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1008" calcext:value-type="float">
            <text:p>0,000551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8621" calcext:value-type="float">
            <text:p>0,000548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3903" calcext:value-type="float">
            <text:p>0,000413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9856" calcext:value-type="float">
            <text:p>0,000399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5449" calcext:value-type="float">
            <text:p>0,000475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5619" calcext:value-type="float">
            <text:p>0,000425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8843" calcext:value-type="float">
            <text:p>0,000408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98383" calcext:value-type="float">
            <text:p>0,000598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4005" calcext:value-type="float">
            <text:p>0,000414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99064" calcext:value-type="float">
            <text:p>0,000699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724" calcext:value-type="float">
            <text:p>0,00054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529" calcext:value-type="float">
            <text:p>0,000376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1284" calcext:value-type="float">
            <text:p>0,000461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07068" calcext:value-type="float">
            <text:p>0,000607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9021" calcext:value-type="float">
            <text:p>0,000539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3857" calcext:value-type="float">
            <text:p>0,000403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9013" calcext:value-type="float">
            <text:p>0,000489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081" calcext:value-type="float">
            <text:p>0,000380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1472" calcext:value-type="float">
            <text:p>0,000361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87801" calcext:value-type="float">
            <text:p>0,000687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462" calcext:value-type="float">
            <text:p>0,00041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039" calcext:value-type="float">
            <text:p>0,00035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8397" calcext:value-type="float">
            <text:p>0,000578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098" calcext:value-type="float">
            <text:p>0,000362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4043" calcext:value-type="float">
            <text:p>0,000384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1288" calcext:value-type="float">
            <text:p>0,000521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3006" calcext:value-type="float">
            <text:p>0,000423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7609" calcext:value-type="float">
            <text:p>0,000407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7697" calcext:value-type="float">
            <text:p>0,000397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318" calcext:value-type="float">
            <text:p>0,000362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2792" calcext:value-type="float">
            <text:p>0,000542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9781" calcext:value-type="float">
            <text:p>0,000429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474" calcext:value-type="float">
            <text:p>0,000374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6234" calcext:value-type="float">
            <text:p>0,000466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9521" calcext:value-type="float">
            <text:p>0,000409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949" calcext:value-type="float">
            <text:p>0,000369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1491" calcext:value-type="float">
            <text:p>0,000531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1021" calcext:value-type="float">
            <text:p>0,000431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636" calcext:value-type="float">
            <text:p>0,000398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1171" calcext:value-type="float">
            <text:p>0,000571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1135" calcext:value-type="float">
            <text:p>0,000431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3087" calcext:value-type="float">
            <text:p>0,0005330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98541" calcext:value-type="float">
            <text:p>0,000698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115" calcext:value-type="float">
            <text:p>0,000398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1732" calcext:value-type="float">
            <text:p>0,000401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4355" calcext:value-type="float">
            <text:p>0,000404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9391" calcext:value-type="float">
            <text:p>0,000649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529" calcext:value-type="float">
            <text:p>0,00063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0099" calcext:value-type="float">
            <text:p>0,000440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4993" calcext:value-type="float">
            <text:p>0,000464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3953" calcext:value-type="float">
            <text:p>0,000513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5351" calcext:value-type="float">
            <text:p>0,000425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43467" calcext:value-type="float">
            <text:p>0,000743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2467" calcext:value-type="float">
            <text:p>0,000472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4219" calcext:value-type="float">
            <text:p>0,000464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75993" calcext:value-type="float">
            <text:p>0,000675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2272" calcext:value-type="float">
            <text:p>0,000652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0311" calcext:value-type="float">
            <text:p>0,000440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7181" calcext:value-type="float">
            <text:p>0,000477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2676" calcext:value-type="float">
            <text:p>0,000452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4518" calcext:value-type="float">
            <text:p>0,000434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787" calcext:value-type="float">
            <text:p>0,00045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6682" calcext:value-type="float">
            <text:p>0,000456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4589" calcext:value-type="float">
            <text:p>0,000444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0187" calcext:value-type="float">
            <text:p>0,000450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1515" calcext:value-type="float">
            <text:p>0,000411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2025" calcext:value-type="float">
            <text:p>0,000622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984" calcext:value-type="float">
            <text:p>0,00048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053" calcext:value-type="float">
            <text:p>0,00048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6098" calcext:value-type="float">
            <text:p>0,000646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07035" calcext:value-type="float">
            <text:p>0,000707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6779" calcext:value-type="float">
            <text:p>0,000606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0517" calcext:value-type="float">
            <text:p>0,000520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0725" calcext:value-type="float">
            <text:p>0,000580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4238" calcext:value-type="float">
            <text:p>0,000494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43558" calcext:value-type="float">
            <text:p>0,000743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8378" calcext:value-type="float">
            <text:p>0,000498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3681" calcext:value-type="float">
            <text:p>0,000573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9762" calcext:value-type="float">
            <text:p>0,000439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066" calcext:value-type="float">
            <text:p>0,00063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6668" calcext:value-type="float">
            <text:p>0,000536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839" calcext:value-type="float">
            <text:p>0,00044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717" calcext:value-type="float">
            <text:p>0,00060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836" calcext:value-type="float">
            <text:p>0,00043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2836" calcext:value-type="float">
            <text:p>0,000402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90744" calcext:value-type="float">
            <text:p>0,000890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2404" calcext:value-type="float">
            <text:p>0,000452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2311" calcext:value-type="float">
            <text:p>0,000402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3021" calcext:value-type="float">
            <text:p>0,000473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4809" calcext:value-type="float">
            <text:p>0,000484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0591" calcext:value-type="float">
            <text:p>0,000450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0056" calcext:value-type="float">
            <text:p>0,000480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3553" calcext:value-type="float">
            <text:p>0,000493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2101" calcext:value-type="float">
            <text:p>0,000402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8032" calcext:value-type="float">
            <text:p>0,000458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3219" calcext:value-type="float">
            <text:p>0,000443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83767" calcext:value-type="float">
            <text:p>0,000683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0591" calcext:value-type="float">
            <text:p>0,000530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9834" calcext:value-type="float">
            <text:p>0,000479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7296" calcext:value-type="float">
            <text:p>0,000527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7468" calcext:value-type="float">
            <text:p>0,000457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34061" calcext:value-type="float">
            <text:p>0,000734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7752" calcext:value-type="float">
            <text:p>0,000657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1134" calcext:value-type="float">
            <text:p>0,000451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10009" calcext:value-type="float">
            <text:p>0,000610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2238" calcext:value-type="float">
            <text:p>0,000402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9532" calcext:value-type="float">
            <text:p>0,00079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4791" calcext:value-type="float">
            <text:p>0,000454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6668" calcext:value-type="float">
            <text:p>0,000466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095" calcext:value-type="float">
            <text:p>0,00055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0099" calcext:value-type="float">
            <text:p>0,000440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9728" calcext:value-type="float">
            <text:p>0,000399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67662" calcext:value-type="float">
            <text:p>0,000667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3162" calcext:value-type="float">
            <text:p>0,000473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5935" calcext:value-type="float">
            <text:p>0,000515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9916" calcext:value-type="float">
            <text:p>0,000449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241" calcext:value-type="float">
            <text:p>0,00041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38679" calcext:value-type="float">
            <text:p>0,000738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5813" calcext:value-type="float">
            <text:p>0,000455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9534" calcext:value-type="float">
            <text:p>0,000439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7798" calcext:value-type="float">
            <text:p>0,000527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3508" calcext:value-type="float">
            <text:p>0,000503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1081" calcext:value-type="float">
            <text:p>0,000591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6337" calcext:value-type="float">
            <text:p>0,000456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7843" calcext:value-type="float">
            <text:p>0,000487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8917" calcext:value-type="float">
            <text:p>0,000538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1038" calcext:value-type="float">
            <text:p>0,000421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60377" calcext:value-type="float">
            <text:p>0,000760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1229" calcext:value-type="float">
            <text:p>0,000541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2586" calcext:value-type="float">
            <text:p>0,000402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83823" calcext:value-type="float">
            <text:p>0,000683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4631" calcext:value-type="float">
            <text:p>0,000414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3854" calcext:value-type="float">
            <text:p>0,000443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173" calcext:value-type="float">
            <text:p>0,00060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5472" calcext:value-type="float">
            <text:p>0,000485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9996" calcext:value-type="float">
            <text:p>0,000459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9486" calcext:value-type="float">
            <text:p>0,000489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7573" calcext:value-type="float">
            <text:p>0,000437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2885" calcext:value-type="float">
            <text:p>0,000542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7538" calcext:value-type="float">
            <text:p>0,000487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709" calcext:value-type="float">
            <text:p>0,00041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2688" calcext:value-type="float">
            <text:p>0,000542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0357" calcext:value-type="float">
            <text:p>0,000520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618" calcext:value-type="float">
            <text:p>0,00063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98936" calcext:value-type="float">
            <text:p>0,0007989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9993" calcext:value-type="float">
            <text:p>0,000449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1269" calcext:value-type="float">
            <text:p>0,000601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4559" calcext:value-type="float">
            <text:p>0,000404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3311" calcext:value-type="float">
            <text:p>0,000573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62052" calcext:value-type="float">
            <text:p>0,000562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8898" calcext:value-type="float">
            <text:p>0,000528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7145" calcext:value-type="float">
            <text:p>0,000477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6325" calcext:value-type="float">
            <text:p>0,000486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0549" calcext:value-type="float">
            <text:p>0,000450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84326" calcext:value-type="float">
            <text:p>0,000884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7207" calcext:value-type="float">
            <text:p>0,000557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8106" calcext:value-type="float">
            <text:p>0,000488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0042" calcext:value-type="float">
            <text:p>0,000490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8132" calcext:value-type="float">
            <text:p>0,000428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4642" calcext:value-type="float">
            <text:p>0,000444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3062" calcext:value-type="float">
            <text:p>0,000453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4085" calcext:value-type="float">
            <text:p>0,000464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6481" calcext:value-type="float">
            <text:p>0,000526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7221" calcext:value-type="float">
            <text:p>0,000487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54246" calcext:value-type="float">
            <text:p>0,000754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5021" calcext:value-type="float">
            <text:p>0,000545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271" calcext:value-type="float">
            <text:p>0,00048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5923" calcext:value-type="float">
            <text:p>0,000495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5401" calcext:value-type="float">
            <text:p>0,000415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28421" calcext:value-type="float">
            <text:p>0,000828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9658" calcext:value-type="float">
            <text:p>0,000449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1934" calcext:value-type="float">
            <text:p>0,000471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3725" calcext:value-type="float">
            <text:p>0,000593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0248" calcext:value-type="float">
            <text:p>0,000470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0824" calcext:value-type="float">
            <text:p>0,000400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0762" calcext:value-type="float">
            <text:p>0,000480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8153" calcext:value-type="float">
            <text:p>0,000518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9045" calcext:value-type="float">
            <text:p>0,000449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1564" calcext:value-type="float">
            <text:p>0,000491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5852" calcext:value-type="float">
            <text:p>0,000415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75572" calcext:value-type="float">
            <text:p>0,000675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872" calcext:value-type="float">
            <text:p>0,00051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0805" calcext:value-type="float">
            <text:p>0,000550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4475" calcext:value-type="float">
            <text:p>0,000514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0773" calcext:value-type="float">
            <text:p>0,000520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85853" calcext:value-type="float">
            <text:p>0,000785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2282" calcext:value-type="float">
            <text:p>0,000452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5404" calcext:value-type="float">
            <text:p>0,000605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6501" calcext:value-type="float">
            <text:p>0,000416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6159" calcext:value-type="float">
            <text:p>0,000426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4031" calcext:value-type="float">
            <text:p>0,000474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8402" calcext:value-type="float">
            <text:p>0,000468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8586" calcext:value-type="float">
            <text:p>0,000458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1043" calcext:value-type="float">
            <text:p>0,000481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7363" calcext:value-type="float">
            <text:p>0,000417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6919" calcext:value-type="float">
            <text:p>0,00056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701" calcext:value-type="float">
            <text:p>0,00058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2455" calcext:value-type="float">
            <text:p>0,000462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9458" calcext:value-type="float">
            <text:p>0,000429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0714" calcext:value-type="float">
            <text:p>0,000510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7918" calcext:value-type="float">
            <text:p>0,000477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31191" calcext:value-type="float">
            <text:p>0,000731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9421" calcext:value-type="float">
            <text:p>0,000479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1296" calcext:value-type="float">
            <text:p>0,000421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2657" calcext:value-type="float">
            <text:p>0,000492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7857" calcext:value-type="float">
            <text:p>0,000467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01427" calcext:value-type="float">
            <text:p>0,000701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1937" calcext:value-type="float">
            <text:p>0,000581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2836" calcext:value-type="float">
            <text:p>0,000502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9781" calcext:value-type="float">
            <text:p>0,000469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8574" calcext:value-type="float">
            <text:p>0,000528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87649" calcext:value-type="float">
            <text:p>0,000687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6049" calcext:value-type="float">
            <text:p>0,000466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068" calcext:value-type="float">
            <text:p>0,00043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13132" calcext:value-type="float">
            <text:p>0,000613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1631" calcext:value-type="float">
            <text:p>0,000471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3773" calcext:value-type="float">
            <text:p>0,000413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7271" calcext:value-type="float">
            <text:p>0,000627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7519" calcext:value-type="float">
            <text:p>0,000437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8601" calcext:value-type="float">
            <text:p>0,000488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8958" calcext:value-type="float">
            <text:p>0,000578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93211" calcext:value-type="float">
            <text:p>0,000693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2611" calcext:value-type="float">
            <text:p>0,000642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8618" calcext:value-type="float">
            <text:p>0,000638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6061" calcext:value-type="float">
            <text:p>0,000606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891" calcext:value-type="float">
            <text:p>0,00050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73857" calcext:value-type="float">
            <text:p>0,000873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3827" calcext:value-type="float">
            <text:p>0,000483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3874" calcext:value-type="float">
            <text:p>0,000503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4444" calcext:value-type="float">
            <text:p>0,000514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0022" calcext:value-type="float">
            <text:p>0,000470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02604" calcext:value-type="float">
            <text:p>0,000702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62112" calcext:value-type="float">
            <text:p>0,000562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4818" calcext:value-type="float">
            <text:p>0,000534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3778" calcext:value-type="float">
            <text:p>0,000443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317" calcext:value-type="float">
            <text:p>0,0000003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8387" calcext:value-type="float">
            <text:p>0,000588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6975" calcext:value-type="float">
            <text:p>0,000526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9253" calcext:value-type="float">
            <text:p>0,000529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9898" calcext:value-type="float">
            <text:p>0,000559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9893" calcext:value-type="float">
            <text:p>0,000559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5436" calcext:value-type="float">
            <text:p>0,000445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6883" calcext:value-type="float">
            <text:p>0,000556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5464" calcext:value-type="float">
            <text:p>0,000475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7281" calcext:value-type="float">
            <text:p>0,000497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2553" calcext:value-type="float">
            <text:p>0,000502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93914" calcext:value-type="float">
            <text:p>0,000693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95375" calcext:value-type="float">
            <text:p>0,00095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2609" calcext:value-type="float">
            <text:p>0,000522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2598" calcext:value-type="float">
            <text:p>0,000492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6832" calcext:value-type="float">
            <text:p>0,000416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3516" calcext:value-type="float">
            <text:p>0,000653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2156" calcext:value-type="float">
            <text:p>0,000532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7923" calcext:value-type="float">
            <text:p>0,000497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9572" calcext:value-type="float">
            <text:p>0,000469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3495" calcext:value-type="float">
            <text:p>0,000463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3882" calcext:value-type="float">
            <text:p>0,000643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2711" calcext:value-type="float">
            <text:p>0,000542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8956" calcext:value-type="float">
            <text:p>0,000438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387" calcext:value-type="float">
            <text:p>0,00047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80304" calcext:value-type="float">
            <text:p>0,000680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8613" calcext:value-type="float">
            <text:p>0,000638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4222" calcext:value-type="float">
            <text:p>0,000454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60059" calcext:value-type="float">
            <text:p>0,000560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3969" calcext:value-type="float">
            <text:p>0,000453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4784" calcext:value-type="float">
            <text:p>0,000434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36401" calcext:value-type="float">
            <text:p>0,000736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5824" calcext:value-type="float">
            <text:p>0,000435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6848" calcext:value-type="float">
            <text:p>0,000436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6056" calcext:value-type="float">
            <text:p>0,000486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1226" calcext:value-type="float">
            <text:p>0,000451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3424" calcext:value-type="float">
            <text:p>0,000643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9071" calcext:value-type="float">
            <text:p>0,000559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7558" calcext:value-type="float">
            <text:p>0,000447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6258" calcext:value-type="float">
            <text:p>0,0006362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736" calcext:value-type="float">
            <text:p>0,00058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4571" calcext:value-type="float">
            <text:p>0,00074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3757" calcext:value-type="float">
            <text:p>0,000503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4636" calcext:value-type="float">
            <text:p>0,000514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9241" calcext:value-type="float">
            <text:p>0,000509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5421" calcext:value-type="float">
            <text:p>0,000525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0213" calcext:value-type="float">
            <text:p>0,000600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8874" calcext:value-type="float">
            <text:p>0,000458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5539" calcext:value-type="float">
            <text:p>0,000405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1429" calcext:value-type="float">
            <text:p>0,000501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9372" calcext:value-type="float">
            <text:p>0,000469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6121" calcext:value-type="float">
            <text:p>0,00076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6225" calcext:value-type="float">
            <text:p>0,000526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729" calcext:value-type="float">
            <text:p>0,00042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3448" calcext:value-type="float">
            <text:p>0,000473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48018" calcext:value-type="float">
            <text:p>0,000748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1561" calcext:value-type="float">
            <text:p>0,000641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7632" calcext:value-type="float">
            <text:p>0,000477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7547" calcext:value-type="float">
            <text:p>0,000537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3541" calcext:value-type="float">
            <text:p>0,000413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4048" calcext:value-type="float">
            <text:p>0,000434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98738" calcext:value-type="float">
            <text:p>0,000798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2003" calcext:value-type="float">
            <text:p>0,000502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6244" calcext:value-type="float">
            <text:p>0,000436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0543" calcext:value-type="float">
            <text:p>0,000450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9088" calcext:value-type="float">
            <text:p>0,000419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65258" calcext:value-type="float">
            <text:p>0,0005652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0699" calcext:value-type="float">
            <text:p>0,000460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8628" calcext:value-type="float">
            <text:p>0,000578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83" calcext:value-type="float">
            <text:p>0,0004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6346" calcext:value-type="float">
            <text:p>0,000486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13986" calcext:value-type="float">
            <text:p>0,000713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15253" calcext:value-type="float">
            <text:p>0,000815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4597" calcext:value-type="float">
            <text:p>0,000534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8276" calcext:value-type="float">
            <text:p>0,000468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3947" calcext:value-type="float">
            <text:p>0,000443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7416" calcext:value-type="float">
            <text:p>0,000547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9839" calcext:value-type="float">
            <text:p>0,000429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6953" calcext:value-type="float">
            <text:p>0,000446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9022" calcext:value-type="float">
            <text:p>0,000499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1181" calcext:value-type="float">
            <text:p>0,000411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2756" calcext:value-type="float">
            <text:p>0,000582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2452" calcext:value-type="float">
            <text:p>0,000502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0614" calcext:value-type="float">
            <text:p>0,000580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985" calcext:value-type="float">
            <text:p>0,00049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2978" calcext:value-type="float">
            <text:p>0,000462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55347" calcext:value-type="float">
            <text:p>0,000755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2774" calcext:value-type="float">
            <text:p>0,000412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1091" calcext:value-type="float">
            <text:p>0,000451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1846" calcext:value-type="float">
            <text:p>0,000571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7846" calcext:value-type="float">
            <text:p>0,000417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80295" calcext:value-type="float">
            <text:p>0,000680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60609" calcext:value-type="float">
            <text:p>0,000560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4759" calcext:value-type="float">
            <text:p>0,000404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9126" calcext:value-type="float">
            <text:p>0,000559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1514" calcext:value-type="float">
            <text:p>0,000421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0072" calcext:value-type="float">
            <text:p>0,000540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9384" calcext:value-type="float">
            <text:p>0,000599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4057" calcext:value-type="float">
            <text:p>0,000464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7278" calcext:value-type="float">
            <text:p>0,000437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4132" calcext:value-type="float">
            <text:p>0,000534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7712" calcext:value-type="float">
            <text:p>0,000467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95554" calcext:value-type="float">
            <text:p>0,000695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2369" calcext:value-type="float">
            <text:p>0,000472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9623" calcext:value-type="float">
            <text:p>0,000559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9061" calcext:value-type="float">
            <text:p>0,000419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35057" calcext:value-type="float">
            <text:p>0,000835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0114" calcext:value-type="float">
            <text:p>0,000530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1505" calcext:value-type="float">
            <text:p>0,000401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4019" calcext:value-type="float">
            <text:p>0,000514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2214" calcext:value-type="float">
            <text:p>0,000452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8908" calcext:value-type="float">
            <text:p>0,000398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</table:table>
      <table:table table:name="Tabla dinámica_search_by_userid_realusers_1" table:style-name="ta1">
        <table:shapes>
          <draw:frame draw:z-index="0" draw:style-name="gr1" draw:text-style-name="P1" svg:width="15.999cm" svg:height="8.999cm" svg:x="16.567cm" svg:y="0.766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2465" calcext:value-type="float">
            <text:p>0,00000002465</text:p>
          </table:table-cell>
          <table:table-cell table:style-name="ce14" office:value-type="float" office:value="0.00003534082" calcext:value-type="float">
            <text:p>0,00003534082</text:p>
          </table:table-cell>
          <table:table-cell table:style-name="ce14" office:value-type="float" office:value="0.00003902351" calcext:value-type="float">
            <text:p>0,00003902351</text:p>
          </table:table-cell>
          <table:table-cell table:style-name="ce14" office:value-type="float" office:value="0.00003351465" calcext:value-type="float">
            <text:p>0,00003351465</text:p>
          </table:table-cell>
          <table:table-cell table:style-name="ce18" office:value-type="float" office:value="0.00000001933" calcext:value-type="float">
            <text:p>0,00000001933</text:p>
          </table:table-cell>
          <table:table-cell table:style-name="ce24" office:value-type="float" office:value="0.000021584592" calcext:value-type="float">
            <text:p>0,0000215845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3222" calcext:value-type="float">
            <text:p>0,00000003222</text:p>
          </table:table-cell>
          <table:table-cell office:value-type="float" office:value="0.00011931564" calcext:value-type="float">
            <text:p>0,00011931564</text:p>
          </table:table-cell>
          <table:table-cell office:value-type="float" office:value="0.00014465021" calcext:value-type="float">
            <text:p>0,00014465021</text:p>
          </table:table-cell>
          <table:table-cell office:value-type="float" office:value="0.0001202085" calcext:value-type="float">
            <text:p>0,0001202085</text:p>
          </table:table-cell>
          <table:table-cell office:value-type="float" office:value="0.00000002845" calcext:value-type="float">
            <text:p>0,00000002845</text:p>
          </table:table-cell>
          <table:table-cell office:value-type="float" office:value="0.0000768470039999999" calcext:value-type="float">
            <text:p>0,0000768470039999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3205" calcext:value-type="float">
            <text:p>0,00000003205</text:p>
          </table:table-cell>
          <table:table-cell office:value-type="float" office:value="0.00021940409" calcext:value-type="float">
            <text:p>0,00021940409</text:p>
          </table:table-cell>
          <table:table-cell office:value-type="float" office:value="0.00027400254" calcext:value-type="float">
            <text:p>0,00027400254</text:p>
          </table:table-cell>
          <table:table-cell office:value-type="float" office:value="0.00020360129" calcext:value-type="float">
            <text:p>0,00020360129</text:p>
          </table:table-cell>
          <table:table-cell office:value-type="float" office:value="0.00000002773" calcext:value-type="float">
            <text:p>0,00000002773</text:p>
          </table:table-cell>
          <table:table-cell office:value-type="float" office:value="0.00013941354" calcext:value-type="float">
            <text:p>0,0001394135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3723" calcext:value-type="float">
            <text:p>0,00000003723</text:p>
          </table:table-cell>
          <table:table-cell office:value-type="float" office:value="0.00043886672" calcext:value-type="float">
            <text:p>0,00043886672</text:p>
          </table:table-cell>
          <table:table-cell office:value-type="float" office:value="0.0005067209" calcext:value-type="float">
            <text:p>0,0005067209</text:p>
          </table:table-cell>
          <table:table-cell office:value-type="float" office:value="0.00041155681" calcext:value-type="float">
            <text:p>0,00041155681</text:p>
          </table:table-cell>
          <table:table-cell office:value-type="float" office:value="0.00000002737" calcext:value-type="float">
            <text:p>0,00000002737</text:p>
          </table:table-cell>
          <table:table-cell office:value-type="float" office:value="0.000271441806" calcext:value-type="float">
            <text:p>0,00027144180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5317" calcext:value-type="float">
            <text:p>0,00000005317</text:p>
          </table:table-cell>
          <table:table-cell office:value-type="float" office:value="0.00033851098" calcext:value-type="float">
            <text:p>0,00033851098</text:p>
          </table:table-cell>
          <table:table-cell office:value-type="float" office:value="0.0003758568" calcext:value-type="float">
            <text:p>0,0003758568</text:p>
          </table:table-cell>
          <table:table-cell office:value-type="float" office:value="0.00032785548" calcext:value-type="float">
            <text:p>0,00032785548</text:p>
          </table:table-cell>
          <table:table-cell office:value-type="float" office:value="0.00000001784" calcext:value-type="float">
            <text:p>0,00000001784</text:p>
          </table:table-cell>
          <table:table-cell office:value-type="float" office:value="0.000208458854" calcext:value-type="float">
            <text:p>0,00020845885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2382" calcext:value-type="float">
            <text:p>0,00000002382</text:p>
          </table:table-cell>
          <table:table-cell office:value-type="float" office:value="0.00042007323" calcext:value-type="float">
            <text:p>0,00042007323</text:p>
          </table:table-cell>
          <table:table-cell office:value-type="float" office:value="0.0004613835" calcext:value-type="float">
            <text:p>0,0004613835</text:p>
          </table:table-cell>
          <table:table-cell office:value-type="float" office:value="0.00041924179" calcext:value-type="float">
            <text:p>0,00041924179</text:p>
          </table:table-cell>
          <table:table-cell office:value-type="float" office:value="0.00000001817" calcext:value-type="float">
            <text:p>0,00000001817</text:p>
          </table:table-cell>
          <table:table-cell office:value-type="float" office:value="0.000260148102000001" calcext:value-type="float">
            <text:p>0,00026014810200000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1849" calcext:value-type="float">
            <text:p>0,00000001849</text:p>
          </table:table-cell>
          <table:table-cell office:value-type="float" office:value="0.00045779123" calcext:value-type="float">
            <text:p>0,00045779123</text:p>
          </table:table-cell>
          <table:table-cell office:value-type="float" office:value="0.0004931594" calcext:value-type="float">
            <text:p>0,0004931594</text:p>
          </table:table-cell>
          <table:table-cell office:value-type="float" office:value="0.00044482425" calcext:value-type="float">
            <text:p>0,00044482425</text:p>
          </table:table-cell>
          <table:table-cell office:value-type="float" office:value="0.00000001597" calcext:value-type="float">
            <text:p>0,00000001597</text:p>
          </table:table-cell>
          <table:table-cell office:value-type="float" office:value="0.000279161868" calcext:value-type="float">
            <text:p>0,0002791618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0.00000002021" calcext:value-type="float">
            <text:p>0,00000002021</text:p>
          </table:table-cell>
          <table:table-cell table:style-name="ce16" office:value-type="float" office:value="0.00051406139" calcext:value-type="float">
            <text:p>0,00051406139</text:p>
          </table:table-cell>
          <table:table-cell table:style-name="ce16" office:value-type="float" office:value="0.00056386103" calcext:value-type="float">
            <text:p>0,00056386103</text:p>
          </table:table-cell>
          <table:table-cell table:style-name="ce16" office:value-type="float" office:value="0.00050816965" calcext:value-type="float">
            <text:p>0,00050816965</text:p>
          </table:table-cell>
          <table:table-cell table:style-name="ce20" office:value-type="float" office:value="0.00000001634" calcext:value-type="float">
            <text:p>0,00000001634</text:p>
          </table:table-cell>
          <table:table-cell table:style-name="ce26" office:value-type="float" office:value="0.000317225723999999" calcext:value-type="float">
            <text:p>0,000317225723999999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302300000000001" calcext:value-type="float">
            <text:p>0,0000000302300000000001</text:p>
          </table:table-cell>
          <table:table-cell table:style-name="ce17" office:value-type="float" office:value="0.0003179205125" calcext:value-type="float">
            <text:p>0,0003179205125</text:p>
          </table:table-cell>
          <table:table-cell table:style-name="ce17" office:value-type="float" office:value="0.00035733223625" calcext:value-type="float">
            <text:p>0,00035733223625</text:p>
          </table:table-cell>
          <table:table-cell table:style-name="ce17" office:value-type="float" office:value="0.0003086215525" calcext:value-type="float">
            <text:p>0,0003086215525</text:p>
          </table:table-cell>
          <table:table-cell table:style-name="ce21" office:value-type="float" office:value="0.0000000214" calcext:value-type="float">
            <text:p>0,0000000214</text:p>
          </table:table-cell>
          <table:table-cell table:style-name="ce27" office:value-type="float" office:value="0.00019678518625" calcext:value-type="float">
            <text:p>0,0001967851862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id_realusers_1'.A1:'Tabla dinámica_search_by_userid_realusers_1'.G11" table:buttons="'Tabla dinámica_search_by_userid_realusers_1'.A2 'Tabla dinámica_search_by_userid_realusers_1'.B1" table:show-filter-button="false" table:drill-down-on-double-click="false">
          <table:source-cell-range table:cell-range-address="search_by_userid_realusers.A1:search_by_userid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1" table:display="true" table:show-details="true"/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5" table:display="true" table:show-details="true"/>
                <table:data-pilot-member table:name="0,000000036" table:display="true" table:show-details="true"/>
                <table:data-pilot-member table:name="0,000000037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1" table:display="true" table:show-details="true"/>
                <table:data-pilot-member table:name="0,000000042" table:display="true" table:show-details="true"/>
                <table:data-pilot-member table:name="0,000000043" table:display="true" table:show-details="true"/>
                <table:data-pilot-member table:name="0,000000044" table:display="true" table:show-details="true"/>
                <table:data-pilot-member table:name="0,000000045" table:display="true" table:show-details="true"/>
                <table:data-pilot-member table:name="0,000000046" table:display="true" table:show-details="true"/>
                <table:data-pilot-member table:name="0,000000047" table:display="true" table:show-details="true"/>
                <table:data-pilot-member table:name="0,000000048" table:display="true" table:show-details="true"/>
                <table:data-pilot-member table:name="0,000000049" table:display="true" table:show-details="true"/>
                <table:data-pilot-member table:name="0,00000005" table:display="true" table:show-details="true"/>
                <table:data-pilot-member table:name="0,000000051" table:display="true" table:show-details="true"/>
                <table:data-pilot-member table:name="0,000000052" table:display="true" table:show-details="true"/>
                <table:data-pilot-member table:name="0,000000053" table:display="true" table:show-details="true"/>
                <table:data-pilot-member table:name="0,000000054" table:display="true" table:show-details="true"/>
                <table:data-pilot-member table:name="0,000000055" table:display="true" table:show-details="true"/>
                <table:data-pilot-member table:name="0,000000056" table:display="true" table:show-details="true"/>
                <table:data-pilot-member table:name="0,000000057" table:display="true" table:show-details="true"/>
                <table:data-pilot-member table:name="0,000000058" table:display="true" table:show-details="true"/>
                <table:data-pilot-member table:name="0,000000059" table:display="true" table:show-details="true"/>
                <table:data-pilot-member table:name="0,00000006" table:display="true" table:show-details="true"/>
                <table:data-pilot-member table:name="0,000000062" table:display="true" table:show-details="true"/>
                <table:data-pilot-member table:name="0,000000063" table:display="true" table:show-details="true"/>
                <table:data-pilot-member table:name="0,000000064" table:display="true" table:show-details="true"/>
                <table:data-pilot-member table:name="0,000000065" table:display="true" table:show-details="true"/>
                <table:data-pilot-member table:name="0,000000066" table:display="true" table:show-details="true"/>
                <table:data-pilot-member table:name="0,000000067" table:display="true" table:show-details="true"/>
                <table:data-pilot-member table:name="0,000000068" table:display="true" table:show-details="true"/>
                <table:data-pilot-member table:name="0,000000069" table:display="true" table:show-details="true"/>
                <table:data-pilot-member table:name="0,000000071" table:display="true" table:show-details="true"/>
                <table:data-pilot-member table:name="0,000000073" table:display="true" table:show-details="true"/>
                <table:data-pilot-member table:name="0,000000074" table:display="true" table:show-details="true"/>
                <table:data-pilot-member table:name="0,000000075" table:display="true" table:show-details="true"/>
                <table:data-pilot-member table:name="0,000000078" table:display="true" table:show-details="true"/>
                <table:data-pilot-member table:name="0,000000079" table:display="true" table:show-details="true"/>
                <table:data-pilot-member table:name="0,00000008" table:display="true" table:show-details="true"/>
                <table:data-pilot-member table:name="0,000000083" table:display="true" table:show-details="true"/>
                <table:data-pilot-member table:name="0,000000085" table:display="true" table:show-details="true"/>
                <table:data-pilot-member table:name="0,000000086" table:display="true" table:show-details="true"/>
                <table:data-pilot-member table:name="0,00000009" table:display="true" table:show-details="true"/>
                <table:data-pilot-member table:name="0,000000092" table:display="true" table:show-details="true"/>
                <table:data-pilot-member table:name="0,000000093" table:display="true" table:show-details="true"/>
                <table:data-pilot-member table:name="0,000000099" table:display="true" table:show-details="true"/>
                <table:data-pilot-member table:name="0,000000118" table:display="true" table:show-details="true"/>
                <table:data-pilot-member table:name="0,000000121" table:display="true" table:show-details="true"/>
                <table:data-pilot-member table:name="0,000000132" table:display="true" table:show-details="true"/>
                <table:data-pilot-member table:name="0,000000139" table:display="true" table:show-details="true"/>
                <table:data-pilot-member table:name="0,00000015" table:display="true" table:show-details="true"/>
                <table:data-pilot-member table:name="0,000000164" table:display="true" table:show-details="true"/>
                <table:data-pilot-member table:name="0,000000177" table:display="true" table:show-details="true"/>
                <table:data-pilot-member table:name="0,000000178" table:display="true" table:show-details="true"/>
                <table:data-pilot-member table:name="0,000000189" table:display="true" table:show-details="true"/>
                <table:data-pilot-member table:name="0,000000191" table:display="true" table:show-details="true"/>
                <table:data-pilot-member table:name="0,000000228" table:display="true" table:show-details="true"/>
                <table:data-pilot-member table:name="0,000000243" table:display="true" table:show-details="true"/>
                <table:data-pilot-member table:name="0,000000263" table:display="true" table:show-details="true"/>
                <table:data-pilot-member table:name="0,000000317" table:display="true" table:show-details="true"/>
                <table:data-pilot-member table:name="0,000000332" table:display="true" table:show-details="true"/>
                <table:data-pilot-member table:name="0,000000349" table:display="true" table:show-details="true"/>
                <table:data-pilot-member table:name="0,000003053" table:display="true" table:show-details="true"/>
                <table:data-pilot-member table:name="0,000023804" table:display="true" table:show-details="true"/>
                <table:data-pilot-member table:name="0,000025415" table:display="true" table:show-details="true"/>
                <table:data-pilot-member table:name="0,000025666" table:display="true" table:show-details="true"/>
                <table:data-pilot-member table:name="0,000025857" table:display="true" table:show-details="true"/>
                <table:data-pilot-member table:name="0,000025904" table:display="true" table:show-details="true"/>
                <table:data-pilot-member table:name="0,000025931" table:display="true" table:show-details="true"/>
                <table:data-pilot-member table:name="0,00002598" table:display="true" table:show-details="true"/>
                <table:data-pilot-member table:name="0,000026041" table:display="true" table:show-details="true"/>
                <table:data-pilot-member table:name="0,000026087" table:display="true" table:show-details="true"/>
                <table:data-pilot-member table:name="0,000026234" table:display="true" table:show-details="true"/>
                <table:data-pilot-member table:name="0,000026271" table:display="true" table:show-details="true"/>
                <table:data-pilot-member table:name="0,000026348" table:display="true" table:show-details="true"/>
                <table:data-pilot-member table:name="0,000026768" table:display="true" table:show-details="true"/>
                <table:data-pilot-member table:name="0,000026777" table:display="true" table:show-details="true"/>
                <table:data-pilot-member table:name="0,000026781" table:display="true" table:show-details="true"/>
                <table:data-pilot-member table:name="0,000026838" table:display="true" table:show-details="true"/>
                <table:data-pilot-member table:name="0,000026947" table:display="true" table:show-details="true"/>
                <table:data-pilot-member table:name="0,000026994" table:display="true" table:show-details="true"/>
                <table:data-pilot-member table:name="0,000027037" table:display="true" table:show-details="true"/>
                <table:data-pilot-member table:name="0,000027053" table:display="true" table:show-details="true"/>
                <table:data-pilot-member table:name="0,000027111" table:display="true" table:show-details="true"/>
                <table:data-pilot-member table:name="0,000027163" table:display="true" table:show-details="true"/>
                <table:data-pilot-member table:name="0,000027221" table:display="true" table:show-details="true"/>
                <table:data-pilot-member table:name="0,000027226" table:display="true" table:show-details="true"/>
                <table:data-pilot-member table:name="0,00002723" table:display="true" table:show-details="true"/>
                <table:data-pilot-member table:name="0,000027426" table:display="true" table:show-details="true"/>
                <table:data-pilot-member table:name="0,000027604" table:display="true" table:show-details="true"/>
                <table:data-pilot-member table:name="0,000027626" table:display="true" table:show-details="true"/>
                <table:data-pilot-member table:name="0,00002765" table:display="true" table:show-details="true"/>
                <table:data-pilot-member table:name="0,00002767" table:display="true" table:show-details="true"/>
                <table:data-pilot-member table:name="0,000027726" table:display="true" table:show-details="true"/>
                <table:data-pilot-member table:name="0,000027749" table:display="true" table:show-details="true"/>
                <table:data-pilot-member table:name="0,00002779" table:display="true" table:show-details="true"/>
                <table:data-pilot-member table:name="0,000027855" table:display="true" table:show-details="true"/>
                <table:data-pilot-member table:name="0,000027887" table:display="true" table:show-details="true"/>
                <table:data-pilot-member table:name="0,000027937" table:display="true" table:show-details="true"/>
                <table:data-pilot-member table:name="0,000027939" table:display="true" table:show-details="true"/>
                <table:data-pilot-member table:name="0,000027971" table:display="true" table:show-details="true"/>
                <table:data-pilot-member table:name="0,000028" table:display="true" table:show-details="true"/>
                <table:data-pilot-member table:name="0,000028002" table:display="true" table:show-details="true"/>
                <table:data-pilot-member table:name="0,000028288" table:display="true" table:show-details="true"/>
                <table:data-pilot-member table:name="0,000028454" table:display="true" table:show-details="true"/>
                <table:data-pilot-member table:name="0,000028482" table:display="true" table:show-details="true"/>
                <table:data-pilot-member table:name="0,000028508" table:display="true" table:show-details="true"/>
                <table:data-pilot-member table:name="0,000028542" table:display="true" table:show-details="true"/>
                <table:data-pilot-member table:name="0,00002858" table:display="true" table:show-details="true"/>
                <table:data-pilot-member table:name="0,000028669" table:display="true" table:show-details="true"/>
                <table:data-pilot-member table:name="0,000028751" table:display="true" table:show-details="true"/>
                <table:data-pilot-member table:name="0,000028857" table:display="true" table:show-details="true"/>
                <table:data-pilot-member table:name="0,000028858" table:display="true" table:show-details="true"/>
                <table:data-pilot-member table:name="0,000028888" table:display="true" table:show-details="true"/>
                <table:data-pilot-member table:name="0,000028944" table:display="true" table:show-details="true"/>
                <table:data-pilot-member table:name="0,000029096" table:display="true" table:show-details="true"/>
                <table:data-pilot-member table:name="0,000029148" table:display="true" table:show-details="true"/>
                <table:data-pilot-member table:name="0,000029199" table:display="true" table:show-details="true"/>
                <table:data-pilot-member table:name="0,000029284" table:display="true" table:show-details="true"/>
                <table:data-pilot-member table:name="0,000029352" table:display="true" table:show-details="true"/>
                <table:data-pilot-member table:name="0,000029419" table:display="true" table:show-details="true"/>
                <table:data-pilot-member table:name="0,000029453" table:display="true" table:show-details="true"/>
                <table:data-pilot-member table:name="0,000029486" table:display="true" table:show-details="true"/>
                <table:data-pilot-member table:name="0,000029639" table:display="true" table:show-details="true"/>
                <table:data-pilot-member table:name="0,000029748" table:display="true" table:show-details="true"/>
                <table:data-pilot-member table:name="0,000029749" table:display="true" table:show-details="true"/>
                <table:data-pilot-member table:name="0,000029766" table:display="true" table:show-details="true"/>
                <table:data-pilot-member table:name="0,000029783" table:display="true" table:show-details="true"/>
                <table:data-pilot-member table:name="0,000029884" table:display="true" table:show-details="true"/>
                <table:data-pilot-member table:name="0,000029959" table:display="true" table:show-details="true"/>
                <table:data-pilot-member table:name="0,000029981" table:display="true" table:show-details="true"/>
                <table:data-pilot-member table:name="0,000029987" table:display="true" table:show-details="true"/>
                <table:data-pilot-member table:name="0,000030001" table:display="true" table:show-details="true"/>
                <table:data-pilot-member table:name="0,000030018" table:display="true" table:show-details="true"/>
                <table:data-pilot-member table:name="0,000030219" table:display="true" table:show-details="true"/>
                <table:data-pilot-member table:name="0,000030494" table:display="true" table:show-details="true"/>
                <table:data-pilot-member table:name="0,000030611" table:display="true" table:show-details="true"/>
                <table:data-pilot-member table:name="0,000030634" table:display="true" table:show-details="true"/>
                <table:data-pilot-member table:name="0,000030636" table:display="true" table:show-details="true"/>
                <table:data-pilot-member table:name="0,00003068" table:display="true" table:show-details="true"/>
                <table:data-pilot-member table:name="0,000030685" table:display="true" table:show-details="true"/>
                <table:data-pilot-member table:name="0,000030706" table:display="true" table:show-details="true"/>
                <table:data-pilot-member table:name="0,000030751" table:display="true" table:show-details="true"/>
                <table:data-pilot-member table:name="0,000030757" table:display="true" table:show-details="true"/>
                <table:data-pilot-member table:name="0,000030759" table:display="true" table:show-details="true"/>
                <table:data-pilot-member table:name="0,000030804" table:display="true" table:show-details="true"/>
                <table:data-pilot-member table:name="0,000030835" table:display="true" table:show-details="true"/>
                <table:data-pilot-member table:name="0,000030873" table:display="true" table:show-details="true"/>
                <table:data-pilot-member table:name="0,000030876" table:display="true" table:show-details="true"/>
                <table:data-pilot-member table:name="0,000030895" table:display="true" table:show-details="true"/>
                <table:data-pilot-member table:name="0,000030995" table:display="true" table:show-details="true"/>
                <table:data-pilot-member table:name="0,000031003" table:display="true" table:show-details="true"/>
                <table:data-pilot-member table:name="0,000031015" table:display="true" table:show-details="true"/>
                <table:data-pilot-member table:name="0,00003105" table:display="true" table:show-details="true"/>
                <table:data-pilot-member table:name="0,000031094" table:display="true" table:show-details="true"/>
                <table:data-pilot-member table:name="0,000031115" table:display="true" table:show-details="true"/>
                <table:data-pilot-member table:name="0,000031147" table:display="true" table:show-details="true"/>
                <table:data-pilot-member table:name="0,000031166" table:display="true" table:show-details="true"/>
                <table:data-pilot-member table:name="0,000031214" table:display="true" table:show-details="true"/>
                <table:data-pilot-member table:name="0,000031266" table:display="true" table:show-details="true"/>
                <table:data-pilot-member table:name="0,000031343" table:display="true" table:show-details="true"/>
                <table:data-pilot-member table:name="0,000031545" table:display="true" table:show-details="true"/>
                <table:data-pilot-member table:name="0,000031584" table:display="true" table:show-details="true"/>
                <table:data-pilot-member table:name="0,000031612" table:display="true" table:show-details="true"/>
                <table:data-pilot-member table:name="0,000031661" table:display="true" table:show-details="true"/>
                <table:data-pilot-member table:name="0,00003168" table:display="true" table:show-details="true"/>
                <table:data-pilot-member table:name="0,000031747" table:display="true" table:show-details="true"/>
                <table:data-pilot-member table:name="0,000031914" table:display="true" table:show-details="true"/>
                <table:data-pilot-member table:name="0,000032003" table:display="true" table:show-details="true"/>
                <table:data-pilot-member table:name="0,000032065" table:display="true" table:show-details="true"/>
                <table:data-pilot-member table:name="0,000032152" table:display="true" table:show-details="true"/>
                <table:data-pilot-member table:name="0,000032227" table:display="true" table:show-details="true"/>
                <table:data-pilot-member table:name="0,000032295" table:display="true" table:show-details="true"/>
                <table:data-pilot-member table:name="0,000032339" table:display="true" table:show-details="true"/>
                <table:data-pilot-member table:name="0,00003239" table:display="true" table:show-details="true"/>
                <table:data-pilot-member table:name="0,000032408" table:display="true" table:show-details="true"/>
                <table:data-pilot-member table:name="0,000032421" table:display="true" table:show-details="true"/>
                <table:data-pilot-member table:name="0,000032429" table:display="true" table:show-details="true"/>
                <table:data-pilot-member table:name="0,000032458" table:display="true" table:show-details="true"/>
                <table:data-pilot-member table:name="0,000032561" table:display="true" table:show-details="true"/>
                <table:data-pilot-member table:name="0,000032667" table:display="true" table:show-details="true"/>
                <table:data-pilot-member table:name="0,000032671" table:display="true" table:show-details="true"/>
                <table:data-pilot-member table:name="0,000032673" table:display="true" table:show-details="true"/>
                <table:data-pilot-member table:name="0,000032843" table:display="true" table:show-details="true"/>
                <table:data-pilot-member table:name="0,000032877" table:display="true" table:show-details="true"/>
                <table:data-pilot-member table:name="0,000032883" table:display="true" table:show-details="true"/>
                <table:data-pilot-member table:name="0,00003289" table:display="true" table:show-details="true"/>
                <table:data-pilot-member table:name="0,000032923" table:display="true" table:show-details="true"/>
                <table:data-pilot-member table:name="0,000033031" table:display="true" table:show-details="true"/>
                <table:data-pilot-member table:name="0,000033209" table:display="true" table:show-details="true"/>
                <table:data-pilot-member table:name="0,000033236" table:display="true" table:show-details="true"/>
                <table:data-pilot-member table:name="0,000033238" table:display="true" table:show-details="true"/>
                <table:data-pilot-member table:name="0,000033242" table:display="true" table:show-details="true"/>
                <table:data-pilot-member table:name="0,000033328" table:display="true" table:show-details="true"/>
                <table:data-pilot-member table:name="0,000033466" table:display="true" table:show-details="true"/>
                <table:data-pilot-member table:name="0,000033531" table:display="true" table:show-details="true"/>
                <table:data-pilot-member table:name="0,000033546" table:display="true" table:show-details="true"/>
                <table:data-pilot-member table:name="0,000033616" table:display="true" table:show-details="true"/>
                <table:data-pilot-member table:name="0,000033617" table:display="true" table:show-details="true"/>
                <table:data-pilot-member table:name="0,000033674" table:display="true" table:show-details="true"/>
                <table:data-pilot-member table:name="0,000033703" table:display="true" table:show-details="true"/>
                <table:data-pilot-member table:name="0,000033715" table:display="true" table:show-details="true"/>
                <table:data-pilot-member table:name="0,000033871" table:display="true" table:show-details="true"/>
                <table:data-pilot-member table:name="0,000033914" table:display="true" table:show-details="true"/>
                <table:data-pilot-member table:name="0,000033917" table:display="true" table:show-details="true"/>
                <table:data-pilot-member table:name="0,000033921" table:display="true" table:show-details="true"/>
                <table:data-pilot-member table:name="0,000033973" table:display="true" table:show-details="true"/>
                <table:data-pilot-member table:name="0,000034064" table:display="true" table:show-details="true"/>
                <table:data-pilot-member table:name="0,000034216" table:display="true" table:show-details="true"/>
                <table:data-pilot-member table:name="0,000034272" table:display="true" table:show-details="true"/>
                <table:data-pilot-member table:name="0,000034283" table:display="true" table:show-details="true"/>
                <table:data-pilot-member table:name="0,00003439" table:display="true" table:show-details="true"/>
                <table:data-pilot-member table:name="0,00003443" table:display="true" table:show-details="true"/>
                <table:data-pilot-member table:name="0,000034445" table:display="true" table:show-details="true"/>
                <table:data-pilot-member table:name="0,000034466" table:display="true" table:show-details="true"/>
                <table:data-pilot-member table:name="0,000034486" table:display="true" table:show-details="true"/>
                <table:data-pilot-member table:name="0,000034493" table:display="true" table:show-details="true"/>
                <table:data-pilot-member table:name="0,000034537" table:display="true" table:show-details="true"/>
                <table:data-pilot-member table:name="0,000034613" table:display="true" table:show-details="true"/>
                <table:data-pilot-member table:name="0,000034784" table:display="true" table:show-details="true"/>
                <table:data-pilot-member table:name="0,000034815" table:display="true" table:show-details="true"/>
                <table:data-pilot-member table:name="0,000034842" table:display="true" table:show-details="true"/>
                <table:data-pilot-member table:name="0,000034861" table:display="true" table:show-details="true"/>
                <table:data-pilot-member table:name="0,000034988" table:display="true" table:show-details="true"/>
                <table:data-pilot-member table:name="0,000034994" table:display="true" table:show-details="true"/>
                <table:data-pilot-member table:name="0,000035068" table:display="true" table:show-details="true"/>
                <table:data-pilot-member table:name="0,000035182" table:display="true" table:show-details="true"/>
                <table:data-pilot-member table:name="0,000035213" table:display="true" table:show-details="true"/>
                <table:data-pilot-member table:name="0,000035293" table:display="true" table:show-details="true"/>
                <table:data-pilot-member table:name="0,000035306" table:display="true" table:show-details="true"/>
                <table:data-pilot-member table:name="0,000035343" table:display="true" table:show-details="true"/>
                <table:data-pilot-member table:name="0,000035353" table:display="true" table:show-details="true"/>
                <table:data-pilot-member table:name="0,000035396" table:display="true" table:show-details="true"/>
                <table:data-pilot-member table:name="0,000035438" table:display="true" table:show-details="true"/>
                <table:data-pilot-member table:name="0,000035439" table:display="true" table:show-details="true"/>
                <table:data-pilot-member table:name="0,000035491" table:display="true" table:show-details="true"/>
                <table:data-pilot-member table:name="0,000035543" table:display="true" table:show-details="true"/>
                <table:data-pilot-member table:name="0,000035571" table:display="true" table:show-details="true"/>
                <table:data-pilot-member table:name="0,000035636" table:display="true" table:show-details="true"/>
                <table:data-pilot-member table:name="0,000035661" table:display="true" table:show-details="true"/>
                <table:data-pilot-member table:name="0,000035747" table:display="true" table:show-details="true"/>
                <table:data-pilot-member table:name="0,000035751" table:display="true" table:show-details="true"/>
                <table:data-pilot-member table:name="0,000035859" table:display="true" table:show-details="true"/>
                <table:data-pilot-member table:name="0,000035953" table:display="true" table:show-details="true"/>
                <table:data-pilot-member table:name="0,000036032" table:display="true" table:show-details="true"/>
                <table:data-pilot-member table:name="0,000036104" table:display="true" table:show-details="true"/>
                <table:data-pilot-member table:name="0,000036116" table:display="true" table:show-details="true"/>
                <table:data-pilot-member table:name="0,00003613" table:display="true" table:show-details="true"/>
                <table:data-pilot-member table:name="0,000036285" table:display="true" table:show-details="true"/>
                <table:data-pilot-member table:name="0,000036289" table:display="true" table:show-details="true"/>
                <table:data-pilot-member table:name="0,000036295" table:display="true" table:show-details="true"/>
                <table:data-pilot-member table:name="0,000036538" table:display="true" table:show-details="true"/>
                <table:data-pilot-member table:name="0,000036747" table:display="true" table:show-details="true"/>
                <table:data-pilot-member table:name="0,000036765" table:display="true" table:show-details="true"/>
                <table:data-pilot-member table:name="0,000036949" table:display="true" table:show-details="true"/>
                <table:data-pilot-member table:name="0,000036952" table:display="true" table:show-details="true"/>
                <table:data-pilot-member table:name="0,00003702" table:display="true" table:show-details="true"/>
                <table:data-pilot-member table:name="0,000037046" table:display="true" table:show-details="true"/>
                <table:data-pilot-member table:name="0,000037166" table:display="true" table:show-details="true"/>
                <table:data-pilot-member table:name="0,000037185" table:display="true" table:show-details="true"/>
                <table:data-pilot-member table:name="0,00003722" table:display="true" table:show-details="true"/>
                <table:data-pilot-member table:name="0,000037372" table:display="true" table:show-details="true"/>
                <table:data-pilot-member table:name="0,0000375" table:display="true" table:show-details="true"/>
                <table:data-pilot-member table:name="0,000037547" table:display="true" table:show-details="true"/>
                <table:data-pilot-member table:name="0,000037835" table:display="true" table:show-details="true"/>
                <table:data-pilot-member table:name="0,000037862" table:display="true" table:show-details="true"/>
                <table:data-pilot-member table:name="0,000037959" table:display="true" table:show-details="true"/>
                <table:data-pilot-member table:name="0,00003825" table:display="true" table:show-details="true"/>
                <table:data-pilot-member table:name="0,000038388" table:display="true" table:show-details="true"/>
                <table:data-pilot-member table:name="0,000038922" table:display="true" table:show-details="true"/>
                <table:data-pilot-member table:name="0,000038934" table:display="true" table:show-details="true"/>
                <table:data-pilot-member table:name="0,000038943" table:display="true" table:show-details="true"/>
                <table:data-pilot-member table:name="0,000039008" table:display="true" table:show-details="true"/>
                <table:data-pilot-member table:name="0,000039086" table:display="true" table:show-details="true"/>
                <table:data-pilot-member table:name="0,000039115" table:display="true" table:show-details="true"/>
                <table:data-pilot-member table:name="0,000039277" table:display="true" table:show-details="true"/>
                <table:data-pilot-member table:name="0,000039288" table:display="true" table:show-details="true"/>
                <table:data-pilot-member table:name="0,000039386" table:display="true" table:show-details="true"/>
                <table:data-pilot-member table:name="0,000039418" table:display="true" table:show-details="true"/>
                <table:data-pilot-member table:name="0,000039525" table:display="true" table:show-details="true"/>
                <table:data-pilot-member table:name="0,000039574" table:display="true" table:show-details="true"/>
                <table:data-pilot-member table:name="0,000039644" table:display="true" table:show-details="true"/>
                <table:data-pilot-member table:name="0,000039789" table:display="true" table:show-details="true"/>
                <table:data-pilot-member table:name="0,000039906" table:display="true" table:show-details="true"/>
                <table:data-pilot-member table:name="0,00003994" table:display="true" table:show-details="true"/>
                <table:data-pilot-member table:name="0,000039976" table:display="true" table:show-details="true"/>
                <table:data-pilot-member table:name="0,000040199" table:display="true" table:show-details="true"/>
                <table:data-pilot-member table:name="0,000040242" table:display="true" table:show-details="true"/>
                <table:data-pilot-member table:name="0,000040433" table:display="true" table:show-details="true"/>
                <table:data-pilot-member table:name="0,000040461" table:display="true" table:show-details="true"/>
                <table:data-pilot-member table:name="0,00004051" table:display="true" table:show-details="true"/>
                <table:data-pilot-member table:name="0,000040678" table:display="true" table:show-details="true"/>
                <table:data-pilot-member table:name="0,00004069" table:display="true" table:show-details="true"/>
                <table:data-pilot-member table:name="0,000040946" table:display="true" table:show-details="true"/>
                <table:data-pilot-member table:name="0,000040969" table:display="true" table:show-details="true"/>
                <table:data-pilot-member table:name="0,000040987" table:display="true" table:show-details="true"/>
                <table:data-pilot-member table:name="0,000041029" table:display="true" table:show-details="true"/>
                <table:data-pilot-member table:name="0,000041163" table:display="true" table:show-details="true"/>
                <table:data-pilot-member table:name="0,000041176" table:display="true" table:show-details="true"/>
                <table:data-pilot-member table:name="0,000041206" table:display="true" table:show-details="true"/>
                <table:data-pilot-member table:name="0,000041335" table:display="true" table:show-details="true"/>
                <table:data-pilot-member table:name="0,000041374" table:display="true" table:show-details="true"/>
                <table:data-pilot-member table:name="0,000041404" table:display="true" table:show-details="true"/>
                <table:data-pilot-member table:name="0,000041443" table:display="true" table:show-details="true"/>
                <table:data-pilot-member table:name="0,000041711" table:display="true" table:show-details="true"/>
                <table:data-pilot-member table:name="0,000041925" table:display="true" table:show-details="true"/>
                <table:data-pilot-member table:name="0,000042212" table:display="true" table:show-details="true"/>
                <table:data-pilot-member table:name="0,000042311" table:display="true" table:show-details="true"/>
                <table:data-pilot-member table:name="0,000042441" table:display="true" table:show-details="true"/>
                <table:data-pilot-member table:name="0,000042499" table:display="true" table:show-details="true"/>
                <table:data-pilot-member table:name="0,000042538" table:display="true" table:show-details="true"/>
                <table:data-pilot-member table:name="0,000042553" table:display="true" table:show-details="true"/>
                <table:data-pilot-member table:name="0,00004267" table:display="true" table:show-details="true"/>
                <table:data-pilot-member table:name="0,00004269" table:display="true" table:show-details="true"/>
                <table:data-pilot-member table:name="0,000042913" table:display="true" table:show-details="true"/>
                <table:data-pilot-member table:name="0,000043039" table:display="true" table:show-details="true"/>
                <table:data-pilot-member table:name="0,000043177" table:display="true" table:show-details="true"/>
                <table:data-pilot-member table:name="0,000043658" table:display="true" table:show-details="true"/>
                <table:data-pilot-member table:name="0,000043704" table:display="true" table:show-details="true"/>
                <table:data-pilot-member table:name="0,00004386" table:display="true" table:show-details="true"/>
                <table:data-pilot-member table:name="0,000043955" table:display="true" table:show-details="true"/>
                <table:data-pilot-member table:name="0,000043976" table:display="true" table:show-details="true"/>
                <table:data-pilot-member table:name="0,000044116" table:display="true" table:show-details="true"/>
                <table:data-pilot-member table:name="0,000044297" table:display="true" table:show-details="true"/>
                <table:data-pilot-member table:name="0,000044462" table:display="true" table:show-details="true"/>
                <table:data-pilot-member table:name="0,000044819" table:display="true" table:show-details="true"/>
                <table:data-pilot-member table:name="0,00004495" table:display="true" table:show-details="true"/>
                <table:data-pilot-member table:name="0,000045336" table:display="true" table:show-details="true"/>
                <table:data-pilot-member table:name="0,000045382" table:display="true" table:show-details="true"/>
                <table:data-pilot-member table:name="0,000045515" table:display="true" table:show-details="true"/>
                <table:data-pilot-member table:name="0,00004553" table:display="true" table:show-details="true"/>
                <table:data-pilot-member table:name="0,000046583" table:display="true" table:show-details="true"/>
                <table:data-pilot-member table:name="0,000046597" table:display="true" table:show-details="true"/>
                <table:data-pilot-member table:name="0,000046638" table:display="true" table:show-details="true"/>
                <table:data-pilot-member table:name="0,000046731" table:display="true" table:show-details="true"/>
                <table:data-pilot-member table:name="0,000046822" table:display="true" table:show-details="true"/>
                <table:data-pilot-member table:name="0,000046882" table:display="true" table:show-details="true"/>
                <table:data-pilot-member table:name="0,000048386" table:display="true" table:show-details="true"/>
                <table:data-pilot-member table:name="0,000048762" table:display="true" table:show-details="true"/>
                <table:data-pilot-member table:name="0,00004932" table:display="true" table:show-details="true"/>
                <table:data-pilot-member table:name="0,000049525" table:display="true" table:show-details="true"/>
                <table:data-pilot-member table:name="0,000049954" table:display="true" table:show-details="true"/>
                <table:data-pilot-member table:name="0,000050152" table:display="true" table:show-details="true"/>
                <table:data-pilot-member table:name="0,000050319" table:display="true" table:show-details="true"/>
                <table:data-pilot-member table:name="0,000050336" table:display="true" table:show-details="true"/>
                <table:data-pilot-member table:name="0,000050658" table:display="true" table:show-details="true"/>
                <table:data-pilot-member table:name="0,000051342" table:display="true" table:show-details="true"/>
                <table:data-pilot-member table:name="0,000051518" table:display="true" table:show-details="true"/>
                <table:data-pilot-member table:name="0,000051759" table:display="true" table:show-details="true"/>
                <table:data-pilot-member table:name="0,000051828" table:display="true" table:show-details="true"/>
                <table:data-pilot-member table:name="0,000052118" table:display="true" table:show-details="true"/>
                <table:data-pilot-member table:name="0,000052443" table:display="true" table:show-details="true"/>
                <table:data-pilot-member table:name="0,000052673" table:display="true" table:show-details="true"/>
                <table:data-pilot-member table:name="0,000053408" table:display="true" table:show-details="true"/>
                <table:data-pilot-member table:name="0,000053988" table:display="true" table:show-details="true"/>
                <table:data-pilot-member table:name="0,000054058" table:display="true" table:show-details="true"/>
                <table:data-pilot-member table:name="0,000055009" table:display="true" table:show-details="true"/>
                <table:data-pilot-member table:name="0,00005545" table:display="true" table:show-details="true"/>
                <table:data-pilot-member table:name="0,000056527" table:display="true" table:show-details="true"/>
                <table:data-pilot-member table:name="0,000056902" table:display="true" table:show-details="true"/>
                <table:data-pilot-member table:name="0,000059914" table:display="true" table:show-details="true"/>
                <table:data-pilot-member table:name="0,00006002" table:display="true" table:show-details="true"/>
                <table:data-pilot-member table:name="0,000061673" table:display="true" table:show-details="true"/>
                <table:data-pilot-member table:name="0,000063312" table:display="true" table:show-details="true"/>
                <table:data-pilot-member table:name="0,000063422" table:display="true" table:show-details="true"/>
                <table:data-pilot-member table:name="0,000064421" table:display="true" table:show-details="true"/>
                <table:data-pilot-member table:name="0,000065519" table:display="true" table:show-details="true"/>
                <table:data-pilot-member table:name="0,000065618" table:display="true" table:show-details="true"/>
                <table:data-pilot-member table:name="0,0000667" table:display="true" table:show-details="true"/>
                <table:data-pilot-member table:name="0,00006717" table:display="true" table:show-details="true"/>
                <table:data-pilot-member table:name="0,000067179" table:display="true" table:show-details="true"/>
                <table:data-pilot-member table:name="0,0000676" table:display="true" table:show-details="true"/>
                <table:data-pilot-member table:name="0,000067672" table:display="true" table:show-details="true"/>
                <table:data-pilot-member table:name="0,000068221" table:display="true" table:show-details="true"/>
                <table:data-pilot-member table:name="0,000068979" table:display="true" table:show-details="true"/>
                <table:data-pilot-member table:name="0,000069139" table:display="true" table:show-details="true"/>
                <table:data-pilot-member table:name="0,00006938" table:display="true" table:show-details="true"/>
                <table:data-pilot-member table:name="0,000069502" table:display="true" table:show-details="true"/>
                <table:data-pilot-member table:name="0,000069684" table:display="true" table:show-details="true"/>
                <table:data-pilot-member table:name="0,000069953" table:display="true" table:show-details="true"/>
                <table:data-pilot-member table:name="0,00007055" table:display="true" table:show-details="true"/>
                <table:data-pilot-member table:name="0,000070721" table:display="true" table:show-details="true"/>
                <table:data-pilot-member table:name="0,000070818" table:display="true" table:show-details="true"/>
                <table:data-pilot-member table:name="0,000071265" table:display="true" table:show-details="true"/>
                <table:data-pilot-member table:name="0,000071433" table:display="true" table:show-details="true"/>
                <table:data-pilot-member table:name="0,000071566" table:display="true" table:show-details="true"/>
                <table:data-pilot-member table:name="0,000071616" table:display="true" table:show-details="true"/>
                <table:data-pilot-member table:name="0,00007247" table:display="true" table:show-details="true"/>
                <table:data-pilot-member table:name="0,000072795" table:display="true" table:show-details="true"/>
                <table:data-pilot-member table:name="0,000073027" table:display="true" table:show-details="true"/>
                <table:data-pilot-member table:name="0,000073283" table:display="true" table:show-details="true"/>
                <table:data-pilot-member table:name="0,000073835" table:display="true" table:show-details="true"/>
                <table:data-pilot-member table:name="0,000073928" table:display="true" table:show-details="true"/>
                <table:data-pilot-member table:name="0,000074545" table:display="true" table:show-details="true"/>
                <table:data-pilot-member table:name="0,000075384" table:display="true" table:show-details="true"/>
                <table:data-pilot-member table:name="0,000075521" table:display="true" table:show-details="true"/>
                <table:data-pilot-member table:name="0,000075628" table:display="true" table:show-details="true"/>
                <table:data-pilot-member table:name="0,00007576" table:display="true" table:show-details="true"/>
                <table:data-pilot-member table:name="0,000076219" table:display="true" table:show-details="true"/>
                <table:data-pilot-member table:name="0,000076652" table:display="true" table:show-details="true"/>
                <table:data-pilot-member table:name="0,000076677" table:display="true" table:show-details="true"/>
                <table:data-pilot-member table:name="0,000076901" table:display="true" table:show-details="true"/>
                <table:data-pilot-member table:name="0,000077398" table:display="true" table:show-details="true"/>
                <table:data-pilot-member table:name="0,000077543" table:display="true" table:show-details="true"/>
                <table:data-pilot-member table:name="0,000077831" table:display="true" table:show-details="true"/>
                <table:data-pilot-member table:name="0,000078977" table:display="true" table:show-details="true"/>
                <table:data-pilot-member table:name="0,000079224" table:display="true" table:show-details="true"/>
                <table:data-pilot-member table:name="0,000079442" table:display="true" table:show-details="true"/>
                <table:data-pilot-member table:name="0,000080033" table:display="true" table:show-details="true"/>
                <table:data-pilot-member table:name="0,000080078" table:display="true" table:show-details="true"/>
                <table:data-pilot-member table:name="0,000080236" table:display="true" table:show-details="true"/>
                <table:data-pilot-member table:name="0,000081522" table:display="true" table:show-details="true"/>
                <table:data-pilot-member table:name="0,000081644" table:display="true" table:show-details="true"/>
                <table:data-pilot-member table:name="0,000081735" table:display="true" table:show-details="true"/>
                <table:data-pilot-member table:name="0,000081747" table:display="true" table:show-details="true"/>
                <table:data-pilot-member table:name="0,000081808" table:display="true" table:show-details="true"/>
                <table:data-pilot-member table:name="0,000082025" table:display="true" table:show-details="true"/>
                <table:data-pilot-member table:name="0,000082114" table:display="true" table:show-details="true"/>
                <table:data-pilot-member table:name="0,000082266" table:display="true" table:show-details="true"/>
                <table:data-pilot-member table:name="0,000082306" table:display="true" table:show-details="true"/>
                <table:data-pilot-member table:name="0,000082324" table:display="true" table:show-details="true"/>
                <table:data-pilot-member table:name="0,000082384" table:display="true" table:show-details="true"/>
                <table:data-pilot-member table:name="0,000082789" table:display="true" table:show-details="true"/>
                <table:data-pilot-member table:name="0,000083487" table:display="true" table:show-details="true"/>
                <table:data-pilot-member table:name="0,000083532" table:display="true" table:show-details="true"/>
                <table:data-pilot-member table:name="0,000083956" table:display="true" table:show-details="true"/>
                <table:data-pilot-member table:name="0,000083988" table:display="true" table:show-details="true"/>
                <table:data-pilot-member table:name="0,000084067" table:display="true" table:show-details="true"/>
                <table:data-pilot-member table:name="0,000084229" table:display="true" table:show-details="true"/>
                <table:data-pilot-member table:name="0,000084732" table:display="true" table:show-details="true"/>
                <table:data-pilot-member table:name="0,000084927" table:display="true" table:show-details="true"/>
                <table:data-pilot-member table:name="0,000085286" table:display="true" table:show-details="true"/>
                <table:data-pilot-member table:name="0,00008546" table:display="true" table:show-details="true"/>
                <table:data-pilot-member table:name="0,000085483" table:display="true" table:show-details="true"/>
                <table:data-pilot-member table:name="0,000086383" table:display="true" table:show-details="true"/>
                <table:data-pilot-member table:name="0,000086675" table:display="true" table:show-details="true"/>
                <table:data-pilot-member table:name="0,00008696" table:display="true" table:show-details="true"/>
                <table:data-pilot-member table:name="0,000087375" table:display="true" table:show-details="true"/>
                <table:data-pilot-member table:name="0,000087512" table:display="true" table:show-details="true"/>
                <table:data-pilot-member table:name="0,000087949" table:display="true" table:show-details="true"/>
                <table:data-pilot-member table:name="0,000087989" table:display="true" table:show-details="true"/>
                <table:data-pilot-member table:name="0,000088127" table:display="true" table:show-details="true"/>
                <table:data-pilot-member table:name="0,000088595" table:display="true" table:show-details="true"/>
                <table:data-pilot-member table:name="0,000088864" table:display="true" table:show-details="true"/>
                <table:data-pilot-member table:name="0,000089175" table:display="true" table:show-details="true"/>
                <table:data-pilot-member table:name="0,0000894" table:display="true" table:show-details="true"/>
                <table:data-pilot-member table:name="0,000089493" table:display="true" table:show-details="true"/>
                <table:data-pilot-member table:name="0,000089994" table:display="true" table:show-details="true"/>
                <table:data-pilot-member table:name="0,000090004" table:display="true" table:show-details="true"/>
                <table:data-pilot-member table:name="0,000090481" table:display="true" table:show-details="true"/>
                <table:data-pilot-member table:name="0,000090684" table:display="true" table:show-details="true"/>
                <table:data-pilot-member table:name="0,000090717" table:display="true" table:show-details="true"/>
                <table:data-pilot-member table:name="0,000091016" table:display="true" table:show-details="true"/>
                <table:data-pilot-member table:name="0,000091315" table:display="true" table:show-details="true"/>
                <table:data-pilot-member table:name="0,000091351" table:display="true" table:show-details="true"/>
                <table:data-pilot-member table:name="0,00009162" table:display="true" table:show-details="true"/>
                <table:data-pilot-member table:name="0,000091656" table:display="true" table:show-details="true"/>
                <table:data-pilot-member table:name="0,000091861" table:display="true" table:show-details="true"/>
                <table:data-pilot-member table:name="0,00009194" table:display="true" table:show-details="true"/>
                <table:data-pilot-member table:name="0,000091969" table:display="true" table:show-details="true"/>
                <table:data-pilot-member table:name="0,000092024" table:display="true" table:show-details="true"/>
                <table:data-pilot-member table:name="0,000092388" table:display="true" table:show-details="true"/>
                <table:data-pilot-member table:name="0,000092798" table:display="true" table:show-details="true"/>
                <table:data-pilot-member table:name="0,000092808" table:display="true" table:show-details="true"/>
                <table:data-pilot-member table:name="0,000093468" table:display="true" table:show-details="true"/>
                <table:data-pilot-member table:name="0,000093484" table:display="true" table:show-details="true"/>
                <table:data-pilot-member table:name="0,000093502" table:display="true" table:show-details="true"/>
                <table:data-pilot-member table:name="0,000093555" table:display="true" table:show-details="true"/>
                <table:data-pilot-member table:name="0,000093807" table:display="true" table:show-details="true"/>
                <table:data-pilot-member table:name="0,000093892" table:display="true" table:show-details="true"/>
                <table:data-pilot-member table:name="0,000093957" table:display="true" table:show-details="true"/>
                <table:data-pilot-member table:name="0,000094543" table:display="true" table:show-details="true"/>
                <table:data-pilot-member table:name="0,000094694" table:display="true" table:show-details="true"/>
                <table:data-pilot-member table:name="0,000094914" table:display="true" table:show-details="true"/>
                <table:data-pilot-member table:name="0,000094926" table:display="true" table:show-details="true"/>
                <table:data-pilot-member table:name="0,000095613" table:display="true" table:show-details="true"/>
                <table:data-pilot-member table:name="0,000095904" table:display="true" table:show-details="true"/>
                <table:data-pilot-member table:name="0,00009631" table:display="true" table:show-details="true"/>
                <table:data-pilot-member table:name="0,000096708" table:display="true" table:show-details="true"/>
                <table:data-pilot-member table:name="0,000096889" table:display="true" table:show-details="true"/>
                <table:data-pilot-member table:name="0,000097638" table:display="true" table:show-details="true"/>
                <table:data-pilot-member table:name="0,0000978" table:display="true" table:show-details="true"/>
                <table:data-pilot-member table:name="0,000098071" table:display="true" table:show-details="true"/>
                <table:data-pilot-member table:name="0,000098361" table:display="true" table:show-details="true"/>
                <table:data-pilot-member table:name="0,000098835" table:display="true" table:show-details="true"/>
                <table:data-pilot-member table:name="0,000098849" table:display="true" table:show-details="true"/>
                <table:data-pilot-member table:name="0,000099272" table:display="true" table:show-details="true"/>
                <table:data-pilot-member table:name="0,000099388" table:display="true" table:show-details="true"/>
                <table:data-pilot-member table:name="0,000100635" table:display="true" table:show-details="true"/>
                <table:data-pilot-member table:name="0,000100643" table:display="true" table:show-details="true"/>
                <table:data-pilot-member table:name="0,000100681" table:display="true" table:show-details="true"/>
                <table:data-pilot-member table:name="0,000101231" table:display="true" table:show-details="true"/>
                <table:data-pilot-member table:name="0,000101336" table:display="true" table:show-details="true"/>
                <table:data-pilot-member table:name="0,000101653" table:display="true" table:show-details="true"/>
                <table:data-pilot-member table:name="0,000101957" table:display="true" table:show-details="true"/>
                <table:data-pilot-member table:name="0,000102087" table:display="true" table:show-details="true"/>
                <table:data-pilot-member table:name="0,000102467" table:display="true" table:show-details="true"/>
                <table:data-pilot-member table:name="0,000103084" table:display="true" table:show-details="true"/>
                <table:data-pilot-member table:name="0,00010348" table:display="true" table:show-details="true"/>
                <table:data-pilot-member table:name="0,000103774" table:display="true" table:show-details="true"/>
                <table:data-pilot-member table:name="0,000104228" table:display="true" table:show-details="true"/>
                <table:data-pilot-member table:name="0,000104927" table:display="true" table:show-details="true"/>
                <table:data-pilot-member table:name="0,000105067" table:display="true" table:show-details="true"/>
                <table:data-pilot-member table:name="0,000105296" table:display="true" table:show-details="true"/>
                <table:data-pilot-member table:name="0,000105335" table:display="true" table:show-details="true"/>
                <table:data-pilot-member table:name="0,000105616" table:display="true" table:show-details="true"/>
                <table:data-pilot-member table:name="0,000105943" table:display="true" table:show-details="true"/>
                <table:data-pilot-member table:name="0,000106216" table:display="true" table:show-details="true"/>
                <table:data-pilot-member table:name="0,000106283" table:display="true" table:show-details="true"/>
                <table:data-pilot-member table:name="0,000106454" table:display="true" table:show-details="true"/>
                <table:data-pilot-member table:name="0,000106666" table:display="true" table:show-details="true"/>
                <table:data-pilot-member table:name="0,000106732" table:display="true" table:show-details="true"/>
                <table:data-pilot-member table:name="0,000107111" table:display="true" table:show-details="true"/>
                <table:data-pilot-member table:name="0,000107669" table:display="true" table:show-details="true"/>
                <table:data-pilot-member table:name="0,000107887" table:display="true" table:show-details="true"/>
                <table:data-pilot-member table:name="0,000107914" table:display="true" table:show-details="true"/>
                <table:data-pilot-member table:name="0,000108175" table:display="true" table:show-details="true"/>
                <table:data-pilot-member table:name="0,000108722" table:display="true" table:show-details="true"/>
                <table:data-pilot-member table:name="0,000108933" table:display="true" table:show-details="true"/>
                <table:data-pilot-member table:name="0,000109375" table:display="true" table:show-details="true"/>
                <table:data-pilot-member table:name="0,000109545" table:display="true" table:show-details="true"/>
                <table:data-pilot-member table:name="0,000111405" table:display="true" table:show-details="true"/>
                <table:data-pilot-member table:name="0,000111641" table:display="true" table:show-details="true"/>
                <table:data-pilot-member table:name="0,000111806" table:display="true" table:show-details="true"/>
                <table:data-pilot-member table:name="0,000112284" table:display="true" table:show-details="true"/>
                <table:data-pilot-member table:name="0,000112837" table:display="true" table:show-details="true"/>
                <table:data-pilot-member table:name="0,00011316" table:display="true" table:show-details="true"/>
                <table:data-pilot-member table:name="0,000113179" table:display="true" table:show-details="true"/>
                <table:data-pilot-member table:name="0,000113624" table:display="true" table:show-details="true"/>
                <table:data-pilot-member table:name="0,000114032" table:display="true" table:show-details="true"/>
                <table:data-pilot-member table:name="0,000114303" table:display="true" table:show-details="true"/>
                <table:data-pilot-member table:name="0,000114584" table:display="true" table:show-details="true"/>
                <table:data-pilot-member table:name="0,000115833" table:display="true" table:show-details="true"/>
                <table:data-pilot-member table:name="0,000116144" table:display="true" table:show-details="true"/>
                <table:data-pilot-member table:name="0,000116178" table:display="true" table:show-details="true"/>
                <table:data-pilot-member table:name="0,000116319" table:display="true" table:show-details="true"/>
                <table:data-pilot-member table:name="0,000116409" table:display="true" table:show-details="true"/>
                <table:data-pilot-member table:name="0,00011665" table:display="true" table:show-details="true"/>
                <table:data-pilot-member table:name="0,000117475" table:display="true" table:show-details="true"/>
                <table:data-pilot-member table:name="0,000117486" table:display="true" table:show-details="true"/>
                <table:data-pilot-member table:name="0,000117729" table:display="true" table:show-details="true"/>
                <table:data-pilot-member table:name="0,000118202" table:display="true" table:show-details="true"/>
                <table:data-pilot-member table:name="0,000119106" table:display="true" table:show-details="true"/>
                <table:data-pilot-member table:name="0,000119324" table:display="true" table:show-details="true"/>
                <table:data-pilot-member table:name="0,000119757" table:display="true" table:show-details="true"/>
                <table:data-pilot-member table:name="0,000119834" table:display="true" table:show-details="true"/>
                <table:data-pilot-member table:name="0,000119993" table:display="true" table:show-details="true"/>
                <table:data-pilot-member table:name="0,00012056" table:display="true" table:show-details="true"/>
                <table:data-pilot-member table:name="0,000120925" table:display="true" table:show-details="true"/>
                <table:data-pilot-member table:name="0,000121402" table:display="true" table:show-details="true"/>
                <table:data-pilot-member table:name="0,000121569" table:display="true" table:show-details="true"/>
                <table:data-pilot-member table:name="0,00012194" table:display="true" table:show-details="true"/>
                <table:data-pilot-member table:name="0,000122144" table:display="true" table:show-details="true"/>
                <table:data-pilot-member table:name="0,000122183" table:display="true" table:show-details="true"/>
                <table:data-pilot-member table:name="0,000122302" table:display="true" table:show-details="true"/>
                <table:data-pilot-member table:name="0,000122407" table:display="true" table:show-details="true"/>
                <table:data-pilot-member table:name="0,000122423" table:display="true" table:show-details="true"/>
                <table:data-pilot-member table:name="0,000122429" table:display="true" table:show-details="true"/>
                <table:data-pilot-member table:name="0,000122663" table:display="true" table:show-details="true"/>
                <table:data-pilot-member table:name="0,000122761" table:display="true" table:show-details="true"/>
                <table:data-pilot-member table:name="0,00012282" table:display="true" table:show-details="true"/>
                <table:data-pilot-member table:name="0,000122977" table:display="true" table:show-details="true"/>
                <table:data-pilot-member table:name="0,000123087" table:display="true" table:show-details="true"/>
                <table:data-pilot-member table:name="0,000123144" table:display="true" table:show-details="true"/>
                <table:data-pilot-member table:name="0,000123353" table:display="true" table:show-details="true"/>
                <table:data-pilot-member table:name="0,000123515" table:display="true" table:show-details="true"/>
                <table:data-pilot-member table:name="0,00012352" table:display="true" table:show-details="true"/>
                <table:data-pilot-member table:name="0,000123629" table:display="true" table:show-details="true"/>
                <table:data-pilot-member table:name="0,000123885" table:display="true" table:show-details="true"/>
                <table:data-pilot-member table:name="0,000123915" table:display="true" table:show-details="true"/>
                <table:data-pilot-member table:name="0,000124003" table:display="true" table:show-details="true"/>
                <table:data-pilot-member table:name="0,000124353" table:display="true" table:show-details="true"/>
                <table:data-pilot-member table:name="0,000124355" table:display="true" table:show-details="true"/>
                <table:data-pilot-member table:name="0,000124418" table:display="true" table:show-details="true"/>
                <table:data-pilot-member table:name="0,000125496" table:display="true" table:show-details="true"/>
                <table:data-pilot-member table:name="0,000125581" table:display="true" table:show-details="true"/>
                <table:data-pilot-member table:name="0,000125749" table:display="true" table:show-details="true"/>
                <table:data-pilot-member table:name="0,000125753" table:display="true" table:show-details="true"/>
                <table:data-pilot-member table:name="0,00012579" table:display="true" table:show-details="true"/>
                <table:data-pilot-member table:name="0,000126175" table:display="true" table:show-details="true"/>
                <table:data-pilot-member table:name="0,000126213" table:display="true" table:show-details="true"/>
                <table:data-pilot-member table:name="0,000126417" table:display="true" table:show-details="true"/>
                <table:data-pilot-member table:name="0,000127012" table:display="true" table:show-details="true"/>
                <table:data-pilot-member table:name="0,000127243" table:display="true" table:show-details="true"/>
                <table:data-pilot-member table:name="0,000127453" table:display="true" table:show-details="true"/>
                <table:data-pilot-member table:name="0,000127824" table:display="true" table:show-details="true"/>
                <table:data-pilot-member table:name="0,000127857" table:display="true" table:show-details="true"/>
                <table:data-pilot-member table:name="0,000127949" table:display="true" table:show-details="true"/>
                <table:data-pilot-member table:name="0,00012802" table:display="true" table:show-details="true"/>
                <table:data-pilot-member table:name="0,00012808" table:display="true" table:show-details="true"/>
                <table:data-pilot-member table:name="0,000128478" table:display="true" table:show-details="true"/>
                <table:data-pilot-member table:name="0,000129088" table:display="true" table:show-details="true"/>
                <table:data-pilot-member table:name="0,000129123" table:display="true" table:show-details="true"/>
                <table:data-pilot-member table:name="0,000129332" table:display="true" table:show-details="true"/>
                <table:data-pilot-member table:name="0,00012952" table:display="true" table:show-details="true"/>
                <table:data-pilot-member table:name="0,000129949" table:display="true" table:show-details="true"/>
                <table:data-pilot-member table:name="0,000129976" table:display="true" table:show-details="true"/>
                <table:data-pilot-member table:name="0,00013081" table:display="true" table:show-details="true"/>
                <table:data-pilot-member table:name="0,000131014" table:display="true" table:show-details="true"/>
                <table:data-pilot-member table:name="0,000131431" table:display="true" table:show-details="true"/>
                <table:data-pilot-member table:name="0,000131521" table:display="true" table:show-details="true"/>
                <table:data-pilot-member table:name="0,000131601" table:display="true" table:show-details="true"/>
                <table:data-pilot-member table:name="0,000131634" table:display="true" table:show-details="true"/>
                <table:data-pilot-member table:name="0,000131702" table:display="true" table:show-details="true"/>
                <table:data-pilot-member table:name="0,000132045" table:display="true" table:show-details="true"/>
                <table:data-pilot-member table:name="0,000132184" table:display="true" table:show-details="true"/>
                <table:data-pilot-member table:name="0,000132435" table:display="true" table:show-details="true"/>
                <table:data-pilot-member table:name="0,000132469" table:display="true" table:show-details="true"/>
                <table:data-pilot-member table:name="0,000132474" table:display="true" table:show-details="true"/>
                <table:data-pilot-member table:name="0,000132575" table:display="true" table:show-details="true"/>
                <table:data-pilot-member table:name="0,000132717" table:display="true" table:show-details="true"/>
                <table:data-pilot-member table:name="0,00013277" table:display="true" table:show-details="true"/>
                <table:data-pilot-member table:name="0,000133648" table:display="true" table:show-details="true"/>
                <table:data-pilot-member table:name="0,00013399" table:display="true" table:show-details="true"/>
                <table:data-pilot-member table:name="0,000134416" table:display="true" table:show-details="true"/>
                <table:data-pilot-member table:name="0,000134444" table:display="true" table:show-details="true"/>
                <table:data-pilot-member table:name="0,000134521" table:display="true" table:show-details="true"/>
                <table:data-pilot-member table:name="0,000134635" table:display="true" table:show-details="true"/>
                <table:data-pilot-member table:name="0,000134824" table:display="true" table:show-details="true"/>
                <table:data-pilot-member table:name="0,00013487" table:display="true" table:show-details="true"/>
                <table:data-pilot-member table:name="0,000135041" table:display="true" table:show-details="true"/>
                <table:data-pilot-member table:name="0,000135119" table:display="true" table:show-details="true"/>
                <table:data-pilot-member table:name="0,000135791" table:display="true" table:show-details="true"/>
                <table:data-pilot-member table:name="0,000136092" table:display="true" table:show-details="true"/>
                <table:data-pilot-member table:name="0,000136422" table:display="true" table:show-details="true"/>
                <table:data-pilot-member table:name="0,000136535" table:display="true" table:show-details="true"/>
                <table:data-pilot-member table:name="0,000137237" table:display="true" table:show-details="true"/>
                <table:data-pilot-member table:name="0,000137719" table:display="true" table:show-details="true"/>
                <table:data-pilot-member table:name="0,000137743" table:display="true" table:show-details="true"/>
                <table:data-pilot-member table:name="0,000138497" table:display="true" table:show-details="true"/>
                <table:data-pilot-member table:name="0,000138574" table:display="true" table:show-details="true"/>
                <table:data-pilot-member table:name="0,000138591" table:display="true" table:show-details="true"/>
                <table:data-pilot-member table:name="0,000138599" table:display="true" table:show-details="true"/>
                <table:data-pilot-member table:name="0,00013874" table:display="true" table:show-details="true"/>
                <table:data-pilot-member table:name="0,000139052" table:display="true" table:show-details="true"/>
                <table:data-pilot-member table:name="0,000139054" table:display="true" table:show-details="true"/>
                <table:data-pilot-member table:name="0,000139235" table:display="true" table:show-details="true"/>
                <table:data-pilot-member table:name="0,000139479" table:display="true" table:show-details="true"/>
                <table:data-pilot-member table:name="0,000139578" table:display="true" table:show-details="true"/>
                <table:data-pilot-member table:name="0,000139646" table:display="true" table:show-details="true"/>
                <table:data-pilot-member table:name="0,000139892" table:display="true" table:show-details="true"/>
                <table:data-pilot-member table:name="0,000140307" table:display="true" table:show-details="true"/>
                <table:data-pilot-member table:name="0,000140478" table:display="true" table:show-details="true"/>
                <table:data-pilot-member table:name="0,000140625" table:display="true" table:show-details="true"/>
                <table:data-pilot-member table:name="0,000140939" table:display="true" table:show-details="true"/>
                <table:data-pilot-member table:name="0,000141063" table:display="true" table:show-details="true"/>
                <table:data-pilot-member table:name="0,000141146" table:display="true" table:show-details="true"/>
                <table:data-pilot-member table:name="0,000141275" table:display="true" table:show-details="true"/>
                <table:data-pilot-member table:name="0,000141762" table:display="true" table:show-details="true"/>
                <table:data-pilot-member table:name="0,000142064" table:display="true" table:show-details="true"/>
                <table:data-pilot-member table:name="0,00014277" table:display="true" table:show-details="true"/>
                <table:data-pilot-member table:name="0,000142917" table:display="true" table:show-details="true"/>
                <table:data-pilot-member table:name="0,000142953" table:display="true" table:show-details="true"/>
                <table:data-pilot-member table:name="0,000143219" table:display="true" table:show-details="true"/>
                <table:data-pilot-member table:name="0,000143264" table:display="true" table:show-details="true"/>
                <table:data-pilot-member table:name="0,000143629" table:display="true" table:show-details="true"/>
                <table:data-pilot-member table:name="0,000143916" table:display="true" table:show-details="true"/>
                <table:data-pilot-member table:name="0,000144408" table:display="true" table:show-details="true"/>
                <table:data-pilot-member table:name="0,000145142" table:display="true" table:show-details="true"/>
                <table:data-pilot-member table:name="0,000145456" table:display="true" table:show-details="true"/>
                <table:data-pilot-member table:name="0,000145784" table:display="true" table:show-details="true"/>
                <table:data-pilot-member table:name="0,000147634" table:display="true" table:show-details="true"/>
                <table:data-pilot-member table:name="0,000147651" table:display="true" table:show-details="true"/>
                <table:data-pilot-member table:name="0,000147805" table:display="true" table:show-details="true"/>
                <table:data-pilot-member table:name="0,000149007" table:display="true" table:show-details="true"/>
                <table:data-pilot-member table:name="0,000149211" table:display="true" table:show-details="true"/>
                <table:data-pilot-member table:name="0,000149316" table:display="true" table:show-details="true"/>
                <table:data-pilot-member table:name="0,000149666" table:display="true" table:show-details="true"/>
                <table:data-pilot-member table:name="0,000150086" table:display="true" table:show-details="true"/>
                <table:data-pilot-member table:name="0,000150201" table:display="true" table:show-details="true"/>
                <table:data-pilot-member table:name="0,000150537" table:display="true" table:show-details="true"/>
                <table:data-pilot-member table:name="0,000150569" table:display="true" table:show-details="true"/>
                <table:data-pilot-member table:name="0,000150859" table:display="true" table:show-details="true"/>
                <table:data-pilot-member table:name="0,000150905" table:display="true" table:show-details="true"/>
                <table:data-pilot-member table:name="0,000151742" table:display="true" table:show-details="true"/>
                <table:data-pilot-member table:name="0,000152087" table:display="true" table:show-details="true"/>
                <table:data-pilot-member table:name="0,000152112" table:display="true" table:show-details="true"/>
                <table:data-pilot-member table:name="0,000152126" table:display="true" table:show-details="true"/>
                <table:data-pilot-member table:name="0,000152241" table:display="true" table:show-details="true"/>
                <table:data-pilot-member table:name="0,000152573" table:display="true" table:show-details="true"/>
                <table:data-pilot-member table:name="0,000152723" table:display="true" table:show-details="true"/>
                <table:data-pilot-member table:name="0,000153366" table:display="true" table:show-details="true"/>
                <table:data-pilot-member table:name="0,000153434" table:display="true" table:show-details="true"/>
                <table:data-pilot-member table:name="0,000153619" table:display="true" table:show-details="true"/>
                <table:data-pilot-member table:name="0,000153743" table:display="true" table:show-details="true"/>
                <table:data-pilot-member table:name="0,00015389" table:display="true" table:show-details="true"/>
                <table:data-pilot-member table:name="0,000154306" table:display="true" table:show-details="true"/>
                <table:data-pilot-member table:name="0,000154766" table:display="true" table:show-details="true"/>
                <table:data-pilot-member table:name="0,000154885" table:display="true" table:show-details="true"/>
                <table:data-pilot-member table:name="0,000154926" table:display="true" table:show-details="true"/>
                <table:data-pilot-member table:name="0,000155057" table:display="true" table:show-details="true"/>
                <table:data-pilot-member table:name="0,000155081" table:display="true" table:show-details="true"/>
                <table:data-pilot-member table:name="0,000155187" table:display="true" table:show-details="true"/>
                <table:data-pilot-member table:name="0,000157198" table:display="true" table:show-details="true"/>
                <table:data-pilot-member table:name="0,000157653" table:display="true" table:show-details="true"/>
                <table:data-pilot-member table:name="0,000158033" table:display="true" table:show-details="true"/>
                <table:data-pilot-member table:name="0,000158473" table:display="true" table:show-details="true"/>
                <table:data-pilot-member table:name="0,000159123" table:display="true" table:show-details="true"/>
                <table:data-pilot-member table:name="0,00015942" table:display="true" table:show-details="true"/>
                <table:data-pilot-member table:name="0,00015968" table:display="true" table:show-details="true"/>
                <table:data-pilot-member table:name="0,000160019" table:display="true" table:show-details="true"/>
                <table:data-pilot-member table:name="0,000160664" table:display="true" table:show-details="true"/>
                <table:data-pilot-member table:name="0,000161062" table:display="true" table:show-details="true"/>
                <table:data-pilot-member table:name="0,000161282" table:display="true" table:show-details="true"/>
                <table:data-pilot-member table:name="0,000161494" table:display="true" table:show-details="true"/>
                <table:data-pilot-member table:name="0,0001622" table:display="true" table:show-details="true"/>
                <table:data-pilot-member table:name="0,000162256" table:display="true" table:show-details="true"/>
                <table:data-pilot-member table:name="0,000162832" table:display="true" table:show-details="true"/>
                <table:data-pilot-member table:name="0,000162935" table:display="true" table:show-details="true"/>
                <table:data-pilot-member table:name="0,000163459" table:display="true" table:show-details="true"/>
                <table:data-pilot-member table:name="0,000164224" table:display="true" table:show-details="true"/>
                <table:data-pilot-member table:name="0,000164282" table:display="true" table:show-details="true"/>
                <table:data-pilot-member table:name="0,000164404" table:display="true" table:show-details="true"/>
                <table:data-pilot-member table:name="0,000164482" table:display="true" table:show-details="true"/>
                <table:data-pilot-member table:name="0,000164629" table:display="true" table:show-details="true"/>
                <table:data-pilot-member table:name="0,000165179" table:display="true" table:show-details="true"/>
                <table:data-pilot-member table:name="0,000165789" table:display="true" table:show-details="true"/>
                <table:data-pilot-member table:name="0,000166208" table:display="true" table:show-details="true"/>
                <table:data-pilot-member table:name="0,00016647" table:display="true" table:show-details="true"/>
                <table:data-pilot-member table:name="0,00016651" table:display="true" table:show-details="true"/>
                <table:data-pilot-member table:name="0,000167773" table:display="true" table:show-details="true"/>
                <table:data-pilot-member table:name="0,000167814" table:display="true" table:show-details="true"/>
                <table:data-pilot-member table:name="0,000167886" table:display="true" table:show-details="true"/>
                <table:data-pilot-member table:name="0,000168576" table:display="true" table:show-details="true"/>
                <table:data-pilot-member table:name="0,000168579" table:display="true" table:show-details="true"/>
                <table:data-pilot-member table:name="0,000168686" table:display="true" table:show-details="true"/>
                <table:data-pilot-member table:name="0,000168781" table:display="true" table:show-details="true"/>
                <table:data-pilot-member table:name="0,000168859" table:display="true" table:show-details="true"/>
                <table:data-pilot-member table:name="0,000169517" table:display="true" table:show-details="true"/>
                <table:data-pilot-member table:name="0,000169541" table:display="true" table:show-details="true"/>
                <table:data-pilot-member table:name="0,00016964" table:display="true" table:show-details="true"/>
                <table:data-pilot-member table:name="0,000169898" table:display="true" table:show-details="true"/>
                <table:data-pilot-member table:name="0,000170114" table:display="true" table:show-details="true"/>
                <table:data-pilot-member table:name="0,000170254" table:display="true" table:show-details="true"/>
                <table:data-pilot-member table:name="0,000170953" table:display="true" table:show-details="true"/>
                <table:data-pilot-member table:name="0,000171276" table:display="true" table:show-details="true"/>
                <table:data-pilot-member table:name="0,000171814" table:display="true" table:show-details="true"/>
                <table:data-pilot-member table:name="0,000171815" table:display="true" table:show-details="true"/>
                <table:data-pilot-member table:name="0,000172417" table:display="true" table:show-details="true"/>
                <table:data-pilot-member table:name="0,000172567" table:display="true" table:show-details="true"/>
                <table:data-pilot-member table:name="0,000172713" table:display="true" table:show-details="true"/>
                <table:data-pilot-member table:name="0,000173071" table:display="true" table:show-details="true"/>
                <table:data-pilot-member table:name="0,000174669" table:display="true" table:show-details="true"/>
                <table:data-pilot-member table:name="0,000174896" table:display="true" table:show-details="true"/>
                <table:data-pilot-member table:name="0,000175223" table:display="true" table:show-details="true"/>
                <table:data-pilot-member table:name="0,000175381" table:display="true" table:show-details="true"/>
                <table:data-pilot-member table:name="0,000177028" table:display="true" table:show-details="true"/>
                <table:data-pilot-member table:name="0,000177148" table:display="true" table:show-details="true"/>
                <table:data-pilot-member table:name="0,000177392" table:display="true" table:show-details="true"/>
                <table:data-pilot-member table:name="0,000177515" table:display="true" table:show-details="true"/>
                <table:data-pilot-member table:name="0,000178178" table:display="true" table:show-details="true"/>
                <table:data-pilot-member table:name="0,000178196" table:display="true" table:show-details="true"/>
                <table:data-pilot-member table:name="0,000178549" table:display="true" table:show-details="true"/>
                <table:data-pilot-member table:name="0,000178729" table:display="true" table:show-details="true"/>
                <table:data-pilot-member table:name="0,000178782" table:display="true" table:show-details="true"/>
                <table:data-pilot-member table:name="0,000179337" table:display="true" table:show-details="true"/>
                <table:data-pilot-member table:name="0,000179434" table:display="true" table:show-details="true"/>
                <table:data-pilot-member table:name="0,000180413" table:display="true" table:show-details="true"/>
                <table:data-pilot-member table:name="0,000180502" table:display="true" table:show-details="true"/>
                <table:data-pilot-member table:name="0,000180963" table:display="true" table:show-details="true"/>
                <table:data-pilot-member table:name="0,000182543" table:display="true" table:show-details="true"/>
                <table:data-pilot-member table:name="0,00018378" table:display="true" table:show-details="true"/>
                <table:data-pilot-member table:name="0,000184181" table:display="true" table:show-details="true"/>
                <table:data-pilot-member table:name="0,000184311" table:display="true" table:show-details="true"/>
                <table:data-pilot-member table:name="0,000184796" table:display="true" table:show-details="true"/>
                <table:data-pilot-member table:name="0,000184859" table:display="true" table:show-details="true"/>
                <table:data-pilot-member table:name="0,000185021" table:display="true" table:show-details="true"/>
                <table:data-pilot-member table:name="0,00018515" table:display="true" table:show-details="true"/>
                <table:data-pilot-member table:name="0,000186696" table:display="true" table:show-details="true"/>
                <table:data-pilot-member table:name="0,00018727" table:display="true" table:show-details="true"/>
                <table:data-pilot-member table:name="0,00018729" table:display="true" table:show-details="true"/>
                <table:data-pilot-member table:name="0,000187844" table:display="true" table:show-details="true"/>
                <table:data-pilot-member table:name="0,000187846" table:display="true" table:show-details="true"/>
                <table:data-pilot-member table:name="0,000187944" table:display="true" table:show-details="true"/>
                <table:data-pilot-member table:name="0,000188359" table:display="true" table:show-details="true"/>
                <table:data-pilot-member table:name="0,000188632" table:display="true" table:show-details="true"/>
                <table:data-pilot-member table:name="0,000188656" table:display="true" table:show-details="true"/>
                <table:data-pilot-member table:name="0,000188993" table:display="true" table:show-details="true"/>
                <table:data-pilot-member table:name="0,000189045" table:display="true" table:show-details="true"/>
                <table:data-pilot-member table:name="0,000189145" table:display="true" table:show-details="true"/>
                <table:data-pilot-member table:name="0,00018947" table:display="true" table:show-details="true"/>
                <table:data-pilot-member table:name="0,000190076" table:display="true" table:show-details="true"/>
                <table:data-pilot-member table:name="0,000190234" table:display="true" table:show-details="true"/>
                <table:data-pilot-member table:name="0,000190607" table:display="true" table:show-details="true"/>
                <table:data-pilot-member table:name="0,000190874" table:display="true" table:show-details="true"/>
                <table:data-pilot-member table:name="0,000191443" table:display="true" table:show-details="true"/>
                <table:data-pilot-member table:name="0,000191576" table:display="true" table:show-details="true"/>
                <table:data-pilot-member table:name="0,000192405" table:display="true" table:show-details="true"/>
                <table:data-pilot-member table:name="0,000192444" table:display="true" table:show-details="true"/>
                <table:data-pilot-member table:name="0,000192471" table:display="true" table:show-details="true"/>
                <table:data-pilot-member table:name="0,00019288" table:display="true" table:show-details="true"/>
                <table:data-pilot-member table:name="0,000193382" table:display="true" table:show-details="true"/>
                <table:data-pilot-member table:name="0,000195352" table:display="true" table:show-details="true"/>
                <table:data-pilot-member table:name="0,000195601" table:display="true" table:show-details="true"/>
                <table:data-pilot-member table:name="0,000195972" table:display="true" table:show-details="true"/>
                <table:data-pilot-member table:name="0,000196497" table:display="true" table:show-details="true"/>
                <table:data-pilot-member table:name="0,000198642" table:display="true" table:show-details="true"/>
                <table:data-pilot-member table:name="0,000199055" table:display="true" table:show-details="true"/>
                <table:data-pilot-member table:name="0,000200099" table:display="true" table:show-details="true"/>
                <table:data-pilot-member table:name="0,000200224" table:display="true" table:show-details="true"/>
                <table:data-pilot-member table:name="0,000200251" table:display="true" table:show-details="true"/>
                <table:data-pilot-member table:name="0,000200405" table:display="true" table:show-details="true"/>
                <table:data-pilot-member table:name="0,000200811" table:display="true" table:show-details="true"/>
                <table:data-pilot-member table:name="0,000201538" table:display="true" table:show-details="true"/>
                <table:data-pilot-member table:name="0,000201615" table:display="true" table:show-details="true"/>
                <table:data-pilot-member table:name="0,000201623" table:display="true" table:show-details="true"/>
                <table:data-pilot-member table:name="0,000202483" table:display="true" table:show-details="true"/>
                <table:data-pilot-member table:name="0,000202582" table:display="true" table:show-details="true"/>
                <table:data-pilot-member table:name="0,000203254" table:display="true" table:show-details="true"/>
                <table:data-pilot-member table:name="0,000203432" table:display="true" table:show-details="true"/>
                <table:data-pilot-member table:name="0,000204104" table:display="true" table:show-details="true"/>
                <table:data-pilot-member table:name="0,000205069" table:display="true" table:show-details="true"/>
                <table:data-pilot-member table:name="0,000205641" table:display="true" table:show-details="true"/>
                <table:data-pilot-member table:name="0,000205727" table:display="true" table:show-details="true"/>
                <table:data-pilot-member table:name="0,000205773" table:display="true" table:show-details="true"/>
                <table:data-pilot-member table:name="0,000206626" table:display="true" table:show-details="true"/>
                <table:data-pilot-member table:name="0,000207276" table:display="true" table:show-details="true"/>
                <table:data-pilot-member table:name="0,000207624" table:display="true" table:show-details="true"/>
                <table:data-pilot-member table:name="0,000207692" table:display="true" table:show-details="true"/>
                <table:data-pilot-member table:name="0,000207815" table:display="true" table:show-details="true"/>
                <table:data-pilot-member table:name="0,000207877" table:display="true" table:show-details="true"/>
                <table:data-pilot-member table:name="0,000208096" table:display="true" table:show-details="true"/>
                <table:data-pilot-member table:name="0,000208296" table:display="true" table:show-details="true"/>
                <table:data-pilot-member table:name="0,000208826" table:display="true" table:show-details="true"/>
                <table:data-pilot-member table:name="0,000209027" table:display="true" table:show-details="true"/>
                <table:data-pilot-member table:name="0,00020912" table:display="true" table:show-details="true"/>
                <table:data-pilot-member table:name="0,000209272" table:display="true" table:show-details="true"/>
                <table:data-pilot-member table:name="0,00020941" table:display="true" table:show-details="true"/>
                <table:data-pilot-member table:name="0,000209572" table:display="true" table:show-details="true"/>
                <table:data-pilot-member table:name="0,000209625" table:display="true" table:show-details="true"/>
                <table:data-pilot-member table:name="0,000210174" table:display="true" table:show-details="true"/>
                <table:data-pilot-member table:name="0,000210897" table:display="true" table:show-details="true"/>
                <table:data-pilot-member table:name="0,000211213" table:display="true" table:show-details="true"/>
                <table:data-pilot-member table:name="0,000211349" table:display="true" table:show-details="true"/>
                <table:data-pilot-member table:name="0,000211502" table:display="true" table:show-details="true"/>
                <table:data-pilot-member table:name="0,00021235" table:display="true" table:show-details="true"/>
                <table:data-pilot-member table:name="0,000212534" table:display="true" table:show-details="true"/>
                <table:data-pilot-member table:name="0,000212645" table:display="true" table:show-details="true"/>
                <table:data-pilot-member table:name="0,000212889" table:display="true" table:show-details="true"/>
                <table:data-pilot-member table:name="0,000213281" table:display="true" table:show-details="true"/>
                <table:data-pilot-member table:name="0,000213588" table:display="true" table:show-details="true"/>
                <table:data-pilot-member table:name="0,000214475" table:display="true" table:show-details="true"/>
                <table:data-pilot-member table:name="0,000214535" table:display="true" table:show-details="true"/>
                <table:data-pilot-member table:name="0,000216718" table:display="true" table:show-details="true"/>
                <table:data-pilot-member table:name="0,0002169" table:display="true" table:show-details="true"/>
                <table:data-pilot-member table:name="0,000216965" table:display="true" table:show-details="true"/>
                <table:data-pilot-member table:name="0,000217187" table:display="true" table:show-details="true"/>
                <table:data-pilot-member table:name="0,000217463" table:display="true" table:show-details="true"/>
                <table:data-pilot-member table:name="0,000217889" table:display="true" table:show-details="true"/>
                <table:data-pilot-member table:name="0,000218302" table:display="true" table:show-details="true"/>
                <table:data-pilot-member table:name="0,000218741" table:display="true" table:show-details="true"/>
                <table:data-pilot-member table:name="0,000218771" table:display="true" table:show-details="true"/>
                <table:data-pilot-member table:name="0,000218778" table:display="true" table:show-details="true"/>
                <table:data-pilot-member table:name="0,000218804" table:display="true" table:show-details="true"/>
                <table:data-pilot-member table:name="0,000220551" table:display="true" table:show-details="true"/>
                <table:data-pilot-member table:name="0,000222319" table:display="true" table:show-details="true"/>
                <table:data-pilot-member table:name="0,000222434" table:display="true" table:show-details="true"/>
                <table:data-pilot-member table:name="0,000222484" table:display="true" table:show-details="true"/>
                <table:data-pilot-member table:name="0,00022306" table:display="true" table:show-details="true"/>
                <table:data-pilot-member table:name="0,000223221" table:display="true" table:show-details="true"/>
                <table:data-pilot-member table:name="0,000223237" table:display="true" table:show-details="true"/>
                <table:data-pilot-member table:name="0,00022391" table:display="true" table:show-details="true"/>
                <table:data-pilot-member table:name="0,000224339" table:display="true" table:show-details="true"/>
                <table:data-pilot-member table:name="0,000224589" table:display="true" table:show-details="true"/>
                <table:data-pilot-member table:name="0,000225203" table:display="true" table:show-details="true"/>
                <table:data-pilot-member table:name="0,000226343" table:display="true" table:show-details="true"/>
                <table:data-pilot-member table:name="0,000226388" table:display="true" table:show-details="true"/>
                <table:data-pilot-member table:name="0,000227373" table:display="true" table:show-details="true"/>
                <table:data-pilot-member table:name="0,000227768" table:display="true" table:show-details="true"/>
                <table:data-pilot-member table:name="0,000228588" table:display="true" table:show-details="true"/>
                <table:data-pilot-member table:name="0,000229569" table:display="true" table:show-details="true"/>
                <table:data-pilot-member table:name="0,000229658" table:display="true" table:show-details="true"/>
                <table:data-pilot-member table:name="0,000230085" table:display="true" table:show-details="true"/>
                <table:data-pilot-member table:name="0,000230243" table:display="true" table:show-details="true"/>
                <table:data-pilot-member table:name="0,000230447" table:display="true" table:show-details="true"/>
                <table:data-pilot-member table:name="0,000230798" table:display="true" table:show-details="true"/>
                <table:data-pilot-member table:name="0,000230898" table:display="true" table:show-details="true"/>
                <table:data-pilot-member table:name="0,00023097" table:display="true" table:show-details="true"/>
                <table:data-pilot-member table:name="0,000231978" table:display="true" table:show-details="true"/>
                <table:data-pilot-member table:name="0,00023219" table:display="true" table:show-details="true"/>
                <table:data-pilot-member table:name="0,00023237" table:display="true" table:show-details="true"/>
                <table:data-pilot-member table:name="0,000232556" table:display="true" table:show-details="true"/>
                <table:data-pilot-member table:name="0,000232904" table:display="true" table:show-details="true"/>
                <table:data-pilot-member table:name="0,000232976" table:display="true" table:show-details="true"/>
                <table:data-pilot-member table:name="0,000233104" table:display="true" table:show-details="true"/>
                <table:data-pilot-member table:name="0,000233189" table:display="true" table:show-details="true"/>
                <table:data-pilot-member table:name="0,000234319" table:display="true" table:show-details="true"/>
                <table:data-pilot-member table:name="0,000234444" table:display="true" table:show-details="true"/>
                <table:data-pilot-member table:name="0,000235945" table:display="true" table:show-details="true"/>
                <table:data-pilot-member table:name="0,000236671" table:display="true" table:show-details="true"/>
                <table:data-pilot-member table:name="0,000237533" table:display="true" table:show-details="true"/>
                <table:data-pilot-member table:name="0,000238249" table:display="true" table:show-details="true"/>
                <table:data-pilot-member table:name="0,000239055" table:display="true" table:show-details="true"/>
                <table:data-pilot-member table:name="0,000239308" table:display="true" table:show-details="true"/>
                <table:data-pilot-member table:name="0,000240253" table:display="true" table:show-details="true"/>
                <table:data-pilot-member table:name="0,000240382" table:display="true" table:show-details="true"/>
                <table:data-pilot-member table:name="0,000240451" table:display="true" table:show-details="true"/>
                <table:data-pilot-member table:name="0,000241067" table:display="true" table:show-details="true"/>
                <table:data-pilot-member table:name="0,000241375" table:display="true" table:show-details="true"/>
                <table:data-pilot-member table:name="0,00024153" table:display="true" table:show-details="true"/>
                <table:data-pilot-member table:name="0,000241793" table:display="true" table:show-details="true"/>
                <table:data-pilot-member table:name="0,000241917" table:display="true" table:show-details="true"/>
                <table:data-pilot-member table:name="0,000242439" table:display="true" table:show-details="true"/>
                <table:data-pilot-member table:name="0,000243857" table:display="true" table:show-details="true"/>
                <table:data-pilot-member table:name="0,000244011" table:display="true" table:show-details="true"/>
                <table:data-pilot-member table:name="0,000244243" table:display="true" table:show-details="true"/>
                <table:data-pilot-member table:name="0,000244647" table:display="true" table:show-details="true"/>
                <table:data-pilot-member table:name="0,000245669" table:display="true" table:show-details="true"/>
                <table:data-pilot-member table:name="0,000245715" table:display="true" table:show-details="true"/>
                <table:data-pilot-member table:name="0,000245904" table:display="true" table:show-details="true"/>
                <table:data-pilot-member table:name="0,000246282" table:display="true" table:show-details="true"/>
                <table:data-pilot-member table:name="0,000247256" table:display="true" table:show-details="true"/>
                <table:data-pilot-member table:name="0,000248058" table:display="true" table:show-details="true"/>
                <table:data-pilot-member table:name="0,000248642" table:display="true" table:show-details="true"/>
                <table:data-pilot-member table:name="0,000248692" table:display="true" table:show-details="true"/>
                <table:data-pilot-member table:name="0,000249296" table:display="true" table:show-details="true"/>
                <table:data-pilot-member table:name="0,000249535" table:display="true" table:show-details="true"/>
                <table:data-pilot-member table:name="0,000249699" table:display="true" table:show-details="true"/>
                <table:data-pilot-member table:name="0,000250024" table:display="true" table:show-details="true"/>
                <table:data-pilot-member table:name="0,000250166" table:display="true" table:show-details="true"/>
                <table:data-pilot-member table:name="0,000250219" table:display="true" table:show-details="true"/>
                <table:data-pilot-member table:name="0,000250239" table:display="true" table:show-details="true"/>
                <table:data-pilot-member table:name="0,000250364" table:display="true" table:show-details="true"/>
                <table:data-pilot-member table:name="0,000250621" table:display="true" table:show-details="true"/>
                <table:data-pilot-member table:name="0,000250908" table:display="true" table:show-details="true"/>
                <table:data-pilot-member table:name="0,000250979" table:display="true" table:show-details="true"/>
                <table:data-pilot-member table:name="0,000251032" table:display="true" table:show-details="true"/>
                <table:data-pilot-member table:name="0,000251119" table:display="true" table:show-details="true"/>
                <table:data-pilot-member table:name="0,000251128" table:display="true" table:show-details="true"/>
                <table:data-pilot-member table:name="0,000251218" table:display="true" table:show-details="true"/>
                <table:data-pilot-member table:name="0,00025127" table:display="true" table:show-details="true"/>
                <table:data-pilot-member table:name="0,000251671" table:display="true" table:show-details="true"/>
                <table:data-pilot-member table:name="0,000252052" table:display="true" table:show-details="true"/>
                <table:data-pilot-member table:name="0,000252124" table:display="true" table:show-details="true"/>
                <table:data-pilot-member table:name="0,000252221" table:display="true" table:show-details="true"/>
                <table:data-pilot-member table:name="0,000252628" table:display="true" table:show-details="true"/>
                <table:data-pilot-member table:name="0,000252887" table:display="true" table:show-details="true"/>
                <table:data-pilot-member table:name="0,00025319" table:display="true" table:show-details="true"/>
                <table:data-pilot-member table:name="0,000253195" table:display="true" table:show-details="true"/>
                <table:data-pilot-member table:name="0,000253457" table:display="true" table:show-details="true"/>
                <table:data-pilot-member table:name="0,000253663" table:display="true" table:show-details="true"/>
                <table:data-pilot-member table:name="0,000253735" table:display="true" table:show-details="true"/>
                <table:data-pilot-member table:name="0,000253907" table:display="true" table:show-details="true"/>
                <table:data-pilot-member table:name="0,000254251" table:display="true" table:show-details="true"/>
                <table:data-pilot-member table:name="0,00025428" table:display="true" table:show-details="true"/>
                <table:data-pilot-member table:name="0,000254327" table:display="true" table:show-details="true"/>
                <table:data-pilot-member table:name="0,000254485" table:display="true" table:show-details="true"/>
                <table:data-pilot-member table:name="0,000254926" table:display="true" table:show-details="true"/>
                <table:data-pilot-member table:name="0,00025534" table:display="true" table:show-details="true"/>
                <table:data-pilot-member table:name="0,000255548" table:display="true" table:show-details="true"/>
                <table:data-pilot-member table:name="0,000255947" table:display="true" table:show-details="true"/>
                <table:data-pilot-member table:name="0,000255954" table:display="true" table:show-details="true"/>
                <table:data-pilot-member table:name="0,000256078" table:display="true" table:show-details="true"/>
                <table:data-pilot-member table:name="0,000256198" table:display="true" table:show-details="true"/>
                <table:data-pilot-member table:name="0,000256256" table:display="true" table:show-details="true"/>
                <table:data-pilot-member table:name="0,000256301" table:display="true" table:show-details="true"/>
                <table:data-pilot-member table:name="0,000256785" table:display="true" table:show-details="true"/>
                <table:data-pilot-member table:name="0,000256861" table:display="true" table:show-details="true"/>
                <table:data-pilot-member table:name="0,000256974" table:display="true" table:show-details="true"/>
                <table:data-pilot-member table:name="0,00025733" table:display="true" table:show-details="true"/>
                <table:data-pilot-member table:name="0,000257965" table:display="true" table:show-details="true"/>
                <table:data-pilot-member table:name="0,000258042" table:display="true" table:show-details="true"/>
                <table:data-pilot-member table:name="0,000258204" table:display="true" table:show-details="true"/>
                <table:data-pilot-member table:name="0,000258306" table:display="true" table:show-details="true"/>
                <table:data-pilot-member table:name="0,000258431" table:display="true" table:show-details="true"/>
                <table:data-pilot-member table:name="0,000258855" table:display="true" table:show-details="true"/>
                <table:data-pilot-member table:name="0,000259021" table:display="true" table:show-details="true"/>
                <table:data-pilot-member table:name="0,000259111" table:display="true" table:show-details="true"/>
                <table:data-pilot-member table:name="0,000259447" table:display="true" table:show-details="true"/>
                <table:data-pilot-member table:name="0,000259466" table:display="true" table:show-details="true"/>
                <table:data-pilot-member table:name="0,000259632" table:display="true" table:show-details="true"/>
                <table:data-pilot-member table:name="0,000259638" table:display="true" table:show-details="true"/>
                <table:data-pilot-member table:name="0,000259997" table:display="true" table:show-details="true"/>
                <table:data-pilot-member table:name="0,000260039" table:display="true" table:show-details="true"/>
                <table:data-pilot-member table:name="0,000260156" table:display="true" table:show-details="true"/>
                <table:data-pilot-member table:name="0,000260307" table:display="true" table:show-details="true"/>
                <table:data-pilot-member table:name="0,000260721" table:display="true" table:show-details="true"/>
                <table:data-pilot-member table:name="0,000261269" table:display="true" table:show-details="true"/>
                <table:data-pilot-member table:name="0,000261368" table:display="true" table:show-details="true"/>
                <table:data-pilot-member table:name="0,000261713" table:display="true" table:show-details="true"/>
                <table:data-pilot-member table:name="0,000262007" table:display="true" table:show-details="true"/>
                <table:data-pilot-member table:name="0,000262008" table:display="true" table:show-details="true"/>
                <table:data-pilot-member table:name="0,000262136" table:display="true" table:show-details="true"/>
                <table:data-pilot-member table:name="0,000262588" table:display="true" table:show-details="true"/>
                <table:data-pilot-member table:name="0,000262839" table:display="true" table:show-details="true"/>
                <table:data-pilot-member table:name="0,000263055" table:display="true" table:show-details="true"/>
                <table:data-pilot-member table:name="0,000263207" table:display="true" table:show-details="true"/>
                <table:data-pilot-member table:name="0,000263218" table:display="true" table:show-details="true"/>
                <table:data-pilot-member table:name="0,000263303" table:display="true" table:show-details="true"/>
                <table:data-pilot-member table:name="0,000263432" table:display="true" table:show-details="true"/>
                <table:data-pilot-member table:name="0,000263573" table:display="true" table:show-details="true"/>
                <table:data-pilot-member table:name="0,000263708" table:display="true" table:show-details="true"/>
                <table:data-pilot-member table:name="0,000264317" table:display="true" table:show-details="true"/>
                <table:data-pilot-member table:name="0,000264511" table:display="true" table:show-details="true"/>
                <table:data-pilot-member table:name="0,000264569" table:display="true" table:show-details="true"/>
                <table:data-pilot-member table:name="0,000264646" table:display="true" table:show-details="true"/>
                <table:data-pilot-member table:name="0,000264756" table:display="true" table:show-details="true"/>
                <table:data-pilot-member table:name="0,00026482" table:display="true" table:show-details="true"/>
                <table:data-pilot-member table:name="0,000264967" table:display="true" table:show-details="true"/>
                <table:data-pilot-member table:name="0,000264974" table:display="true" table:show-details="true"/>
                <table:data-pilot-member table:name="0,000265447" table:display="true" table:show-details="true"/>
                <table:data-pilot-member table:name="0,000265723" table:display="true" table:show-details="true"/>
                <table:data-pilot-member table:name="0,000266925" table:display="true" table:show-details="true"/>
                <table:data-pilot-member table:name="0,000267155" table:display="true" table:show-details="true"/>
                <table:data-pilot-member table:name="0,00026781" table:display="true" table:show-details="true"/>
                <table:data-pilot-member table:name="0,000267824" table:display="true" table:show-details="true"/>
                <table:data-pilot-member table:name="0,000268791" table:display="true" table:show-details="true"/>
                <table:data-pilot-member table:name="0,000269312" table:display="true" table:show-details="true"/>
                <table:data-pilot-member table:name="0,00026976" table:display="true" table:show-details="true"/>
                <table:data-pilot-member table:name="0,000269829" table:display="true" table:show-details="true"/>
                <table:data-pilot-member table:name="0,000269861" table:display="true" table:show-details="true"/>
                <table:data-pilot-member table:name="0,000269918" table:display="true" table:show-details="true"/>
                <table:data-pilot-member table:name="0,000270053" table:display="true" table:show-details="true"/>
                <table:data-pilot-member table:name="0,000270415" table:display="true" table:show-details="true"/>
                <table:data-pilot-member table:name="0,000270971" table:display="true" table:show-details="true"/>
                <table:data-pilot-member table:name="0,000271053" table:display="true" table:show-details="true"/>
                <table:data-pilot-member table:name="0,000271107" table:display="true" table:show-details="true"/>
                <table:data-pilot-member table:name="0,000271601" table:display="true" table:show-details="true"/>
                <table:data-pilot-member table:name="0,000272821" table:display="true" table:show-details="true"/>
                <table:data-pilot-member table:name="0,000273533" table:display="true" table:show-details="true"/>
                <table:data-pilot-member table:name="0,000274281" table:display="true" table:show-details="true"/>
                <table:data-pilot-member table:name="0,000274433" table:display="true" table:show-details="true"/>
                <table:data-pilot-member table:name="0,00027449" table:display="true" table:show-details="true"/>
                <table:data-pilot-member table:name="0,000274638" table:display="true" table:show-details="true"/>
                <table:data-pilot-member table:name="0,000274961" table:display="true" table:show-details="true"/>
                <table:data-pilot-member table:name="0,000275542" table:display="true" table:show-details="true"/>
                <table:data-pilot-member table:name="0,000275627" table:display="true" table:show-details="true"/>
                <table:data-pilot-member table:name="0,00027586" table:display="true" table:show-details="true"/>
                <table:data-pilot-member table:name="0,000275958" table:display="true" table:show-details="true"/>
                <table:data-pilot-member table:name="0,000276026" table:display="true" table:show-details="true"/>
                <table:data-pilot-member table:name="0,000276055" table:display="true" table:show-details="true"/>
                <table:data-pilot-member table:name="0,000276902" table:display="true" table:show-details="true"/>
                <table:data-pilot-member table:name="0,000277307" table:display="true" table:show-details="true"/>
                <table:data-pilot-member table:name="0,000277351" table:display="true" table:show-details="true"/>
                <table:data-pilot-member table:name="0,000277365" table:display="true" table:show-details="true"/>
                <table:data-pilot-member table:name="0,000277578" table:display="true" table:show-details="true"/>
                <table:data-pilot-member table:name="0,000278348" table:display="true" table:show-details="true"/>
                <table:data-pilot-member table:name="0,000278478" table:display="true" table:show-details="true"/>
                <table:data-pilot-member table:name="0,000278792" table:display="true" table:show-details="true"/>
                <table:data-pilot-member table:name="0,000278924" table:display="true" table:show-details="true"/>
                <table:data-pilot-member table:name="0,000279596" table:display="true" table:show-details="true"/>
                <table:data-pilot-member table:name="0,000279714" table:display="true" table:show-details="true"/>
                <table:data-pilot-member table:name="0,000280138" table:display="true" table:show-details="true"/>
                <table:data-pilot-member table:name="0,000280351" table:display="true" table:show-details="true"/>
                <table:data-pilot-member table:name="0,000280541" table:display="true" table:show-details="true"/>
                <table:data-pilot-member table:name="0,000280608" table:display="true" table:show-details="true"/>
                <table:data-pilot-member table:name="0,000280755" table:display="true" table:show-details="true"/>
                <table:data-pilot-member table:name="0,000280982" table:display="true" table:show-details="true"/>
                <table:data-pilot-member table:name="0,000281976" table:display="true" table:show-details="true"/>
                <table:data-pilot-member table:name="0,000282386" table:display="true" table:show-details="true"/>
                <table:data-pilot-member table:name="0,000282542" table:display="true" table:show-details="true"/>
                <table:data-pilot-member table:name="0,000282873" table:display="true" table:show-details="true"/>
                <table:data-pilot-member table:name="0,0002829" table:display="true" table:show-details="true"/>
                <table:data-pilot-member table:name="0,000283416" table:display="true" table:show-details="true"/>
                <table:data-pilot-member table:name="0,00028346" table:display="true" table:show-details="true"/>
                <table:data-pilot-member table:name="0,000283649" table:display="true" table:show-details="true"/>
                <table:data-pilot-member table:name="0,000284493" table:display="true" table:show-details="true"/>
                <table:data-pilot-member table:name="0,000284672" table:display="true" table:show-details="true"/>
                <table:data-pilot-member table:name="0,000285303" table:display="true" table:show-details="true"/>
                <table:data-pilot-member table:name="0,000285444" table:display="true" table:show-details="true"/>
                <table:data-pilot-member table:name="0,000285717" table:display="true" table:show-details="true"/>
                <table:data-pilot-member table:name="0,000286415" table:display="true" table:show-details="true"/>
                <table:data-pilot-member table:name="0,000287104" table:display="true" table:show-details="true"/>
                <table:data-pilot-member table:name="0,000287154" table:display="true" table:show-details="true"/>
                <table:data-pilot-member table:name="0,000287221" table:display="true" table:show-details="true"/>
                <table:data-pilot-member table:name="0,000287264" table:display="true" table:show-details="true"/>
                <table:data-pilot-member table:name="0,000287832" table:display="true" table:show-details="true"/>
                <table:data-pilot-member table:name="0,000288297" table:display="true" table:show-details="true"/>
                <table:data-pilot-member table:name="0,000288812" table:display="true" table:show-details="true"/>
                <table:data-pilot-member table:name="0,000289086" table:display="true" table:show-details="true"/>
                <table:data-pilot-member table:name="0,000289566" table:display="true" table:show-details="true"/>
                <table:data-pilot-member table:name="0,000289895" table:display="true" table:show-details="true"/>
                <table:data-pilot-member table:name="0,000289949" table:display="true" table:show-details="true"/>
                <table:data-pilot-member table:name="0,000290213" table:display="true" table:show-details="true"/>
                <table:data-pilot-member table:name="0,000290246" table:display="true" table:show-details="true"/>
                <table:data-pilot-member table:name="0,000290416" table:display="true" table:show-details="true"/>
                <table:data-pilot-member table:name="0,000290979" table:display="true" table:show-details="true"/>
                <table:data-pilot-member table:name="0,000291645" table:display="true" table:show-details="true"/>
                <table:data-pilot-member table:name="0,000291777" table:display="true" table:show-details="true"/>
                <table:data-pilot-member table:name="0,000292407" table:display="true" table:show-details="true"/>
                <table:data-pilot-member table:name="0,000292765" table:display="true" table:show-details="true"/>
                <table:data-pilot-member table:name="0,000292774" table:display="true" table:show-details="true"/>
                <table:data-pilot-member table:name="0,000293427" table:display="true" table:show-details="true"/>
                <table:data-pilot-member table:name="0,000293434" table:display="true" table:show-details="true"/>
                <table:data-pilot-member table:name="0,0002937" table:display="true" table:show-details="true"/>
                <table:data-pilot-member table:name="0,000293727" table:display="true" table:show-details="true"/>
                <table:data-pilot-member table:name="0,000294546" table:display="true" table:show-details="true"/>
                <table:data-pilot-member table:name="0,000294881" table:display="true" table:show-details="true"/>
                <table:data-pilot-member table:name="0,000295064" table:display="true" table:show-details="true"/>
                <table:data-pilot-member table:name="0,000295372" table:display="true" table:show-details="true"/>
                <table:data-pilot-member table:name="0,000295679" table:display="true" table:show-details="true"/>
                <table:data-pilot-member table:name="0,000296037" table:display="true" table:show-details="true"/>
                <table:data-pilot-member table:name="0,000296059" table:display="true" table:show-details="true"/>
                <table:data-pilot-member table:name="0,000296064" table:display="true" table:show-details="true"/>
                <table:data-pilot-member table:name="0,000296147" table:display="true" table:show-details="true"/>
                <table:data-pilot-member table:name="0,000297163" table:display="true" table:show-details="true"/>
                <table:data-pilot-member table:name="0,000297433" table:display="true" table:show-details="true"/>
                <table:data-pilot-member table:name="0,000297564" table:display="true" table:show-details="true"/>
                <table:data-pilot-member table:name="0,000298033" table:display="true" table:show-details="true"/>
                <table:data-pilot-member table:name="0,000298113" table:display="true" table:show-details="true"/>
                <table:data-pilot-member table:name="0,00029829" table:display="true" table:show-details="true"/>
                <table:data-pilot-member table:name="0,000298967" table:display="true" table:show-details="true"/>
                <table:data-pilot-member table:name="0,000299623" table:display="true" table:show-details="true"/>
                <table:data-pilot-member table:name="0,000299924" table:display="true" table:show-details="true"/>
                <table:data-pilot-member table:name="0,000299937" table:display="true" table:show-details="true"/>
                <table:data-pilot-member table:name="0,000300143" table:display="true" table:show-details="true"/>
                <table:data-pilot-member table:name="0,000300597" table:display="true" table:show-details="true"/>
                <table:data-pilot-member table:name="0,000300824" table:display="true" table:show-details="true"/>
                <table:data-pilot-member table:name="0,00030105" table:display="true" table:show-details="true"/>
                <table:data-pilot-member table:name="0,000301254" table:display="true" table:show-details="true"/>
                <table:data-pilot-member table:name="0,000301261" table:display="true" table:show-details="true"/>
                <table:data-pilot-member table:name="0,000301734" table:display="true" table:show-details="true"/>
                <table:data-pilot-member table:name="0,000302106" table:display="true" table:show-details="true"/>
                <table:data-pilot-member table:name="0,000302147" table:display="true" table:show-details="true"/>
                <table:data-pilot-member table:name="0,000302303" table:display="true" table:show-details="true"/>
                <table:data-pilot-member table:name="0,000302504" table:display="true" table:show-details="true"/>
                <table:data-pilot-member table:name="0,000303033" table:display="true" table:show-details="true"/>
                <table:data-pilot-member table:name="0,000303263" table:display="true" table:show-details="true"/>
                <table:data-pilot-member table:name="0,000303398" table:display="true" table:show-details="true"/>
                <table:data-pilot-member table:name="0,000303631" table:display="true" table:show-details="true"/>
                <table:data-pilot-member table:name="0,00030377" table:display="true" table:show-details="true"/>
                <table:data-pilot-member table:name="0,000303976" table:display="true" table:show-details="true"/>
                <table:data-pilot-member table:name="0,000304776" table:display="true" table:show-details="true"/>
                <table:data-pilot-member table:name="0,000304814" table:display="true" table:show-details="true"/>
                <table:data-pilot-member table:name="0,000305211" table:display="true" table:show-details="true"/>
                <table:data-pilot-member table:name="0,000305596" table:display="true" table:show-details="true"/>
                <table:data-pilot-member table:name="0,00030567" table:display="true" table:show-details="true"/>
                <table:data-pilot-member table:name="0,000305791" table:display="true" table:show-details="true"/>
                <table:data-pilot-member table:name="0,000305803" table:display="true" table:show-details="true"/>
                <table:data-pilot-member table:name="0,000306303" table:display="true" table:show-details="true"/>
                <table:data-pilot-member table:name="0,000306527" table:display="true" table:show-details="true"/>
                <table:data-pilot-member table:name="0,000306592" table:display="true" table:show-details="true"/>
                <table:data-pilot-member table:name="0,000306847" table:display="true" table:show-details="true"/>
                <table:data-pilot-member table:name="0,000307391" table:display="true" table:show-details="true"/>
                <table:data-pilot-member table:name="0,000307641" table:display="true" table:show-details="true"/>
                <table:data-pilot-member table:name="0,000307677" table:display="true" table:show-details="true"/>
                <table:data-pilot-member table:name="0,000308017" table:display="true" table:show-details="true"/>
                <table:data-pilot-member table:name="0,000308076" table:display="true" table:show-details="true"/>
                <table:data-pilot-member table:name="0,000308923" table:display="true" table:show-details="true"/>
                <table:data-pilot-member table:name="0,000308981" table:display="true" table:show-details="true"/>
                <table:data-pilot-member table:name="0,000309091" table:display="true" table:show-details="true"/>
                <table:data-pilot-member table:name="0,000309135" table:display="true" table:show-details="true"/>
                <table:data-pilot-member table:name="0,000309316" table:display="true" table:show-details="true"/>
                <table:data-pilot-member table:name="0,00030934" table:display="true" table:show-details="true"/>
                <table:data-pilot-member table:name="0,000309509" table:display="true" table:show-details="true"/>
                <table:data-pilot-member table:name="0,000309761" table:display="true" table:show-details="true"/>
                <table:data-pilot-member table:name="0,000309791" table:display="true" table:show-details="true"/>
                <table:data-pilot-member table:name="0,000309832" table:display="true" table:show-details="true"/>
                <table:data-pilot-member table:name="0,000309847" table:display="true" table:show-details="true"/>
                <table:data-pilot-member table:name="0,000309906" table:display="true" table:show-details="true"/>
                <table:data-pilot-member table:name="0,000310545" table:display="true" table:show-details="true"/>
                <table:data-pilot-member table:name="0,000310671" table:display="true" table:show-details="true"/>
                <table:data-pilot-member table:name="0,000311206" table:display="true" table:show-details="true"/>
                <table:data-pilot-member table:name="0,000311247" table:display="true" table:show-details="true"/>
                <table:data-pilot-member table:name="0,000311254" table:display="true" table:show-details="true"/>
                <table:data-pilot-member table:name="0,000311429" table:display="true" table:show-details="true"/>
                <table:data-pilot-member table:name="0,000311732" table:display="true" table:show-details="true"/>
                <table:data-pilot-member table:name="0,00031181" table:display="true" table:show-details="true"/>
                <table:data-pilot-member table:name="0,000312073" table:display="true" table:show-details="true"/>
                <table:data-pilot-member table:name="0,000312203" table:display="true" table:show-details="true"/>
                <table:data-pilot-member table:name="0,000312256" table:display="true" table:show-details="true"/>
                <table:data-pilot-member table:name="0,000312401" table:display="true" table:show-details="true"/>
                <table:data-pilot-member table:name="0,000312502" table:display="true" table:show-details="true"/>
                <table:data-pilot-member table:name="0,000312985" table:display="true" table:show-details="true"/>
                <table:data-pilot-member table:name="0,000313013" table:display="true" table:show-details="true"/>
                <table:data-pilot-member table:name="0,00031302" table:display="true" table:show-details="true"/>
                <table:data-pilot-member table:name="0,000313228" table:display="true" table:show-details="true"/>
                <table:data-pilot-member table:name="0,000313611" table:display="true" table:show-details="true"/>
                <table:data-pilot-member table:name="0,000313634" table:display="true" table:show-details="true"/>
                <table:data-pilot-member table:name="0,000314012" table:display="true" table:show-details="true"/>
                <table:data-pilot-member table:name="0,000314072" table:display="true" table:show-details="true"/>
                <table:data-pilot-member table:name="0,000314292" table:display="true" table:show-details="true"/>
                <table:data-pilot-member table:name="0,000314406" table:display="true" table:show-details="true"/>
                <table:data-pilot-member table:name="0,000314623" table:display="true" table:show-details="true"/>
                <table:data-pilot-member table:name="0,000314936" table:display="true" table:show-details="true"/>
                <table:data-pilot-member table:name="0,000315126" table:display="true" table:show-details="true"/>
                <table:data-pilot-member table:name="0,000315212" table:display="true" table:show-details="true"/>
                <table:data-pilot-member table:name="0,000315279" table:display="true" table:show-details="true"/>
                <table:data-pilot-member table:name="0,000315356" table:display="true" table:show-details="true"/>
                <table:data-pilot-member table:name="0,00031554" table:display="true" table:show-details="true"/>
                <table:data-pilot-member table:name="0,000315839" table:display="true" table:show-details="true"/>
                <table:data-pilot-member table:name="0,000315999" table:display="true" table:show-details="true"/>
                <table:data-pilot-member table:name="0,000316076" table:display="true" table:show-details="true"/>
                <table:data-pilot-member table:name="0,000316078" table:display="true" table:show-details="true"/>
                <table:data-pilot-member table:name="0,000316082" table:display="true" table:show-details="true"/>
                <table:data-pilot-member table:name="0,000316465" table:display="true" table:show-details="true"/>
                <table:data-pilot-member table:name="0,000316526" table:display="true" table:show-details="true"/>
                <table:data-pilot-member table:name="0,000316876" table:display="true" table:show-details="true"/>
                <table:data-pilot-member table:name="0,00031751" table:display="true" table:show-details="true"/>
                <table:data-pilot-member table:name="0,000317549" table:display="true" table:show-details="true"/>
                <table:data-pilot-member table:name="0,000317841" table:display="true" table:show-details="true"/>
                <table:data-pilot-member table:name="0,000318003" table:display="true" table:show-details="true"/>
                <table:data-pilot-member table:name="0,000318307" table:display="true" table:show-details="true"/>
                <table:data-pilot-member table:name="0,000318507" table:display="true" table:show-details="true"/>
                <table:data-pilot-member table:name="0,000318521" table:display="true" table:show-details="true"/>
                <table:data-pilot-member table:name="0,000318827" table:display="true" table:show-details="true"/>
                <table:data-pilot-member table:name="0,000319795" table:display="true" table:show-details="true"/>
                <table:data-pilot-member table:name="0,000320498" table:display="true" table:show-details="true"/>
                <table:data-pilot-member table:name="0,000320602" table:display="true" table:show-details="true"/>
                <table:data-pilot-member table:name="0,000320617" table:display="true" table:show-details="true"/>
                <table:data-pilot-member table:name="0,000320731" table:display="true" table:show-details="true"/>
                <table:data-pilot-member table:name="0,000321068" table:display="true" table:show-details="true"/>
                <table:data-pilot-member table:name="0,000321406" table:display="true" table:show-details="true"/>
                <table:data-pilot-member table:name="0,000321431" table:display="true" table:show-details="true"/>
                <table:data-pilot-member table:name="0,000321498" table:display="true" table:show-details="true"/>
                <table:data-pilot-member table:name="0,000322543" table:display="true" table:show-details="true"/>
                <table:data-pilot-member table:name="0,000322604" table:display="true" table:show-details="true"/>
                <table:data-pilot-member table:name="0,000322728" table:display="true" table:show-details="true"/>
                <table:data-pilot-member table:name="0,000322829" table:display="true" table:show-details="true"/>
                <table:data-pilot-member table:name="0,000323207" table:display="true" table:show-details="true"/>
                <table:data-pilot-member table:name="0,000323343" table:display="true" table:show-details="true"/>
                <table:data-pilot-member table:name="0,000323922" table:display="true" table:show-details="true"/>
                <table:data-pilot-member table:name="0,000323988" table:display="true" table:show-details="true"/>
                <table:data-pilot-member table:name="0,000324363" table:display="true" table:show-details="true"/>
                <table:data-pilot-member table:name="0,000324652" table:display="true" table:show-details="true"/>
                <table:data-pilot-member table:name="0,000324713" table:display="true" table:show-details="true"/>
                <table:data-pilot-member table:name="0,000325063" table:display="true" table:show-details="true"/>
                <table:data-pilot-member table:name="0,00032539" table:display="true" table:show-details="true"/>
                <table:data-pilot-member table:name="0,000325817" table:display="true" table:show-details="true"/>
                <table:data-pilot-member table:name="0,000326003" table:display="true" table:show-details="true"/>
                <table:data-pilot-member table:name="0,000326198" table:display="true" table:show-details="true"/>
                <table:data-pilot-member table:name="0,000326591" table:display="true" table:show-details="true"/>
                <table:data-pilot-member table:name="0,000326885" table:display="true" table:show-details="true"/>
                <table:data-pilot-member table:name="0,000327178" table:display="true" table:show-details="true"/>
                <table:data-pilot-member table:name="0,000327221" table:display="true" table:show-details="true"/>
                <table:data-pilot-member table:name="0,000327472" table:display="true" table:show-details="true"/>
                <table:data-pilot-member table:name="0,000327602" table:display="true" table:show-details="true"/>
                <table:data-pilot-member table:name="0,000327721" table:display="true" table:show-details="true"/>
                <table:data-pilot-member table:name="0,000327925" table:display="true" table:show-details="true"/>
                <table:data-pilot-member table:name="0,000328052" table:display="true" table:show-details="true"/>
                <table:data-pilot-member table:name="0,000328058" table:display="true" table:show-details="true"/>
                <table:data-pilot-member table:name="0,000328538" table:display="true" table:show-details="true"/>
                <table:data-pilot-member table:name="0,000328817" table:display="true" table:show-details="true"/>
                <table:data-pilot-member table:name="0,000328982" table:display="true" table:show-details="true"/>
                <table:data-pilot-member table:name="0,000329656" table:display="true" table:show-details="true"/>
                <table:data-pilot-member table:name="0,000329694" table:display="true" table:show-details="true"/>
                <table:data-pilot-member table:name="0,000329772" table:display="true" table:show-details="true"/>
                <table:data-pilot-member table:name="0,000329887" table:display="true" table:show-details="true"/>
                <table:data-pilot-member table:name="0,000330067" table:display="true" table:show-details="true"/>
                <table:data-pilot-member table:name="0,000330105" table:display="true" table:show-details="true"/>
                <table:data-pilot-member table:name="0,000330706" table:display="true" table:show-details="true"/>
                <table:data-pilot-member table:name="0,000330768" table:display="true" table:show-details="true"/>
                <table:data-pilot-member table:name="0,000330882" table:display="true" table:show-details="true"/>
                <table:data-pilot-member table:name="0,000330934" table:display="true" table:show-details="true"/>
                <table:data-pilot-member table:name="0,000331773" table:display="true" table:show-details="true"/>
                <table:data-pilot-member table:name="0,000331857" table:display="true" table:show-details="true"/>
                <table:data-pilot-member table:name="0,000331872" table:display="true" table:show-details="true"/>
                <table:data-pilot-member table:name="0,000331945" table:display="true" table:show-details="true"/>
                <table:data-pilot-member table:name="0,000331963" table:display="true" table:show-details="true"/>
                <table:data-pilot-member table:name="0,000332221" table:display="true" table:show-details="true"/>
                <table:data-pilot-member table:name="0,000332301" table:display="true" table:show-details="true"/>
                <table:data-pilot-member table:name="0,000333701" table:display="true" table:show-details="true"/>
                <table:data-pilot-member table:name="0,000333869" table:display="true" table:show-details="true"/>
                <table:data-pilot-member table:name="0,000334272" table:display="true" table:show-details="true"/>
                <table:data-pilot-member table:name="0,000334469" table:display="true" table:show-details="true"/>
                <table:data-pilot-member table:name="0,000334615" table:display="true" table:show-details="true"/>
                <table:data-pilot-member table:name="0,000334823" table:display="true" table:show-details="true"/>
                <table:data-pilot-member table:name="0,000334872" table:display="true" table:show-details="true"/>
                <table:data-pilot-member table:name="0,000335157" table:display="true" table:show-details="true"/>
                <table:data-pilot-member table:name="0,000336567" table:display="true" table:show-details="true"/>
                <table:data-pilot-member table:name="0,000336737" table:display="true" table:show-details="true"/>
                <table:data-pilot-member table:name="0,000337504" table:display="true" table:show-details="true"/>
                <table:data-pilot-member table:name="0,000337835" table:display="true" table:show-details="true"/>
                <table:data-pilot-member table:name="0,000338101" table:display="true" table:show-details="true"/>
                <table:data-pilot-member table:name="0,000338143" table:display="true" table:show-details="true"/>
                <table:data-pilot-member table:name="0,000338207" table:display="true" table:show-details="true"/>
                <table:data-pilot-member table:name="0,000338544" table:display="true" table:show-details="true"/>
                <table:data-pilot-member table:name="0,000338643" table:display="true" table:show-details="true"/>
                <table:data-pilot-member table:name="0,000338742" table:display="true" table:show-details="true"/>
                <table:data-pilot-member table:name="0,000338766" table:display="true" table:show-details="true"/>
                <table:data-pilot-member table:name="0,000339481" table:display="true" table:show-details="true"/>
                <table:data-pilot-member table:name="0,000340134" table:display="true" table:show-details="true"/>
                <table:data-pilot-member table:name="0,000340429" table:display="true" table:show-details="true"/>
                <table:data-pilot-member table:name="0,000340535" table:display="true" table:show-details="true"/>
                <table:data-pilot-member table:name="0,000340903" table:display="true" table:show-details="true"/>
                <table:data-pilot-member table:name="0,000341682" table:display="true" table:show-details="true"/>
                <table:data-pilot-member table:name="0,000341848" table:display="true" table:show-details="true"/>
                <table:data-pilot-member table:name="0,000341863" table:display="true" table:show-details="true"/>
                <table:data-pilot-member table:name="0,000341876" table:display="true" table:show-details="true"/>
                <table:data-pilot-member table:name="0,00034203" table:display="true" table:show-details="true"/>
                <table:data-pilot-member table:name="0,00034218" table:display="true" table:show-details="true"/>
                <table:data-pilot-member table:name="0,000342241" table:display="true" table:show-details="true"/>
                <table:data-pilot-member table:name="0,000342475" table:display="true" table:show-details="true"/>
                <table:data-pilot-member table:name="0,000342959" table:display="true" table:show-details="true"/>
                <table:data-pilot-member table:name="0,000343001" table:display="true" table:show-details="true"/>
                <table:data-pilot-member table:name="0,000343279" table:display="true" table:show-details="true"/>
                <table:data-pilot-member table:name="0,000343283" table:display="true" table:show-details="true"/>
                <table:data-pilot-member table:name="0,000343581" table:display="true" table:show-details="true"/>
                <table:data-pilot-member table:name="0,000343744" table:display="true" table:show-details="true"/>
                <table:data-pilot-member table:name="0,000343959" table:display="true" table:show-details="true"/>
                <table:data-pilot-member table:name="0,000344715" table:display="true" table:show-details="true"/>
                <table:data-pilot-member table:name="0,000344787" table:display="true" table:show-details="true"/>
                <table:data-pilot-member table:name="0,000345035" table:display="true" table:show-details="true"/>
                <table:data-pilot-member table:name="0,000345443" table:display="true" table:show-details="true"/>
                <table:data-pilot-member table:name="0,000345489" table:display="true" table:show-details="true"/>
                <table:data-pilot-member table:name="0,000345515" table:display="true" table:show-details="true"/>
                <table:data-pilot-member table:name="0,000345559" table:display="true" table:show-details="true"/>
                <table:data-pilot-member table:name="0,000345694" table:display="true" table:show-details="true"/>
                <table:data-pilot-member table:name="0,000346416" table:display="true" table:show-details="true"/>
                <table:data-pilot-member table:name="0,000346449" table:display="true" table:show-details="true"/>
                <table:data-pilot-member table:name="0,000347251" table:display="true" table:show-details="true"/>
                <table:data-pilot-member table:name="0,000347805" table:display="true" table:show-details="true"/>
                <table:data-pilot-member table:name="0,000347822" table:display="true" table:show-details="true"/>
                <table:data-pilot-member table:name="0,00034795" table:display="true" table:show-details="true"/>
                <table:data-pilot-member table:name="0,000348209" table:display="true" table:show-details="true"/>
                <table:data-pilot-member table:name="0,000348227" table:display="true" table:show-details="true"/>
                <table:data-pilot-member table:name="0,000348356" table:display="true" table:show-details="true"/>
                <table:data-pilot-member table:name="0,00034841" table:display="true" table:show-details="true"/>
                <table:data-pilot-member table:name="0,000348556" table:display="true" table:show-details="true"/>
                <table:data-pilot-member table:name="0,000348573" table:display="true" table:show-details="true"/>
                <table:data-pilot-member table:name="0,000348832" table:display="true" table:show-details="true"/>
                <table:data-pilot-member table:name="0,000348864" table:display="true" table:show-details="true"/>
                <table:data-pilot-member table:name="0,000349003" table:display="true" table:show-details="true"/>
                <table:data-pilot-member table:name="0,000349067" table:display="true" table:show-details="true"/>
                <table:data-pilot-member table:name="0,000349458" table:display="true" table:show-details="true"/>
                <table:data-pilot-member table:name="0,000349677" table:display="true" table:show-details="true"/>
                <table:data-pilot-member table:name="0,000349706" table:display="true" table:show-details="true"/>
                <table:data-pilot-member table:name="0,000349784" table:display="true" table:show-details="true"/>
                <table:data-pilot-member table:name="0,000350026" table:display="true" table:show-details="true"/>
                <table:data-pilot-member table:name="0,000350046" table:display="true" table:show-details="true"/>
                <table:data-pilot-member table:name="0,000350243" table:display="true" table:show-details="true"/>
                <table:data-pilot-member table:name="0,000350297" table:display="true" table:show-details="true"/>
                <table:data-pilot-member table:name="0,00035039" table:display="true" table:show-details="true"/>
                <table:data-pilot-member table:name="0,000350409" table:display="true" table:show-details="true"/>
                <table:data-pilot-member table:name="0,000350426" table:display="true" table:show-details="true"/>
                <table:data-pilot-member table:name="0,000350483" table:display="true" table:show-details="true"/>
                <table:data-pilot-member table:name="0,000350669" table:display="true" table:show-details="true"/>
                <table:data-pilot-member table:name="0,000350675" table:display="true" table:show-details="true"/>
                <table:data-pilot-member table:name="0,000350931" table:display="true" table:show-details="true"/>
                <table:data-pilot-member table:name="0,00035098" table:display="true" table:show-details="true"/>
                <table:data-pilot-member table:name="0,000351057" table:display="true" table:show-details="true"/>
                <table:data-pilot-member table:name="0,000351434" table:display="true" table:show-details="true"/>
                <table:data-pilot-member table:name="0,000351538" table:display="true" table:show-details="true"/>
                <table:data-pilot-member table:name="0,000351674" table:display="true" table:show-details="true"/>
                <table:data-pilot-member table:name="0,00035169" table:display="true" table:show-details="true"/>
                <table:data-pilot-member table:name="0,000352102" table:display="true" table:show-details="true"/>
                <table:data-pilot-member table:name="0,000352154" table:display="true" table:show-details="true"/>
                <table:data-pilot-member table:name="0,000352447" table:display="true" table:show-details="true"/>
                <table:data-pilot-member table:name="0,000352455" table:display="true" table:show-details="true"/>
                <table:data-pilot-member table:name="0,0003526" table:display="true" table:show-details="true"/>
                <table:data-pilot-member table:name="0,000353033" table:display="true" table:show-details="true"/>
                <table:data-pilot-member table:name="0,000354042" table:display="true" table:show-details="true"/>
                <table:data-pilot-member table:name="0,000354175" table:display="true" table:show-details="true"/>
                <table:data-pilot-member table:name="0,000354489" table:display="true" table:show-details="true"/>
                <table:data-pilot-member table:name="0,000354802" table:display="true" table:show-details="true"/>
                <table:data-pilot-member table:name="0,000355068" table:display="true" table:show-details="true"/>
                <table:data-pilot-member table:name="0,000355575" table:display="true" table:show-details="true"/>
                <table:data-pilot-member table:name="0,000355735" table:display="true" table:show-details="true"/>
                <table:data-pilot-member table:name="0,000355917" table:display="true" table:show-details="true"/>
                <table:data-pilot-member table:name="0,000356168" table:display="true" table:show-details="true"/>
                <table:data-pilot-member table:name="0,000356223" table:display="true" table:show-details="true"/>
                <table:data-pilot-member table:name="0,000356627" table:display="true" table:show-details="true"/>
                <table:data-pilot-member table:name="0,000356841" table:display="true" table:show-details="true"/>
                <table:data-pilot-member table:name="0,000356984" table:display="true" table:show-details="true"/>
                <table:data-pilot-member table:name="0,000356996" table:display="true" table:show-details="true"/>
                <table:data-pilot-member table:name="0,000357404" table:display="true" table:show-details="true"/>
                <table:data-pilot-member table:name="0,000357659" table:display="true" table:show-details="true"/>
                <table:data-pilot-member table:name="0,000357853" table:display="true" table:show-details="true"/>
                <table:data-pilot-member table:name="0,000358132" table:display="true" table:show-details="true"/>
                <table:data-pilot-member table:name="0,000358199" table:display="true" table:show-details="true"/>
                <table:data-pilot-member table:name="0,00035839" table:display="true" table:show-details="true"/>
                <table:data-pilot-member table:name="0,000358474" table:display="true" table:show-details="true"/>
                <table:data-pilot-member table:name="0,000358754" table:display="true" table:show-details="true"/>
                <table:data-pilot-member table:name="0,000359153" table:display="true" table:show-details="true"/>
                <table:data-pilot-member table:name="0,000359366" table:display="true" table:show-details="true"/>
                <table:data-pilot-member table:name="0,000359393" table:display="true" table:show-details="true"/>
                <table:data-pilot-member table:name="0,000359565" table:display="true" table:show-details="true"/>
                <table:data-pilot-member table:name="0,00035969" table:display="true" table:show-details="true"/>
                <table:data-pilot-member table:name="0,000360246" table:display="true" table:show-details="true"/>
                <table:data-pilot-member table:name="0,000360259" table:display="true" table:show-details="true"/>
                <table:data-pilot-member table:name="0,000360415" table:display="true" table:show-details="true"/>
                <table:data-pilot-member table:name="0,000360537" table:display="true" table:show-details="true"/>
                <table:data-pilot-member table:name="0,00036056" table:display="true" table:show-details="true"/>
                <table:data-pilot-member table:name="0,000361002" table:display="true" table:show-details="true"/>
                <table:data-pilot-member table:name="0,000361103" table:display="true" table:show-details="true"/>
                <table:data-pilot-member table:name="0,000361159" table:display="true" table:show-details="true"/>
                <table:data-pilot-member table:name="0,000361272" table:display="true" table:show-details="true"/>
                <table:data-pilot-member table:name="0,000361449" table:display="true" table:show-details="true"/>
                <table:data-pilot-member table:name="0,000361467" table:display="true" table:show-details="true"/>
                <table:data-pilot-member table:name="0,000361472" table:display="true" table:show-details="true"/>
                <table:data-pilot-member table:name="0,000361492" table:display="true" table:show-details="true"/>
                <table:data-pilot-member table:name="0,00036152" table:display="true" table:show-details="true"/>
                <table:data-pilot-member table:name="0,000361599" table:display="true" table:show-details="true"/>
                <table:data-pilot-member table:name="0,000361989" table:display="true" table:show-details="true"/>
                <table:data-pilot-member table:name="0,000362098" table:display="true" table:show-details="true"/>
                <table:data-pilot-member table:name="0,000362212" table:display="true" table:show-details="true"/>
                <table:data-pilot-member table:name="0,000362251" table:display="true" table:show-details="true"/>
                <table:data-pilot-member table:name="0,000362318" table:display="true" table:show-details="true"/>
                <table:data-pilot-member table:name="0,000362674" table:display="true" table:show-details="true"/>
                <table:data-pilot-member table:name="0,000362687" table:display="true" table:show-details="true"/>
                <table:data-pilot-member table:name="0,000362795" table:display="true" table:show-details="true"/>
                <table:data-pilot-member table:name="0,000362996" table:display="true" table:show-details="true"/>
                <table:data-pilot-member table:name="0,000363044" table:display="true" table:show-details="true"/>
                <table:data-pilot-member table:name="0,000363059" table:display="true" table:show-details="true"/>
                <table:data-pilot-member table:name="0,000363571" table:display="true" table:show-details="true"/>
                <table:data-pilot-member table:name="0,000364024" table:display="true" table:show-details="true"/>
                <table:data-pilot-member table:name="0,000364893" table:display="true" table:show-details="true"/>
                <table:data-pilot-member table:name="0,000365257" table:display="true" table:show-details="true"/>
                <table:data-pilot-member table:name="0,000365418" table:display="true" table:show-details="true"/>
                <table:data-pilot-member table:name="0,000365452" table:display="true" table:show-details="true"/>
                <table:data-pilot-member table:name="0,00036563" table:display="true" table:show-details="true"/>
                <table:data-pilot-member table:name="0,000365729" table:display="true" table:show-details="true"/>
                <table:data-pilot-member table:name="0,000366341" table:display="true" table:show-details="true"/>
                <table:data-pilot-member table:name="0,000366357" table:display="true" table:show-details="true"/>
                <table:data-pilot-member table:name="0,000366496" table:display="true" table:show-details="true"/>
                <table:data-pilot-member table:name="0,000366609" table:display="true" table:show-details="true"/>
                <table:data-pilot-member table:name="0,000366829" table:display="true" table:show-details="true"/>
                <table:data-pilot-member table:name="0,00036699" table:display="true" table:show-details="true"/>
                <table:data-pilot-member table:name="0,000367006" table:display="true" table:show-details="true"/>
                <table:data-pilot-member table:name="0,00036711" table:display="true" table:show-details="true"/>
                <table:data-pilot-member table:name="0,000367636" table:display="true" table:show-details="true"/>
                <table:data-pilot-member table:name="0,000367748" table:display="true" table:show-details="true"/>
                <table:data-pilot-member table:name="0,000367781" table:display="true" table:show-details="true"/>
                <table:data-pilot-member table:name="0,000367917" table:display="true" table:show-details="true"/>
                <table:data-pilot-member table:name="0,000368015" table:display="true" table:show-details="true"/>
                <table:data-pilot-member table:name="0,000368236" table:display="true" table:show-details="true"/>
                <table:data-pilot-member table:name="0,000368292" table:display="true" table:show-details="true"/>
                <table:data-pilot-member table:name="0,000368456" table:display="true" table:show-details="true"/>
                <table:data-pilot-member table:name="0,000368476" table:display="true" table:show-details="true"/>
                <table:data-pilot-member table:name="0,000368979" table:display="true" table:show-details="true"/>
                <table:data-pilot-member table:name="0,000369282" table:display="true" table:show-details="true"/>
                <table:data-pilot-member table:name="0,000369393" table:display="true" table:show-details="true"/>
                <table:data-pilot-member table:name="0,000369454" table:display="true" table:show-details="true"/>
                <table:data-pilot-member table:name="0,000369766" table:display="true" table:show-details="true"/>
                <table:data-pilot-member table:name="0,000369845" table:display="true" table:show-details="true"/>
                <table:data-pilot-member table:name="0,000369911" table:display="true" table:show-details="true"/>
                <table:data-pilot-member table:name="0,000369949" table:display="true" table:show-details="true"/>
                <table:data-pilot-member table:name="0,00036996" table:display="true" table:show-details="true"/>
                <table:data-pilot-member table:name="0,000369975" table:display="true" table:show-details="true"/>
                <table:data-pilot-member table:name="0,000370264" table:display="true" table:show-details="true"/>
                <table:data-pilot-member table:name="0,000370623" table:display="true" table:show-details="true"/>
                <table:data-pilot-member table:name="0,000370825" table:display="true" table:show-details="true"/>
                <table:data-pilot-member table:name="0,000370926" table:display="true" table:show-details="true"/>
                <table:data-pilot-member table:name="0,000371037" table:display="true" table:show-details="true"/>
                <table:data-pilot-member table:name="0,000371085" table:display="true" table:show-details="true"/>
                <table:data-pilot-member table:name="0,000371164" table:display="true" table:show-details="true"/>
                <table:data-pilot-member table:name="0,000371393" table:display="true" table:show-details="true"/>
                <table:data-pilot-member table:name="0,000371485" table:display="true" table:show-details="true"/>
                <table:data-pilot-member table:name="0,000371526" table:display="true" table:show-details="true"/>
                <table:data-pilot-member table:name="0,000371577" table:display="true" table:show-details="true"/>
                <table:data-pilot-member table:name="0,000371897" table:display="true" table:show-details="true"/>
                <table:data-pilot-member table:name="0,000372211" table:display="true" table:show-details="true"/>
                <table:data-pilot-member table:name="0,000373158" table:display="true" table:show-details="true"/>
                <table:data-pilot-member table:name="0,000373293" table:display="true" table:show-details="true"/>
                <table:data-pilot-member table:name="0,000373433" table:display="true" table:show-details="true"/>
                <table:data-pilot-member table:name="0,000373471" table:display="true" table:show-details="true"/>
                <table:data-pilot-member table:name="0,00037348" table:display="true" table:show-details="true"/>
                <table:data-pilot-member table:name="0,000374422" table:display="true" table:show-details="true"/>
                <table:data-pilot-member table:name="0,000374474" table:display="true" table:show-details="true"/>
                <table:data-pilot-member table:name="0,000374684" table:display="true" table:show-details="true"/>
                <table:data-pilot-member table:name="0,000374785" table:display="true" table:show-details="true"/>
                <table:data-pilot-member table:name="0,000374909" table:display="true" table:show-details="true"/>
                <table:data-pilot-member table:name="0,000374985" table:display="true" table:show-details="true"/>
                <table:data-pilot-member table:name="0,000375312" table:display="true" table:show-details="true"/>
                <table:data-pilot-member table:name="0,000375315" table:display="true" table:show-details="true"/>
                <table:data-pilot-member table:name="0,000375363" table:display="true" table:show-details="true"/>
                <table:data-pilot-member table:name="0,000375496" table:display="true" table:show-details="true"/>
                <table:data-pilot-member table:name="0,000375669" table:display="true" table:show-details="true"/>
                <table:data-pilot-member table:name="0,000375744" table:display="true" table:show-details="true"/>
                <table:data-pilot-member table:name="0,000375846" table:display="true" table:show-details="true"/>
                <table:data-pilot-member table:name="0,000376375" table:display="true" table:show-details="true"/>
                <table:data-pilot-member table:name="0,000376466" table:display="true" table:show-details="true"/>
                <table:data-pilot-member table:name="0,000376469" table:display="true" table:show-details="true"/>
                <table:data-pilot-member table:name="0,000376529" table:display="true" table:show-details="true"/>
                <table:data-pilot-member table:name="0,000376633" table:display="true" table:show-details="true"/>
                <table:data-pilot-member table:name="0,000376823" table:display="true" table:show-details="true"/>
                <table:data-pilot-member table:name="0,00037692" table:display="true" table:show-details="true"/>
                <table:data-pilot-member table:name="0,000377681" table:display="true" table:show-details="true"/>
                <table:data-pilot-member table:name="0,000378515" table:display="true" table:show-details="true"/>
                <table:data-pilot-member table:name="0,000378582" table:display="true" table:show-details="true"/>
                <table:data-pilot-member table:name="0,000378648" table:display="true" table:show-details="true"/>
                <table:data-pilot-member table:name="0,000378917" table:display="true" table:show-details="true"/>
                <table:data-pilot-member table:name="0,000378928" table:display="true" table:show-details="true"/>
                <table:data-pilot-member table:name="0,000378959" table:display="true" table:show-details="true"/>
                <table:data-pilot-member table:name="0,000378989" table:display="true" table:show-details="true"/>
                <table:data-pilot-member table:name="0,000379046" table:display="true" table:show-details="true"/>
                <table:data-pilot-member table:name="0,000379569" table:display="true" table:show-details="true"/>
                <table:data-pilot-member table:name="0,000379902" table:display="true" table:show-details="true"/>
                <table:data-pilot-member table:name="0,000380081" table:display="true" table:show-details="true"/>
                <table:data-pilot-member table:name="0,00038027" table:display="true" table:show-details="true"/>
                <table:data-pilot-member table:name="0,000380542" table:display="true" table:show-details="true"/>
                <table:data-pilot-member table:name="0,000380713" table:display="true" table:show-details="true"/>
                <table:data-pilot-member table:name="0,000380778" table:display="true" table:show-details="true"/>
                <table:data-pilot-member table:name="0,000381785" table:display="true" table:show-details="true"/>
                <table:data-pilot-member table:name="0,000382148" table:display="true" table:show-details="true"/>
                <table:data-pilot-member table:name="0,000382257" table:display="true" table:show-details="true"/>
                <table:data-pilot-member table:name="0,000382286" table:display="true" table:show-details="true"/>
                <table:data-pilot-member table:name="0,000382371" table:display="true" table:show-details="true"/>
                <table:data-pilot-member table:name="0,000382565" table:display="true" table:show-details="true"/>
                <table:data-pilot-member table:name="0,000382791" table:display="true" table:show-details="true"/>
                <table:data-pilot-member table:name="0,000382807" table:display="true" table:show-details="true"/>
                <table:data-pilot-member table:name="0,000383008" table:display="true" table:show-details="true"/>
                <table:data-pilot-member table:name="0,000383418" table:display="true" table:show-details="true"/>
                <table:data-pilot-member table:name="0,000383601" table:display="true" table:show-details="true"/>
                <table:data-pilot-member table:name="0,000383631" table:display="true" table:show-details="true"/>
                <table:data-pilot-member table:name="0,000383821" table:display="true" table:show-details="true"/>
                <table:data-pilot-member table:name="0,00038395" table:display="true" table:show-details="true"/>
                <table:data-pilot-member table:name="0,000384026" table:display="true" table:show-details="true"/>
                <table:data-pilot-member table:name="0,000384043" table:display="true" table:show-details="true"/>
                <table:data-pilot-member table:name="0,000384261" table:display="true" table:show-details="true"/>
                <table:data-pilot-member table:name="0,000384344" table:display="true" table:show-details="true"/>
                <table:data-pilot-member table:name="0,00038447" table:display="true" table:show-details="true"/>
                <table:data-pilot-member table:name="0,000384578" table:display="true" table:show-details="true"/>
                <table:data-pilot-member table:name="0,000384791" table:display="true" table:show-details="true"/>
                <table:data-pilot-member table:name="0,000384938" table:display="true" table:show-details="true"/>
                <table:data-pilot-member table:name="0,000385334" table:display="true" table:show-details="true"/>
                <table:data-pilot-member table:name="0,000385448" table:display="true" table:show-details="true"/>
                <table:data-pilot-member table:name="0,000385629" table:display="true" table:show-details="true"/>
                <table:data-pilot-member table:name="0,000385761" table:display="true" table:show-details="true"/>
                <table:data-pilot-member table:name="0,000385962" table:display="true" table:show-details="true"/>
                <table:data-pilot-member table:name="0,00038605" table:display="true" table:show-details="true"/>
                <table:data-pilot-member table:name="0,000386369" table:display="true" table:show-details="true"/>
                <table:data-pilot-member table:name="0,000386711" table:display="true" table:show-details="true"/>
                <table:data-pilot-member table:name="0,00038677" table:display="true" table:show-details="true"/>
                <table:data-pilot-member table:name="0,000386899" table:display="true" table:show-details="true"/>
                <table:data-pilot-member table:name="0,000387428" table:display="true" table:show-details="true"/>
                <table:data-pilot-member table:name="0,000387515" table:display="true" table:show-details="true"/>
                <table:data-pilot-member table:name="0,000387818" table:display="true" table:show-details="true"/>
                <table:data-pilot-member table:name="0,000388088" table:display="true" table:show-details="true"/>
                <table:data-pilot-member table:name="0,000388217" table:display="true" table:show-details="true"/>
                <table:data-pilot-member table:name="0,000388399" table:display="true" table:show-details="true"/>
                <table:data-pilot-member table:name="0,000388489" table:display="true" table:show-details="true"/>
                <table:data-pilot-member table:name="0,000388654" table:display="true" table:show-details="true"/>
                <table:data-pilot-member table:name="0,000388676" table:display="true" table:show-details="true"/>
                <table:data-pilot-member table:name="0,000388687" table:display="true" table:show-details="true"/>
                <table:data-pilot-member table:name="0,000388703" table:display="true" table:show-details="true"/>
                <table:data-pilot-member table:name="0,000388744" table:display="true" table:show-details="true"/>
                <table:data-pilot-member table:name="0,000389337" table:display="true" table:show-details="true"/>
                <table:data-pilot-member table:name="0,000389427" table:display="true" table:show-details="true"/>
                <table:data-pilot-member table:name="0,000389508" table:display="true" table:show-details="true"/>
                <table:data-pilot-member table:name="0,000389538" table:display="true" table:show-details="true"/>
                <table:data-pilot-member table:name="0,000389687" table:display="true" table:show-details="true"/>
                <table:data-pilot-member table:name="0,000389794" table:display="true" table:show-details="true"/>
                <table:data-pilot-member table:name="0,000389836" table:display="true" table:show-details="true"/>
                <table:data-pilot-member table:name="0,000390134" table:display="true" table:show-details="true"/>
                <table:data-pilot-member table:name="0,00039052" table:display="true" table:show-details="true"/>
                <table:data-pilot-member table:name="0,000390565" table:display="true" table:show-details="true"/>
                <table:data-pilot-member table:name="0,000391066" table:display="true" table:show-details="true"/>
                <table:data-pilot-member table:name="0,000391118" table:display="true" table:show-details="true"/>
                <table:data-pilot-member table:name="0,000391293" table:display="true" table:show-details="true"/>
                <table:data-pilot-member table:name="0,000391446" table:display="true" table:show-details="true"/>
                <table:data-pilot-member table:name="0,000391737" table:display="true" table:show-details="true"/>
                <table:data-pilot-member table:name="0,000391755" table:display="true" table:show-details="true"/>
                <table:data-pilot-member table:name="0,000391801" table:display="true" table:show-details="true"/>
                <table:data-pilot-member table:name="0,00039308" table:display="true" table:show-details="true"/>
                <table:data-pilot-member table:name="0,000393287" table:display="true" table:show-details="true"/>
                <table:data-pilot-member table:name="0,000393393" table:display="true" table:show-details="true"/>
                <table:data-pilot-member table:name="0,000393646" table:display="true" table:show-details="true"/>
                <table:data-pilot-member table:name="0,000393691" table:display="true" table:show-details="true"/>
                <table:data-pilot-member table:name="0,000393868" table:display="true" table:show-details="true"/>
                <table:data-pilot-member table:name="0,000394547" table:display="true" table:show-details="true"/>
                <table:data-pilot-member table:name="0,000394763" table:display="true" table:show-details="true"/>
                <table:data-pilot-member table:name="0,000395665" table:display="true" table:show-details="true"/>
                <table:data-pilot-member table:name="0,00039571" table:display="true" table:show-details="true"/>
                <table:data-pilot-member table:name="0,000395723" table:display="true" table:show-details="true"/>
                <table:data-pilot-member table:name="0,000395841" table:display="true" table:show-details="true"/>
                <table:data-pilot-member table:name="0,000396058" table:display="true" table:show-details="true"/>
                <table:data-pilot-member table:name="0,000396111" table:display="true" table:show-details="true"/>
                <table:data-pilot-member table:name="0,000396622" table:display="true" table:show-details="true"/>
                <table:data-pilot-member table:name="0,000396826" table:display="true" table:show-details="true"/>
                <table:data-pilot-member table:name="0,000396931" table:display="true" table:show-details="true"/>
                <table:data-pilot-member table:name="0,000397039" table:display="true" table:show-details="true"/>
                <table:data-pilot-member table:name="0,000397562" table:display="true" table:show-details="true"/>
                <table:data-pilot-member table:name="0,000397683" table:display="true" table:show-details="true"/>
                <table:data-pilot-member table:name="0,000397697" table:display="true" table:show-details="true"/>
                <table:data-pilot-member table:name="0,000398094" table:display="true" table:show-details="true"/>
                <table:data-pilot-member table:name="0,000398115" table:display="true" table:show-details="true"/>
                <table:data-pilot-member table:name="0,000398187" table:display="true" table:show-details="true"/>
                <table:data-pilot-member table:name="0,000398195" table:display="true" table:show-details="true"/>
                <table:data-pilot-member table:name="0,000398306" table:display="true" table:show-details="true"/>
                <table:data-pilot-member table:name="0,00039849" table:display="true" table:show-details="true"/>
                <table:data-pilot-member table:name="0,000398517" table:display="true" table:show-details="true"/>
                <table:data-pilot-member table:name="0,000398584" table:display="true" table:show-details="true"/>
                <table:data-pilot-member table:name="0,000398636" table:display="true" table:show-details="true"/>
                <table:data-pilot-member table:name="0,000398665" table:display="true" table:show-details="true"/>
                <table:data-pilot-member table:name="0,000398686" table:display="true" table:show-details="true"/>
                <table:data-pilot-member table:name="0,000398908" table:display="true" table:show-details="true"/>
                <table:data-pilot-member table:name="0,000399069" table:display="true" table:show-details="true"/>
                <table:data-pilot-member table:name="0,000399131" table:display="true" table:show-details="true"/>
                <table:data-pilot-member table:name="0,000399232" table:display="true" table:show-details="true"/>
                <table:data-pilot-member table:name="0,00039949" table:display="true" table:show-details="true"/>
                <table:data-pilot-member table:name="0,000399513" table:display="true" table:show-details="true"/>
                <table:data-pilot-member table:name="0,000399728" table:display="true" table:show-details="true"/>
                <table:data-pilot-member table:name="0,000399856" table:display="true" table:show-details="true"/>
                <table:data-pilot-member table:name="0,000399884" table:display="true" table:show-details="true"/>
                <table:data-pilot-member table:name="0,000399925" table:display="true" table:show-details="true"/>
                <table:data-pilot-member table:name="0,000399971" table:display="true" table:show-details="true"/>
                <table:data-pilot-member table:name="0,000400044" table:display="true" table:show-details="true"/>
                <table:data-pilot-member table:name="0,000400162" table:display="true" table:show-details="true"/>
                <table:data-pilot-member table:name="0,000400174" table:display="true" table:show-details="true"/>
                <table:data-pilot-member table:name="0,000400198" table:display="true" table:show-details="true"/>
                <table:data-pilot-member table:name="0,000400244" table:display="true" table:show-details="true"/>
                <table:data-pilot-member table:name="0,00040032" table:display="true" table:show-details="true"/>
                <table:data-pilot-member table:name="0,00040051" table:display="true" table:show-details="true"/>
                <table:data-pilot-member table:name="0,000400516" table:display="true" table:show-details="true"/>
                <table:data-pilot-member table:name="0,000400624" table:display="true" table:show-details="true"/>
                <table:data-pilot-member table:name="0,000400747" table:display="true" table:show-details="true"/>
                <table:data-pilot-member table:name="0,000400807" table:display="true" table:show-details="true"/>
                <table:data-pilot-member table:name="0,000400824" table:display="true" table:show-details="true"/>
                <table:data-pilot-member table:name="0,000400912" table:display="true" table:show-details="true"/>
                <table:data-pilot-member table:name="0,000400946" table:display="true" table:show-details="true"/>
                <table:data-pilot-member table:name="0,000400957" table:display="true" table:show-details="true"/>
                <table:data-pilot-member table:name="0,000400992" table:display="true" table:show-details="true"/>
                <table:data-pilot-member table:name="0,000401441" table:display="true" table:show-details="true"/>
                <table:data-pilot-member table:name="0,000401471" table:display="true" table:show-details="true"/>
                <table:data-pilot-member table:name="0,000401505" table:display="true" table:show-details="true"/>
                <table:data-pilot-member table:name="0,000401732" table:display="true" table:show-details="true"/>
                <table:data-pilot-member table:name="0,000401814" table:display="true" table:show-details="true"/>
                <table:data-pilot-member table:name="0,000401871" table:display="true" table:show-details="true"/>
                <table:data-pilot-member table:name="0,000402101" table:display="true" table:show-details="true"/>
                <table:data-pilot-member table:name="0,000402238" table:display="true" table:show-details="true"/>
                <table:data-pilot-member table:name="0,000402309" table:display="true" table:show-details="true"/>
                <table:data-pilot-member table:name="0,000402311" table:display="true" table:show-details="true"/>
                <table:data-pilot-member table:name="0,000402424" table:display="true" table:show-details="true"/>
                <table:data-pilot-member table:name="0,000402586" table:display="true" table:show-details="true"/>
                <table:data-pilot-member table:name="0,0004026" table:display="true" table:show-details="true"/>
                <table:data-pilot-member table:name="0,000402836" table:display="true" table:show-details="true"/>
                <table:data-pilot-member table:name="0,000402987" table:display="true" table:show-details="true"/>
                <table:data-pilot-member table:name="0,00040312" table:display="true" table:show-details="true"/>
                <table:data-pilot-member table:name="0,000403415" table:display="true" table:show-details="true"/>
                <table:data-pilot-member table:name="0,000403669" table:display="true" table:show-details="true"/>
                <table:data-pilot-member table:name="0,000403857" table:display="true" table:show-details="true"/>
                <table:data-pilot-member table:name="0,00040391" table:display="true" table:show-details="true"/>
                <table:data-pilot-member table:name="0,000404047" table:display="true" table:show-details="true"/>
                <table:data-pilot-member table:name="0,000404066" table:display="true" table:show-details="true"/>
                <table:data-pilot-member table:name="0,000404262" table:display="true" table:show-details="true"/>
                <table:data-pilot-member table:name="0,000404289" table:display="true" table:show-details="true"/>
                <table:data-pilot-member table:name="0,000404355" table:display="true" table:show-details="true"/>
                <table:data-pilot-member table:name="0,000404559" table:display="true" table:show-details="true"/>
                <table:data-pilot-member table:name="0,000404759" table:display="true" table:show-details="true"/>
                <table:data-pilot-member table:name="0,000404952" table:display="true" table:show-details="true"/>
                <table:data-pilot-member table:name="0,00040499" table:display="true" table:show-details="true"/>
                <table:data-pilot-member table:name="0,00040507" table:display="true" table:show-details="true"/>
                <table:data-pilot-member table:name="0,000405487" table:display="true" table:show-details="true"/>
                <table:data-pilot-member table:name="0,000405539" table:display="true" table:show-details="true"/>
                <table:data-pilot-member table:name="0,000405838" table:display="true" table:show-details="true"/>
                <table:data-pilot-member table:name="0,000406109" table:display="true" table:show-details="true"/>
                <table:data-pilot-member table:name="0,000406362" table:display="true" table:show-details="true"/>
                <table:data-pilot-member table:name="0,00040638" table:display="true" table:show-details="true"/>
                <table:data-pilot-member table:name="0,000407319" table:display="true" table:show-details="true"/>
                <table:data-pilot-member table:name="0,000407329" table:display="true" table:show-details="true"/>
                <table:data-pilot-member table:name="0,000407609" table:display="true" table:show-details="true"/>
                <table:data-pilot-member table:name="0,000407625" table:display="true" table:show-details="true"/>
                <table:data-pilot-member table:name="0,000408162" table:display="true" table:show-details="true"/>
                <table:data-pilot-member table:name="0,000408437" table:display="true" table:show-details="true"/>
                <table:data-pilot-member table:name="0,000408499" table:display="true" table:show-details="true"/>
                <table:data-pilot-member table:name="0,000408843" table:display="true" table:show-details="true"/>
                <table:data-pilot-member table:name="0,000409021" table:display="true" table:show-details="true"/>
                <table:data-pilot-member table:name="0,000409206" table:display="true" table:show-details="true"/>
                <table:data-pilot-member table:name="0,00040928" table:display="true" table:show-details="true"/>
                <table:data-pilot-member table:name="0,000409298" table:display="true" table:show-details="true"/>
                <table:data-pilot-member table:name="0,000409371" table:display="true" table:show-details="true"/>
                <table:data-pilot-member table:name="0,000409521" table:display="true" table:show-details="true"/>
                <table:data-pilot-member table:name="0,000409659" table:display="true" table:show-details="true"/>
                <table:data-pilot-member table:name="0,00040972" table:display="true" table:show-details="true"/>
                <table:data-pilot-member table:name="0,000410206" table:display="true" table:show-details="true"/>
                <table:data-pilot-member table:name="0,000410297" table:display="true" table:show-details="true"/>
                <table:data-pilot-member table:name="0,000410541" table:display="true" table:show-details="true"/>
                <table:data-pilot-member table:name="0,000410726" table:display="true" table:show-details="true"/>
                <table:data-pilot-member table:name="0,000411181" table:display="true" table:show-details="true"/>
                <table:data-pilot-member table:name="0,000411488" table:display="true" table:show-details="true"/>
                <table:data-pilot-member table:name="0,000411515" table:display="true" table:show-details="true"/>
                <table:data-pilot-member table:name="0,000411764" table:display="true" table:show-details="true"/>
                <table:data-pilot-member table:name="0,000412392" table:display="true" table:show-details="true"/>
                <table:data-pilot-member table:name="0,00041241" table:display="true" table:show-details="true"/>
                <table:data-pilot-member table:name="0,000412455" table:display="true" table:show-details="true"/>
                <table:data-pilot-member table:name="0,000412644" table:display="true" table:show-details="true"/>
                <table:data-pilot-member table:name="0,000412774" table:display="true" table:show-details="true"/>
                <table:data-pilot-member table:name="0,000413033" table:display="true" table:show-details="true"/>
                <table:data-pilot-member table:name="0,00041308" table:display="true" table:show-details="true"/>
                <table:data-pilot-member table:name="0,000413541" table:display="true" table:show-details="true"/>
                <table:data-pilot-member table:name="0,000413745" table:display="true" table:show-details="true"/>
                <table:data-pilot-member table:name="0,000413773" table:display="true" table:show-details="true"/>
                <table:data-pilot-member table:name="0,000413832" table:display="true" table:show-details="true"/>
                <table:data-pilot-member table:name="0,000413903" table:display="true" table:show-details="true"/>
                <table:data-pilot-member table:name="0,000413987" table:display="true" table:show-details="true"/>
                <table:data-pilot-member table:name="0,000414005" table:display="true" table:show-details="true"/>
                <table:data-pilot-member table:name="0,00041462" table:display="true" table:show-details="true"/>
                <table:data-pilot-member table:name="0,000414631" table:display="true" table:show-details="true"/>
                <table:data-pilot-member table:name="0,000415401" table:display="true" table:show-details="true"/>
                <table:data-pilot-member table:name="0,000415428" table:display="true" table:show-details="true"/>
                <table:data-pilot-member table:name="0,00041543" table:display="true" table:show-details="true"/>
                <table:data-pilot-member table:name="0,000415596" table:display="true" table:show-details="true"/>
                <table:data-pilot-member table:name="0,000415762" table:display="true" table:show-details="true"/>
                <table:data-pilot-member table:name="0,000415852" table:display="true" table:show-details="true"/>
                <table:data-pilot-member table:name="0,000415873" table:display="true" table:show-details="true"/>
                <table:data-pilot-member table:name="0,000416073" table:display="true" table:show-details="true"/>
                <table:data-pilot-member table:name="0,000416284" table:display="true" table:show-details="true"/>
                <table:data-pilot-member table:name="0,000416324" table:display="true" table:show-details="true"/>
                <table:data-pilot-member table:name="0,000416501" table:display="true" table:show-details="true"/>
                <table:data-pilot-member table:name="0,000416759" table:display="true" table:show-details="true"/>
                <table:data-pilot-member table:name="0,000416831" table:display="true" table:show-details="true"/>
                <table:data-pilot-member table:name="0,000416832" table:display="true" table:show-details="true"/>
                <table:data-pilot-member table:name="0,00041709" table:display="true" table:show-details="true"/>
                <table:data-pilot-member table:name="0,000417363" table:display="true" table:show-details="true"/>
                <table:data-pilot-member table:name="0,000417383" table:display="true" table:show-details="true"/>
                <table:data-pilot-member table:name="0,000417499" table:display="true" table:show-details="true"/>
                <table:data-pilot-member table:name="0,000417774" table:display="true" table:show-details="true"/>
                <table:data-pilot-member table:name="0,000417846" table:display="true" table:show-details="true"/>
                <table:data-pilot-member table:name="0,000418075" table:display="true" table:show-details="true"/>
                <table:data-pilot-member table:name="0,0004183" table:display="true" table:show-details="true"/>
                <table:data-pilot-member table:name="0,000418522" table:display="true" table:show-details="true"/>
                <table:data-pilot-member table:name="0,000418763" table:display="true" table:show-details="true"/>
                <table:data-pilot-member table:name="0,000418864" table:display="true" table:show-details="true"/>
                <table:data-pilot-member table:name="0,000418975" table:display="true" table:show-details="true"/>
                <table:data-pilot-member table:name="0,000419061" table:display="true" table:show-details="true"/>
                <table:data-pilot-member table:name="0,000419088" table:display="true" table:show-details="true"/>
                <table:data-pilot-member table:name="0,000419209" table:display="true" table:show-details="true"/>
                <table:data-pilot-member table:name="0,000419339" table:display="true" table:show-details="true"/>
                <table:data-pilot-member table:name="0,000419459" table:display="true" table:show-details="true"/>
                <table:data-pilot-member table:name="0,000419712" table:display="true" table:show-details="true"/>
                <table:data-pilot-member table:name="0,000420467" table:display="true" table:show-details="true"/>
                <table:data-pilot-member table:name="0,000420681" table:display="true" table:show-details="true"/>
                <table:data-pilot-member table:name="0,000421038" table:display="true" table:show-details="true"/>
                <table:data-pilot-member table:name="0,000421075" table:display="true" table:show-details="true"/>
                <table:data-pilot-member table:name="0,000421296" table:display="true" table:show-details="true"/>
                <table:data-pilot-member table:name="0,000421377" table:display="true" table:show-details="true"/>
                <table:data-pilot-member table:name="0,000421391" table:display="true" table:show-details="true"/>
                <table:data-pilot-member table:name="0,000421514" table:display="true" table:show-details="true"/>
                <table:data-pilot-member table:name="0,000421726" table:display="true" table:show-details="true"/>
                <table:data-pilot-member table:name="0,000421842" table:display="true" table:show-details="true"/>
                <table:data-pilot-member table:name="0,000422045" table:display="true" table:show-details="true"/>
                <table:data-pilot-member table:name="0,000422245" table:display="true" table:show-details="true"/>
                <table:data-pilot-member table:name="0,00042244" table:display="true" table:show-details="true"/>
                <table:data-pilot-member table:name="0,000422503" table:display="true" table:show-details="true"/>
                <table:data-pilot-member table:name="0,000422587" table:display="true" table:show-details="true"/>
                <table:data-pilot-member table:name="0,000422714" table:display="true" table:show-details="true"/>
                <table:data-pilot-member table:name="0,000422809" table:display="true" table:show-details="true"/>
                <table:data-pilot-member table:name="0,000423006" table:display="true" table:show-details="true"/>
                <table:data-pilot-member table:name="0,000423127" table:display="true" table:show-details="true"/>
                <table:data-pilot-member table:name="0,000423196" table:display="true" table:show-details="true"/>
                <table:data-pilot-member table:name="0,000423462" table:display="true" table:show-details="true"/>
                <table:data-pilot-member table:name="0,000424044" table:display="true" table:show-details="true"/>
                <table:data-pilot-member table:name="0,000424641" table:display="true" table:show-details="true"/>
                <table:data-pilot-member table:name="0,000425279" table:display="true" table:show-details="true"/>
                <table:data-pilot-member table:name="0,000425351" table:display="true" table:show-details="true"/>
                <table:data-pilot-member table:name="0,000425619" table:display="true" table:show-details="true"/>
                <table:data-pilot-member table:name="0,000426159" table:display="true" table:show-details="true"/>
                <table:data-pilot-member table:name="0,00042631" table:display="true" table:show-details="true"/>
                <table:data-pilot-member table:name="0,000426516" table:display="true" table:show-details="true"/>
                <table:data-pilot-member table:name="0,000426969" table:display="true" table:show-details="true"/>
                <table:data-pilot-member table:name="0,000427017" table:display="true" table:show-details="true"/>
                <table:data-pilot-member table:name="0,00042729" table:display="true" table:show-details="true"/>
                <table:data-pilot-member table:name="0,000427924" table:display="true" table:show-details="true"/>
                <table:data-pilot-member table:name="0,000428132" table:display="true" table:show-details="true"/>
                <table:data-pilot-member table:name="0,000428624" table:display="true" table:show-details="true"/>
                <table:data-pilot-member table:name="0,000428738" table:display="true" table:show-details="true"/>
                <table:data-pilot-member table:name="0,000428748" table:display="true" table:show-details="true"/>
                <table:data-pilot-member table:name="0,000428777" table:display="true" table:show-details="true"/>
                <table:data-pilot-member table:name="0,000428783" table:display="true" table:show-details="true"/>
                <table:data-pilot-member table:name="0,000428888" table:display="true" table:show-details="true"/>
                <table:data-pilot-member table:name="0,000429375" table:display="true" table:show-details="true"/>
                <table:data-pilot-member table:name="0,000429458" table:display="true" table:show-details="true"/>
                <table:data-pilot-member table:name="0,000429515" table:display="true" table:show-details="true"/>
                <table:data-pilot-member table:name="0,00042955" table:display="true" table:show-details="true"/>
                <table:data-pilot-member table:name="0,000429572" table:display="true" table:show-details="true"/>
                <table:data-pilot-member table:name="0,000429781" table:display="true" table:show-details="true"/>
                <table:data-pilot-member table:name="0,000429839" table:display="true" table:show-details="true"/>
                <table:data-pilot-member table:name="0,000429891" table:display="true" table:show-details="true"/>
                <table:data-pilot-member table:name="0,000429997" table:display="true" table:show-details="true"/>
                <table:data-pilot-member table:name="0,000430261" table:display="true" table:show-details="true"/>
                <table:data-pilot-member table:name="0,000430321" table:display="true" table:show-details="true"/>
                <table:data-pilot-member table:name="0,000430428" table:display="true" table:show-details="true"/>
                <table:data-pilot-member table:name="0,000430591" table:display="true" table:show-details="true"/>
                <table:data-pilot-member table:name="0,00043068" table:display="true" table:show-details="true"/>
                <table:data-pilot-member table:name="0,000430838" table:display="true" table:show-details="true"/>
                <table:data-pilot-member table:name="0,000431021" table:display="true" table:show-details="true"/>
                <table:data-pilot-member table:name="0,000431132" table:display="true" table:show-details="true"/>
                <table:data-pilot-member table:name="0,000431135" table:display="true" table:show-details="true"/>
                <table:data-pilot-member table:name="0,000432226" table:display="true" table:show-details="true"/>
                <table:data-pilot-member table:name="0,000432279" table:display="true" table:show-details="true"/>
                <table:data-pilot-member table:name="0,000432521" table:display="true" table:show-details="true"/>
                <table:data-pilot-member table:name="0,000432754" table:display="true" table:show-details="true"/>
                <table:data-pilot-member table:name="0,000432783" table:display="true" table:show-details="true"/>
                <table:data-pilot-member table:name="0,000432848" table:display="true" table:show-details="true"/>
                <table:data-pilot-member table:name="0,000434044" table:display="true" table:show-details="true"/>
                <table:data-pilot-member table:name="0,000434048" table:display="true" table:show-details="true"/>
                <table:data-pilot-member table:name="0,000434214" table:display="true" table:show-details="true"/>
                <table:data-pilot-member table:name="0,000434278" table:display="true" table:show-details="true"/>
                <table:data-pilot-member table:name="0,000434518" table:display="true" table:show-details="true"/>
                <table:data-pilot-member table:name="0,000434784" table:display="true" table:show-details="true"/>
                <table:data-pilot-member table:name="0,000434883" table:display="true" table:show-details="true"/>
                <table:data-pilot-member table:name="0,000434887" table:display="true" table:show-details="true"/>
                <table:data-pilot-member table:name="0,000435092" table:display="true" table:show-details="true"/>
                <table:data-pilot-member table:name="0,000435427" table:display="true" table:show-details="true"/>
                <table:data-pilot-member table:name="0,000435533" table:display="true" table:show-details="true"/>
                <table:data-pilot-member table:name="0,000435824" table:display="true" table:show-details="true"/>
                <table:data-pilot-member table:name="0,000436228" table:display="true" table:show-details="true"/>
                <table:data-pilot-member table:name="0,000436244" table:display="true" table:show-details="true"/>
                <table:data-pilot-member table:name="0,000436339" table:display="true" table:show-details="true"/>
                <table:data-pilot-member table:name="0,000436695" table:display="true" table:show-details="true"/>
                <table:data-pilot-member table:name="0,000436848" table:display="true" table:show-details="true"/>
                <table:data-pilot-member table:name="0,000437122" table:display="true" table:show-details="true"/>
                <table:data-pilot-member table:name="0,000437278" table:display="true" table:show-details="true"/>
                <table:data-pilot-member table:name="0,000437519" table:display="true" table:show-details="true"/>
                <table:data-pilot-member table:name="0,000437573" table:display="true" table:show-details="true"/>
                <table:data-pilot-member table:name="0,000438162" table:display="true" table:show-details="true"/>
                <table:data-pilot-member table:name="0,00043836" table:display="true" table:show-details="true"/>
                <table:data-pilot-member table:name="0,000438832" table:display="true" table:show-details="true"/>
                <table:data-pilot-member table:name="0,000438909" table:display="true" table:show-details="true"/>
                <table:data-pilot-member table:name="0,000438956" table:display="true" table:show-details="true"/>
                <table:data-pilot-member table:name="0,000439057" table:display="true" table:show-details="true"/>
                <table:data-pilot-member table:name="0,000439096" table:display="true" table:show-details="true"/>
                <table:data-pilot-member table:name="0,000439128" table:display="true" table:show-details="true"/>
                <table:data-pilot-member table:name="0,000439532" table:display="true" table:show-details="true"/>
                <table:data-pilot-member table:name="0,000439534" table:display="true" table:show-details="true"/>
                <table:data-pilot-member table:name="0,000439556" table:display="true" table:show-details="true"/>
                <table:data-pilot-member table:name="0,000439762" table:display="true" table:show-details="true"/>
                <table:data-pilot-member table:name="0,000439928" table:display="true" table:show-details="true"/>
                <table:data-pilot-member table:name="0,000439948" table:display="true" table:show-details="true"/>
                <table:data-pilot-member table:name="0,000440099" table:display="true" table:show-details="true"/>
                <table:data-pilot-member table:name="0,000440232" table:display="true" table:show-details="true"/>
                <table:data-pilot-member table:name="0,000440311" table:display="true" table:show-details="true"/>
                <table:data-pilot-member table:name="0,000441052" table:display="true" table:show-details="true"/>
                <table:data-pilot-member table:name="0,000441149" table:display="true" table:show-details="true"/>
                <table:data-pilot-member table:name="0,000441237" table:display="true" table:show-details="true"/>
                <table:data-pilot-member table:name="0,000441983" table:display="true" table:show-details="true"/>
                <table:data-pilot-member table:name="0,000442455" table:display="true" table:show-details="true"/>
                <table:data-pilot-member table:name="0,000443176" table:display="true" table:show-details="true"/>
                <table:data-pilot-member table:name="0,000443219" table:display="true" table:show-details="true"/>
                <table:data-pilot-member table:name="0,000443333" table:display="true" table:show-details="true"/>
                <table:data-pilot-member table:name="0,000443389" table:display="true" table:show-details="true"/>
                <table:data-pilot-member table:name="0,000443491" table:display="true" table:show-details="true"/>
                <table:data-pilot-member table:name="0,000443778" table:display="true" table:show-details="true"/>
                <table:data-pilot-member table:name="0,000443854" table:display="true" table:show-details="true"/>
                <table:data-pilot-member table:name="0,000443947" table:display="true" table:show-details="true"/>
                <table:data-pilot-member table:name="0,000444295" table:display="true" table:show-details="true"/>
                <table:data-pilot-member table:name="0,000444378" table:display="true" table:show-details="true"/>
                <table:data-pilot-member table:name="0,000444422" table:display="true" table:show-details="true"/>
                <table:data-pilot-member table:name="0,000444589" table:display="true" table:show-details="true"/>
                <table:data-pilot-member table:name="0,000444642" table:display="true" table:show-details="true"/>
                <table:data-pilot-member table:name="0,00044483" table:display="true" table:show-details="true"/>
                <table:data-pilot-member table:name="0,000445436" table:display="true" table:show-details="true"/>
                <table:data-pilot-member table:name="0,000445453" table:display="true" table:show-details="true"/>
                <table:data-pilot-member table:name="0,000445783" table:display="true" table:show-details="true"/>
                <table:data-pilot-member table:name="0,0004458" table:display="true" table:show-details="true"/>
                <table:data-pilot-member table:name="0,000446953" table:display="true" table:show-details="true"/>
                <table:data-pilot-member table:name="0,000447558" table:display="true" table:show-details="true"/>
                <table:data-pilot-member table:name="0,000447583" table:display="true" table:show-details="true"/>
                <table:data-pilot-member table:name="0,00044818" table:display="true" table:show-details="true"/>
                <table:data-pilot-member table:name="0,00044839" table:display="true" table:show-details="true"/>
                <table:data-pilot-member table:name="0,000448418" table:display="true" table:show-details="true"/>
                <table:data-pilot-member table:name="0,000449045" table:display="true" table:show-details="true"/>
                <table:data-pilot-member table:name="0,000449303" table:display="true" table:show-details="true"/>
                <table:data-pilot-member table:name="0,00044935" table:display="true" table:show-details="true"/>
                <table:data-pilot-member table:name="0,000449658" table:display="true" table:show-details="true"/>
                <table:data-pilot-member table:name="0,000449916" table:display="true" table:show-details="true"/>
                <table:data-pilot-member table:name="0,000449993" table:display="true" table:show-details="true"/>
                <table:data-pilot-member table:name="0,000450186" table:display="true" table:show-details="true"/>
                <table:data-pilot-member table:name="0,000450187" table:display="true" table:show-details="true"/>
                <table:data-pilot-member table:name="0,000450543" table:display="true" table:show-details="true"/>
                <table:data-pilot-member table:name="0,000450549" table:display="true" table:show-details="true"/>
                <table:data-pilot-member table:name="0,000450587" table:display="true" table:show-details="true"/>
                <table:data-pilot-member table:name="0,000450591" table:display="true" table:show-details="true"/>
                <table:data-pilot-member table:name="0,000451091" table:display="true" table:show-details="true"/>
                <table:data-pilot-member table:name="0,000451134" table:display="true" table:show-details="true"/>
                <table:data-pilot-member table:name="0,000451221" table:display="true" table:show-details="true"/>
                <table:data-pilot-member table:name="0,000451226" table:display="true" table:show-details="true"/>
                <table:data-pilot-member table:name="0,000452113" table:display="true" table:show-details="true"/>
                <table:data-pilot-member table:name="0,000452185" table:display="true" table:show-details="true"/>
                <table:data-pilot-member table:name="0,000452214" table:display="true" table:show-details="true"/>
                <table:data-pilot-member table:name="0,000452282" table:display="true" table:show-details="true"/>
                <table:data-pilot-member table:name="0,000452404" table:display="true" table:show-details="true"/>
                <table:data-pilot-member table:name="0,000452676" table:display="true" table:show-details="true"/>
                <table:data-pilot-member table:name="0,000453062" table:display="true" table:show-details="true"/>
                <table:data-pilot-member table:name="0,000453349" table:display="true" table:show-details="true"/>
                <table:data-pilot-member table:name="0,000453709" table:display="true" table:show-details="true"/>
                <table:data-pilot-member table:name="0,000453969" table:display="true" table:show-details="true"/>
                <table:data-pilot-member table:name="0,000453992" table:display="true" table:show-details="true"/>
                <table:data-pilot-member table:name="0,000454222" table:display="true" table:show-details="true"/>
                <table:data-pilot-member table:name="0,000454596" table:display="true" table:show-details="true"/>
                <table:data-pilot-member table:name="0,000454791" table:display="true" table:show-details="true"/>
                <table:data-pilot-member table:name="0,000455067" table:display="true" table:show-details="true"/>
                <table:data-pilot-member table:name="0,000455105" table:display="true" table:show-details="true"/>
                <table:data-pilot-member table:name="0,000455212" table:display="true" table:show-details="true"/>
                <table:data-pilot-member table:name="0,000455765" table:display="true" table:show-details="true"/>
                <table:data-pilot-member table:name="0,000455813" table:display="true" table:show-details="true"/>
                <table:data-pilot-member table:name="0,000456259" table:display="true" table:show-details="true"/>
                <table:data-pilot-member table:name="0,000456337" table:display="true" table:show-details="true"/>
                <table:data-pilot-member table:name="0,000456379" table:display="true" table:show-details="true"/>
                <table:data-pilot-member table:name="0,000456682" table:display="true" table:show-details="true"/>
                <table:data-pilot-member table:name="0,000457357" table:display="true" table:show-details="true"/>
                <table:data-pilot-member table:name="0,000457468" table:display="true" table:show-details="true"/>
                <table:data-pilot-member table:name="0,000457589" table:display="true" table:show-details="true"/>
                <table:data-pilot-member table:name="0,000457863" table:display="true" table:show-details="true"/>
                <table:data-pilot-member table:name="0,00045787" table:display="true" table:show-details="true"/>
                <table:data-pilot-member table:name="0,000458032" table:display="true" table:show-details="true"/>
                <table:data-pilot-member table:name="0,000458353" table:display="true" table:show-details="true"/>
                <table:data-pilot-member table:name="0,000458586" table:display="true" table:show-details="true"/>
                <table:data-pilot-member table:name="0,000458874" table:display="true" table:show-details="true"/>
                <table:data-pilot-member table:name="0,000459496" table:display="true" table:show-details="true"/>
                <table:data-pilot-member table:name="0,000459523" table:display="true" table:show-details="true"/>
                <table:data-pilot-member table:name="0,00045973" table:display="true" table:show-details="true"/>
                <table:data-pilot-member table:name="0,000459996" table:display="true" table:show-details="true"/>
                <table:data-pilot-member table:name="0,000460439" table:display="true" table:show-details="true"/>
                <table:data-pilot-member table:name="0,000460516" table:display="true" table:show-details="true"/>
                <table:data-pilot-member table:name="0,000460545" table:display="true" table:show-details="true"/>
                <table:data-pilot-member table:name="0,000460699" table:display="true" table:show-details="true"/>
                <table:data-pilot-member table:name="0,00046079" table:display="true" table:show-details="true"/>
                <table:data-pilot-member table:name="0,000460863" table:display="true" table:show-details="true"/>
                <table:data-pilot-member table:name="0,000461284" table:display="true" table:show-details="true"/>
                <table:data-pilot-member table:name="0,000461303" table:display="true" table:show-details="true"/>
                <table:data-pilot-member table:name="0,000461349" table:display="true" table:show-details="true"/>
                <table:data-pilot-member table:name="0,000461393" table:display="true" table:show-details="true"/>
                <table:data-pilot-member table:name="0,000461451" table:display="true" table:show-details="true"/>
                <table:data-pilot-member table:name="0,000461509" table:display="true" table:show-details="true"/>
                <table:data-pilot-member table:name="0,000462016" table:display="true" table:show-details="true"/>
                <table:data-pilot-member table:name="0,000462455" table:display="true" table:show-details="true"/>
                <table:data-pilot-member table:name="0,000462774" table:display="true" table:show-details="true"/>
                <table:data-pilot-member table:name="0,000462978" table:display="true" table:show-details="true"/>
                <table:data-pilot-member table:name="0,000463077" table:display="true" table:show-details="true"/>
                <table:data-pilot-member table:name="0,000463495" table:display="true" table:show-details="true"/>
                <table:data-pilot-member table:name="0,000463498" table:display="true" table:show-details="true"/>
                <table:data-pilot-member table:name="0,000463592" table:display="true" table:show-details="true"/>
                <table:data-pilot-member table:name="0,000463785" table:display="true" table:show-details="true"/>
                <table:data-pilot-member table:name="0,000463905" table:display="true" table:show-details="true"/>
                <table:data-pilot-member table:name="0,000464057" table:display="true" table:show-details="true"/>
                <table:data-pilot-member table:name="0,000464085" table:display="true" table:show-details="true"/>
                <table:data-pilot-member table:name="0,000464219" table:display="true" table:show-details="true"/>
                <table:data-pilot-member table:name="0,000464285" table:display="true" table:show-details="true"/>
                <table:data-pilot-member table:name="0,000464288" table:display="true" table:show-details="true"/>
                <table:data-pilot-member table:name="0,000464363" table:display="true" table:show-details="true"/>
                <table:data-pilot-member table:name="0,000464993" table:display="true" table:show-details="true"/>
                <table:data-pilot-member table:name="0,000465531" table:display="true" table:show-details="true"/>
                <table:data-pilot-member table:name="0,000465712" table:display="true" table:show-details="true"/>
                <table:data-pilot-member table:name="0,000466049" table:display="true" table:show-details="true"/>
                <table:data-pilot-member table:name="0,000466116" table:display="true" table:show-details="true"/>
                <table:data-pilot-member table:name="0,000466234" table:display="true" table:show-details="true"/>
                <table:data-pilot-member table:name="0,000466668" table:display="true" table:show-details="true"/>
                <table:data-pilot-member table:name="0,00046728" table:display="true" table:show-details="true"/>
                <table:data-pilot-member table:name="0,000467448" table:display="true" table:show-details="true"/>
                <table:data-pilot-member table:name="0,000467691" table:display="true" table:show-details="true"/>
                <table:data-pilot-member table:name="0,000467712" table:display="true" table:show-details="true"/>
                <table:data-pilot-member table:name="0,000467857" table:display="true" table:show-details="true"/>
                <table:data-pilot-member table:name="0,000468276" table:display="true" table:show-details="true"/>
                <table:data-pilot-member table:name="0,00046828" table:display="true" table:show-details="true"/>
                <table:data-pilot-member table:name="0,000468392" table:display="true" table:show-details="true"/>
                <table:data-pilot-member table:name="0,000468402" table:display="true" table:show-details="true"/>
                <table:data-pilot-member table:name="0,000468558" table:display="true" table:show-details="true"/>
                <table:data-pilot-member table:name="0,000469063" table:display="true" table:show-details="true"/>
                <table:data-pilot-member table:name="0,000469372" table:display="true" table:show-details="true"/>
                <table:data-pilot-member table:name="0,000469375" table:display="true" table:show-details="true"/>
                <table:data-pilot-member table:name="0,000469572" table:display="true" table:show-details="true"/>
                <table:data-pilot-member table:name="0,000469584" table:display="true" table:show-details="true"/>
                <table:data-pilot-member table:name="0,000469781" table:display="true" table:show-details="true"/>
                <table:data-pilot-member table:name="0,000470022" table:display="true" table:show-details="true"/>
                <table:data-pilot-member table:name="0,000470191" table:display="true" table:show-details="true"/>
                <table:data-pilot-member table:name="0,000470248" table:display="true" table:show-details="true"/>
                <table:data-pilot-member table:name="0,000470906" table:display="true" table:show-details="true"/>
                <table:data-pilot-member table:name="0,000470972" table:display="true" table:show-details="true"/>
                <table:data-pilot-member table:name="0,000471027" table:display="true" table:show-details="true"/>
                <table:data-pilot-member table:name="0,000471529" table:display="true" table:show-details="true"/>
                <table:data-pilot-member table:name="0,000471552" table:display="true" table:show-details="true"/>
                <table:data-pilot-member table:name="0,000471571" table:display="true" table:show-details="true"/>
                <table:data-pilot-member table:name="0,000471631" table:display="true" table:show-details="true"/>
                <table:data-pilot-member table:name="0,000471934" table:display="true" table:show-details="true"/>
                <table:data-pilot-member table:name="0,000472076" table:display="true" table:show-details="true"/>
                <table:data-pilot-member table:name="0,000472121" table:display="true" table:show-details="true"/>
                <table:data-pilot-member table:name="0,000472279" table:display="true" table:show-details="true"/>
                <table:data-pilot-member table:name="0,000472369" table:display="true" table:show-details="true"/>
                <table:data-pilot-member table:name="0,000472467" table:display="true" table:show-details="true"/>
                <table:data-pilot-member table:name="0,000473021" table:display="true" table:show-details="true"/>
                <table:data-pilot-member table:name="0,000473162" table:display="true" table:show-details="true"/>
                <table:data-pilot-member table:name="0,000473301" table:display="true" table:show-details="true"/>
                <table:data-pilot-member table:name="0,000473448" table:display="true" table:show-details="true"/>
                <table:data-pilot-member table:name="0,000473499" table:display="true" table:show-details="true"/>
                <table:data-pilot-member table:name="0,000473656" table:display="true" table:show-details="true"/>
                <table:data-pilot-member table:name="0,00047371" table:display="true" table:show-details="true"/>
                <table:data-pilot-member table:name="0,00047387" table:display="true" table:show-details="true"/>
                <table:data-pilot-member table:name="0,000473974" table:display="true" table:show-details="true"/>
                <table:data-pilot-member table:name="0,000474031" table:display="true" table:show-details="true"/>
                <table:data-pilot-member table:name="0,000474089" table:display="true" table:show-details="true"/>
                <table:data-pilot-member table:name="0,000474477" table:display="true" table:show-details="true"/>
                <table:data-pilot-member table:name="0,000474582" table:display="true" table:show-details="true"/>
                <table:data-pilot-member table:name="0,000474665" table:display="true" table:show-details="true"/>
                <table:data-pilot-member table:name="0,000474958" table:display="true" table:show-details="true"/>
                <table:data-pilot-member table:name="0,000475017" table:display="true" table:show-details="true"/>
                <table:data-pilot-member table:name="0,000475449" table:display="true" table:show-details="true"/>
                <table:data-pilot-member table:name="0,000475464" table:display="true" table:show-details="true"/>
                <table:data-pilot-member table:name="0,000476243" table:display="true" table:show-details="true"/>
                <table:data-pilot-member table:name="0,000476295" table:display="true" table:show-details="true"/>
                <table:data-pilot-member table:name="0,000476754" table:display="true" table:show-details="true"/>
                <table:data-pilot-member table:name="0,000477145" table:display="true" table:show-details="true"/>
                <table:data-pilot-member table:name="0,000477181" table:display="true" table:show-details="true"/>
                <table:data-pilot-member table:name="0,000477632" table:display="true" table:show-details="true"/>
                <table:data-pilot-member table:name="0,000477663" table:display="true" table:show-details="true"/>
                <table:data-pilot-member table:name="0,000477669" table:display="true" table:show-details="true"/>
                <table:data-pilot-member table:name="0,000477685" table:display="true" table:show-details="true"/>
                <table:data-pilot-member table:name="0,000477918" table:display="true" table:show-details="true"/>
                <table:data-pilot-member table:name="0,000478133" table:display="true" table:show-details="true"/>
                <table:data-pilot-member table:name="0,000478455" table:display="true" table:show-details="true"/>
                <table:data-pilot-member table:name="0,000478985" table:display="true" table:show-details="true"/>
                <table:data-pilot-member table:name="0,000479188" table:display="true" table:show-details="true"/>
                <table:data-pilot-member table:name="0,000479421" table:display="true" table:show-details="true"/>
                <table:data-pilot-member table:name="0,000479834" table:display="true" table:show-details="true"/>
                <table:data-pilot-member table:name="0,000480056" table:display="true" table:show-details="true"/>
                <table:data-pilot-member table:name="0,000480071" table:display="true" table:show-details="true"/>
                <table:data-pilot-member table:name="0,000480313" table:display="true" table:show-details="true"/>
                <table:data-pilot-member table:name="0,00048053" table:display="true" table:show-details="true"/>
                <table:data-pilot-member table:name="0,000480636" table:display="true" table:show-details="true"/>
                <table:data-pilot-member table:name="0,000480762" table:display="true" table:show-details="true"/>
                <table:data-pilot-member table:name="0,000481043" table:display="true" table:show-details="true"/>
                <table:data-pilot-member table:name="0,000481556" table:display="true" table:show-details="true"/>
                <table:data-pilot-member table:name="0,000482119" table:display="true" table:show-details="true"/>
                <table:data-pilot-member table:name="0,000482519" table:display="true" table:show-details="true"/>
                <table:data-pilot-member table:name="0,000482671" table:display="true" table:show-details="true"/>
                <table:data-pilot-member table:name="0,000482681" table:display="true" table:show-details="true"/>
                <table:data-pilot-member table:name="0,00048271" table:display="true" table:show-details="true"/>
                <table:data-pilot-member table:name="0,000482772" table:display="true" table:show-details="true"/>
                <table:data-pilot-member table:name="0,000483597" table:display="true" table:show-details="true"/>
                <table:data-pilot-member table:name="0,000483691" table:display="true" table:show-details="true"/>
                <table:data-pilot-member table:name="0,000483827" table:display="true" table:show-details="true"/>
                <table:data-pilot-member table:name="0,000484008" table:display="true" table:show-details="true"/>
                <table:data-pilot-member table:name="0,000484701" table:display="true" table:show-details="true"/>
                <table:data-pilot-member table:name="0,000484809" table:display="true" table:show-details="true"/>
                <table:data-pilot-member table:name="0,000485472" table:display="true" table:show-details="true"/>
                <table:data-pilot-member table:name="0,00048603" table:display="true" table:show-details="true"/>
                <table:data-pilot-member table:name="0,000486056" table:display="true" table:show-details="true"/>
                <table:data-pilot-member table:name="0,000486224" table:display="true" table:show-details="true"/>
                <table:data-pilot-member table:name="0,000486325" table:display="true" table:show-details="true"/>
                <table:data-pilot-member table:name="0,000486346" table:display="true" table:show-details="true"/>
                <table:data-pilot-member table:name="0,000486418" table:display="true" table:show-details="true"/>
                <table:data-pilot-member table:name="0,000486958" table:display="true" table:show-details="true"/>
                <table:data-pilot-member table:name="0,000487221" table:display="true" table:show-details="true"/>
                <table:data-pilot-member table:name="0,000487463" table:display="true" table:show-details="true"/>
                <table:data-pilot-member table:name="0,000487538" table:display="true" table:show-details="true"/>
                <table:data-pilot-member table:name="0,000487843" table:display="true" table:show-details="true"/>
                <table:data-pilot-member table:name="0,000488106" table:display="true" table:show-details="true"/>
                <table:data-pilot-member table:name="0,000488139" table:display="true" table:show-details="true"/>
                <table:data-pilot-member table:name="0,000488232" table:display="true" table:show-details="true"/>
                <table:data-pilot-member table:name="0,000488601" table:display="true" table:show-details="true"/>
                <table:data-pilot-member table:name="0,000488908" table:display="true" table:show-details="true"/>
                <table:data-pilot-member table:name="0,000489013" table:display="true" table:show-details="true"/>
                <table:data-pilot-member table:name="0,000489175" table:display="true" table:show-details="true"/>
                <table:data-pilot-member table:name="0,000489463" table:display="true" table:show-details="true"/>
                <table:data-pilot-member table:name="0,000489486" table:display="true" table:show-details="true"/>
                <table:data-pilot-member table:name="0,00048984" table:display="true" table:show-details="true"/>
                <table:data-pilot-member table:name="0,000489959" table:display="true" table:show-details="true"/>
                <table:data-pilot-member table:name="0,000489974" table:display="true" table:show-details="true"/>
                <table:data-pilot-member table:name="0,000490028" table:display="true" table:show-details="true"/>
                <table:data-pilot-member table:name="0,000490042" table:display="true" table:show-details="true"/>
                <table:data-pilot-member table:name="0,000491044" table:display="true" table:show-details="true"/>
                <table:data-pilot-member table:name="0,00049154" table:display="true" table:show-details="true"/>
                <table:data-pilot-member table:name="0,000491564" table:display="true" table:show-details="true"/>
                <table:data-pilot-member table:name="0,000491958" table:display="true" table:show-details="true"/>
                <table:data-pilot-member table:name="0,000492598" table:display="true" table:show-details="true"/>
                <table:data-pilot-member table:name="0,000492657" table:display="true" table:show-details="true"/>
                <table:data-pilot-member table:name="0,000492883" table:display="true" table:show-details="true"/>
                <table:data-pilot-member table:name="0,000493358" table:display="true" table:show-details="true"/>
                <table:data-pilot-member table:name="0,000493553" table:display="true" table:show-details="true"/>
                <table:data-pilot-member table:name="0,000494041" table:display="true" table:show-details="true"/>
                <table:data-pilot-member table:name="0,000494199" table:display="true" table:show-details="true"/>
                <table:data-pilot-member table:name="0,000494238" table:display="true" table:show-details="true"/>
                <table:data-pilot-member table:name="0,00049502" table:display="true" table:show-details="true"/>
                <table:data-pilot-member table:name="0,000495395" table:display="true" table:show-details="true"/>
                <table:data-pilot-member table:name="0,000495809" table:display="true" table:show-details="true"/>
                <table:data-pilot-member table:name="0,000495923" table:display="true" table:show-details="true"/>
                <table:data-pilot-member table:name="0,000496177" table:display="true" table:show-details="true"/>
                <table:data-pilot-member table:name="0,00049647" table:display="true" table:show-details="true"/>
                <table:data-pilot-member table:name="0,000496538" table:display="true" table:show-details="true"/>
                <table:data-pilot-member table:name="0,000496742" table:display="true" table:show-details="true"/>
                <table:data-pilot-member table:name="0,000496997" table:display="true" table:show-details="true"/>
                <table:data-pilot-member table:name="0,000497281" table:display="true" table:show-details="true"/>
                <table:data-pilot-member table:name="0,000497402" table:display="true" table:show-details="true"/>
                <table:data-pilot-member table:name="0,000497798" table:display="true" table:show-details="true"/>
                <table:data-pilot-member table:name="0,000497923" table:display="true" table:show-details="true"/>
                <table:data-pilot-member table:name="0,000498378" table:display="true" table:show-details="true"/>
                <table:data-pilot-member table:name="0,000499022" table:display="true" table:show-details="true"/>
                <table:data-pilot-member table:name="0,000499256" table:display="true" table:show-details="true"/>
                <table:data-pilot-member table:name="0,000499672" table:display="true" table:show-details="true"/>
                <table:data-pilot-member table:name="0,000499697" table:display="true" table:show-details="true"/>
                <table:data-pilot-member table:name="0,00049974" table:display="true" table:show-details="true"/>
                <table:data-pilot-member table:name="0,00049985" table:display="true" table:show-details="true"/>
                <table:data-pilot-member table:name="0,000500871" table:display="true" table:show-details="true"/>
                <table:data-pilot-member table:name="0,000501192" table:display="true" table:show-details="true"/>
                <table:data-pilot-member table:name="0,000501429" table:display="true" table:show-details="true"/>
                <table:data-pilot-member table:name="0,000501537" table:display="true" table:show-details="true"/>
                <table:data-pilot-member table:name="0,000502003" table:display="true" table:show-details="true"/>
                <table:data-pilot-member table:name="0,000502218" table:display="true" table:show-details="true"/>
                <table:data-pilot-member table:name="0,000502383" table:display="true" table:show-details="true"/>
                <table:data-pilot-member table:name="0,000502416" table:display="true" table:show-details="true"/>
                <table:data-pilot-member table:name="0,000502452" table:display="true" table:show-details="true"/>
                <table:data-pilot-member table:name="0,000502553" table:display="true" table:show-details="true"/>
                <table:data-pilot-member table:name="0,000502836" table:display="true" table:show-details="true"/>
                <table:data-pilot-member table:name="0,000503508" table:display="true" table:show-details="true"/>
                <table:data-pilot-member table:name="0,000503736" table:display="true" table:show-details="true"/>
                <table:data-pilot-member table:name="0,000503757" table:display="true" table:show-details="true"/>
                <table:data-pilot-member table:name="0,000503874" table:display="true" table:show-details="true"/>
                <table:data-pilot-member table:name="0,0005043" table:display="true" table:show-details="true"/>
                <table:data-pilot-member table:name="0,000504427" table:display="true" table:show-details="true"/>
                <table:data-pilot-member table:name="0,000505154" table:display="true" table:show-details="true"/>
                <table:data-pilot-member table:name="0,000505446" table:display="true" table:show-details="true"/>
                <table:data-pilot-member table:name="0,000505653" table:display="true" table:show-details="true"/>
                <table:data-pilot-member table:name="0,000505771" table:display="true" table:show-details="true"/>
                <table:data-pilot-member table:name="0,000505871" table:display="true" table:show-details="true"/>
                <table:data-pilot-member table:name="0,000508647" table:display="true" table:show-details="true"/>
                <table:data-pilot-member table:name="0,00050891" table:display="true" table:show-details="true"/>
                <table:data-pilot-member table:name="0,000509241" table:display="true" table:show-details="true"/>
                <table:data-pilot-member table:name="0,000509334" table:display="true" table:show-details="true"/>
                <table:data-pilot-member table:name="0,000509924" table:display="true" table:show-details="true"/>
                <table:data-pilot-member table:name="0,000510019" table:display="true" table:show-details="true"/>
                <table:data-pilot-member table:name="0,000510714" table:display="true" table:show-details="true"/>
                <table:data-pilot-member table:name="0,000511457" table:display="true" table:show-details="true"/>
                <table:data-pilot-member table:name="0,000511555" table:display="true" table:show-details="true"/>
                <table:data-pilot-member table:name="0,000513051" table:display="true" table:show-details="true"/>
                <table:data-pilot-member table:name="0,000513204" table:display="true" table:show-details="true"/>
                <table:data-pilot-member table:name="0,000513869" table:display="true" table:show-details="true"/>
                <table:data-pilot-member table:name="0,000513948" table:display="true" table:show-details="true"/>
                <table:data-pilot-member table:name="0,000513953" table:display="true" table:show-details="true"/>
                <table:data-pilot-member table:name="0,000514019" table:display="true" table:show-details="true"/>
                <table:data-pilot-member table:name="0,000514444" table:display="true" table:show-details="true"/>
                <table:data-pilot-member table:name="0,000514475" table:display="true" table:show-details="true"/>
                <table:data-pilot-member table:name="0,000514526" table:display="true" table:show-details="true"/>
                <table:data-pilot-member table:name="0,000514636" table:display="true" table:show-details="true"/>
                <table:data-pilot-member table:name="0,000515095" table:display="true" table:show-details="true"/>
                <table:data-pilot-member table:name="0,000515223" table:display="true" table:show-details="true"/>
                <table:data-pilot-member table:name="0,000515399" table:display="true" table:show-details="true"/>
                <table:data-pilot-member table:name="0,000515935" table:display="true" table:show-details="true"/>
                <table:data-pilot-member table:name="0,000516322" table:display="true" table:show-details="true"/>
                <table:data-pilot-member table:name="0,000517459" table:display="true" table:show-details="true"/>
                <table:data-pilot-member table:name="0,000517484" table:display="true" table:show-details="true"/>
                <table:data-pilot-member table:name="0,000517689" table:display="true" table:show-details="true"/>
                <table:data-pilot-member table:name="0,000518153" table:display="true" table:show-details="true"/>
                <table:data-pilot-member table:name="0,000518573" table:display="true" table:show-details="true"/>
                <table:data-pilot-member table:name="0,000518681" table:display="true" table:show-details="true"/>
                <table:data-pilot-member table:name="0,00051872" table:display="true" table:show-details="true"/>
                <table:data-pilot-member table:name="0,000519946" table:display="true" table:show-details="true"/>
                <table:data-pilot-member table:name="0,000520357" table:display="true" table:show-details="true"/>
                <table:data-pilot-member table:name="0,000520362" table:display="true" table:show-details="true"/>
                <table:data-pilot-member table:name="0,000520517" table:display="true" table:show-details="true"/>
                <table:data-pilot-member table:name="0,000520773" table:display="true" table:show-details="true"/>
                <table:data-pilot-member table:name="0,000521288" table:display="true" table:show-details="true"/>
                <table:data-pilot-member table:name="0,000521536" table:display="true" table:show-details="true"/>
                <table:data-pilot-member table:name="0,000522025" table:display="true" table:show-details="true"/>
                <table:data-pilot-member table:name="0,000522609" table:display="true" table:show-details="true"/>
                <table:data-pilot-member table:name="0,000524516" table:display="true" table:show-details="true"/>
                <table:data-pilot-member table:name="0,000525421" table:display="true" table:show-details="true"/>
                <table:data-pilot-member table:name="0,000526225" table:display="true" table:show-details="true"/>
                <table:data-pilot-member table:name="0,000526362" table:display="true" table:show-details="true"/>
                <table:data-pilot-member table:name="0,000526481" table:display="true" table:show-details="true"/>
                <table:data-pilot-member table:name="0,000526854" table:display="true" table:show-details="true"/>
                <table:data-pilot-member table:name="0,000526975" table:display="true" table:show-details="true"/>
                <table:data-pilot-member table:name="0,000527181" table:display="true" table:show-details="true"/>
                <table:data-pilot-member table:name="0,000527296" table:display="true" table:show-details="true"/>
                <table:data-pilot-member table:name="0,00052774" table:display="true" table:show-details="true"/>
                <table:data-pilot-member table:name="0,000527798" table:display="true" table:show-details="true"/>
                <table:data-pilot-member table:name="0,000528574" table:display="true" table:show-details="true"/>
                <table:data-pilot-member table:name="0,000528704" table:display="true" table:show-details="true"/>
                <table:data-pilot-member table:name="0,000528898" table:display="true" table:show-details="true"/>
                <table:data-pilot-member table:name="0,0005292" table:display="true" table:show-details="true"/>
                <table:data-pilot-member table:name="0,000529253" table:display="true" table:show-details="true"/>
                <table:data-pilot-member table:name="0,000529639" table:display="true" table:show-details="true"/>
                <table:data-pilot-member table:name="0,000529756" table:display="true" table:show-details="true"/>
                <table:data-pilot-member table:name="0,000530114" table:display="true" table:show-details="true"/>
                <table:data-pilot-member table:name="0,000530591" table:display="true" table:show-details="true"/>
                <table:data-pilot-member table:name="0,000531121" table:display="true" table:show-details="true"/>
                <table:data-pilot-member table:name="0,000531325" table:display="true" table:show-details="true"/>
                <table:data-pilot-member table:name="0,000531491" table:display="true" table:show-details="true"/>
                <table:data-pilot-member table:name="0,000532156" table:display="true" table:show-details="true"/>
                <table:data-pilot-member table:name="0,00053219" table:display="true" table:show-details="true"/>
                <table:data-pilot-member table:name="0,000532294" table:display="true" table:show-details="true"/>
                <table:data-pilot-member table:name="0,000533087" table:display="true" table:show-details="true"/>
                <table:data-pilot-member table:name="0,000533339" table:display="true" table:show-details="true"/>
                <table:data-pilot-member table:name="0,000533901" table:display="true" table:show-details="true"/>
                <table:data-pilot-member table:name="0,000534132" table:display="true" table:show-details="true"/>
                <table:data-pilot-member table:name="0,000534597" table:display="true" table:show-details="true"/>
                <table:data-pilot-member table:name="0,00053466" table:display="true" table:show-details="true"/>
                <table:data-pilot-member table:name="0,000534818" table:display="true" table:show-details="true"/>
                <table:data-pilot-member table:name="0,000534851" table:display="true" table:show-details="true"/>
                <table:data-pilot-member table:name="0,000535305" table:display="true" table:show-details="true"/>
                <table:data-pilot-member table:name="0,000535398" table:display="true" table:show-details="true"/>
                <table:data-pilot-member table:name="0,000536668" table:display="true" table:show-details="true"/>
                <table:data-pilot-member table:name="0,000537098" table:display="true" table:show-details="true"/>
                <table:data-pilot-member table:name="0,000537547" table:display="true" table:show-details="true"/>
                <table:data-pilot-member table:name="0,000538218" table:display="true" table:show-details="true"/>
                <table:data-pilot-member table:name="0,000538917" table:display="true" table:show-details="true"/>
                <table:data-pilot-member table:name="0,000539021" table:display="true" table:show-details="true"/>
                <table:data-pilot-member table:name="0,000540072" table:display="true" table:show-details="true"/>
                <table:data-pilot-member table:name="0,000540924" table:display="true" table:show-details="true"/>
                <table:data-pilot-member table:name="0,000541229" table:display="true" table:show-details="true"/>
                <table:data-pilot-member table:name="0,000542325" table:display="true" table:show-details="true"/>
                <table:data-pilot-member table:name="0,00054234" table:display="true" table:show-details="true"/>
                <table:data-pilot-member table:name="0,000542688" table:display="true" table:show-details="true"/>
                <table:data-pilot-member table:name="0,000542711" table:display="true" table:show-details="true"/>
                <table:data-pilot-member table:name="0,000542792" table:display="true" table:show-details="true"/>
                <table:data-pilot-member table:name="0,000542885" table:display="true" table:show-details="true"/>
                <table:data-pilot-member table:name="0,000542997" table:display="true" table:show-details="true"/>
                <table:data-pilot-member table:name="0,000543863" table:display="true" table:show-details="true"/>
                <table:data-pilot-member table:name="0,000545021" table:display="true" table:show-details="true"/>
                <table:data-pilot-member table:name="0,00054565" table:display="true" table:show-details="true"/>
                <table:data-pilot-member table:name="0,00054724" table:display="true" table:show-details="true"/>
                <table:data-pilot-member table:name="0,000547416" table:display="true" table:show-details="true"/>
                <table:data-pilot-member table:name="0,000547807" table:display="true" table:show-details="true"/>
                <table:data-pilot-member table:name="0,000548594" table:display="true" table:show-details="true"/>
                <table:data-pilot-member table:name="0,000548621" table:display="true" table:show-details="true"/>
                <table:data-pilot-member table:name="0,000548707" table:display="true" table:show-details="true"/>
                <table:data-pilot-member table:name="0,000548923" table:display="true" table:show-details="true"/>
                <table:data-pilot-member table:name="0,000549682" table:display="true" table:show-details="true"/>
                <table:data-pilot-member table:name="0,000550089" table:display="true" table:show-details="true"/>
                <table:data-pilot-member table:name="0,000550187" table:display="true" table:show-details="true"/>
                <table:data-pilot-member table:name="0,000550195" table:display="true" table:show-details="true"/>
                <table:data-pilot-member table:name="0,000550378" table:display="true" table:show-details="true"/>
                <table:data-pilot-member table:name="0,000550805" table:display="true" table:show-details="true"/>
                <table:data-pilot-member table:name="0,00055095" table:display="true" table:show-details="true"/>
                <table:data-pilot-member table:name="0,000551008" table:display="true" table:show-details="true"/>
                <table:data-pilot-member table:name="0,000551351" table:display="true" table:show-details="true"/>
                <table:data-pilot-member table:name="0,000551988" table:display="true" table:show-details="true"/>
                <table:data-pilot-member table:name="0,00055263" table:display="true" table:show-details="true"/>
                <table:data-pilot-member table:name="0,000553025" table:display="true" table:show-details="true"/>
                <table:data-pilot-member table:name="0,000553338" table:display="true" table:show-details="true"/>
                <table:data-pilot-member table:name="0,000553445" table:display="true" table:show-details="true"/>
                <table:data-pilot-member table:name="0,000555022" table:display="true" table:show-details="true"/>
                <table:data-pilot-member table:name="0,000555297" table:display="true" table:show-details="true"/>
                <table:data-pilot-member table:name="0,000555864" table:display="true" table:show-details="true"/>
                <table:data-pilot-member table:name="0,000556766" table:display="true" table:show-details="true"/>
                <table:data-pilot-member table:name="0,000556883" table:display="true" table:show-details="true"/>
                <table:data-pilot-member table:name="0,000557207" table:display="true" table:show-details="true"/>
                <table:data-pilot-member table:name="0,000557627" table:display="true" table:show-details="true"/>
                <table:data-pilot-member table:name="0,000559071" table:display="true" table:show-details="true"/>
                <table:data-pilot-member table:name="0,000559126" table:display="true" table:show-details="true"/>
                <table:data-pilot-member table:name="0,000559189" table:display="true" table:show-details="true"/>
                <table:data-pilot-member table:name="0,000559331" table:display="true" table:show-details="true"/>
                <table:data-pilot-member table:name="0,000559623" table:display="true" table:show-details="true"/>
                <table:data-pilot-member table:name="0,0005598" table:display="true" table:show-details="true"/>
                <table:data-pilot-member table:name="0,000559893" table:display="true" table:show-details="true"/>
                <table:data-pilot-member table:name="0,000559898" table:display="true" table:show-details="true"/>
                <table:data-pilot-member table:name="0,000560059" table:display="true" table:show-details="true"/>
                <table:data-pilot-member table:name="0,000560609" table:display="true" table:show-details="true"/>
                <table:data-pilot-member table:name="0,000560668" table:display="true" table:show-details="true"/>
                <table:data-pilot-member table:name="0,000561102" table:display="true" table:show-details="true"/>
                <table:data-pilot-member table:name="0,000561237" table:display="true" table:show-details="true"/>
                <table:data-pilot-member table:name="0,000561774" table:display="true" table:show-details="true"/>
                <table:data-pilot-member table:name="0,000562052" table:display="true" table:show-details="true"/>
                <table:data-pilot-member table:name="0,000562112" table:display="true" table:show-details="true"/>
                <table:data-pilot-member table:name="0,000562896" table:display="true" table:show-details="true"/>
                <table:data-pilot-member table:name="0,00056508" table:display="true" table:show-details="true"/>
                <table:data-pilot-member table:name="0,000565258" table:display="true" table:show-details="true"/>
                <table:data-pilot-member table:name="0,00056627" table:display="true" table:show-details="true"/>
                <table:data-pilot-member table:name="0,000567807" table:display="true" table:show-details="true"/>
                <table:data-pilot-member table:name="0,000568801" table:display="true" table:show-details="true"/>
                <table:data-pilot-member table:name="0,00056919" table:display="true" table:show-details="true"/>
                <table:data-pilot-member table:name="0,000569402" table:display="true" table:show-details="true"/>
                <table:data-pilot-member table:name="0,000571171" table:display="true" table:show-details="true"/>
                <table:data-pilot-member table:name="0,000571846" table:display="true" table:show-details="true"/>
                <table:data-pilot-member table:name="0,000573027" table:display="true" table:show-details="true"/>
                <table:data-pilot-member table:name="0,000573253" table:display="true" table:show-details="true"/>
                <table:data-pilot-member table:name="0,000573311" table:display="true" table:show-details="true"/>
                <table:data-pilot-member table:name="0,000573681" table:display="true" table:show-details="true"/>
                <table:data-pilot-member table:name="0,000575321" table:display="true" table:show-details="true"/>
                <table:data-pilot-member table:name="0,000575595" table:display="true" table:show-details="true"/>
                <table:data-pilot-member table:name="0,000576421" table:display="true" table:show-details="true"/>
                <table:data-pilot-member table:name="0,000577638" table:display="true" table:show-details="true"/>
                <table:data-pilot-member table:name="0,000578397" table:display="true" table:show-details="true"/>
                <table:data-pilot-member table:name="0,000578561" table:display="true" table:show-details="true"/>
                <table:data-pilot-member table:name="0,000578628" table:display="true" table:show-details="true"/>
                <table:data-pilot-member table:name="0,000578958" table:display="true" table:show-details="true"/>
                <table:data-pilot-member table:name="0,000580614" table:display="true" table:show-details="true"/>
                <table:data-pilot-member table:name="0,000580725" table:display="true" table:show-details="true"/>
                <table:data-pilot-member table:name="0,000581003" table:display="true" table:show-details="true"/>
                <table:data-pilot-member table:name="0,000581937" table:display="true" table:show-details="true"/>
                <table:data-pilot-member table:name="0,000582756" table:display="true" table:show-details="true"/>
                <table:data-pilot-member table:name="0,000582969" table:display="true" table:show-details="true"/>
                <table:data-pilot-member table:name="0,000583196" table:display="true" table:show-details="true"/>
                <table:data-pilot-member table:name="0,000583478" table:display="true" table:show-details="true"/>
                <table:data-pilot-member table:name="0,00058584" table:display="true" table:show-details="true"/>
                <table:data-pilot-member table:name="0,000586028" table:display="true" table:show-details="true"/>
                <table:data-pilot-member table:name="0,00058701" table:display="true" table:show-details="true"/>
                <table:data-pilot-member table:name="0,00058736" table:display="true" table:show-details="true"/>
                <table:data-pilot-member table:name="0,000588387" table:display="true" table:show-details="true"/>
                <table:data-pilot-member table:name="0,000590552" table:display="true" table:show-details="true"/>
                <table:data-pilot-member table:name="0,000591081" table:display="true" table:show-details="true"/>
                <table:data-pilot-member table:name="0,000593307" table:display="true" table:show-details="true"/>
                <table:data-pilot-member table:name="0,000593725" table:display="true" table:show-details="true"/>
                <table:data-pilot-member table:name="0,0005938" table:display="true" table:show-details="true"/>
                <table:data-pilot-member table:name="0,000594222" table:display="true" table:show-details="true"/>
                <table:data-pilot-member table:name="0,000595861" table:display="true" table:show-details="true"/>
                <table:data-pilot-member table:name="0,000597804" table:display="true" table:show-details="true"/>
                <table:data-pilot-member table:name="0,000598149" table:display="true" table:show-details="true"/>
                <table:data-pilot-member table:name="0,000598383" table:display="true" table:show-details="true"/>
                <table:data-pilot-member table:name="0,000598886" table:display="true" table:show-details="true"/>
                <table:data-pilot-member table:name="0,000599384" table:display="true" table:show-details="true"/>
                <table:data-pilot-member table:name="0,000600213" table:display="true" table:show-details="true"/>
                <table:data-pilot-member table:name="0,000601269" table:display="true" table:show-details="true"/>
                <table:data-pilot-member table:name="0,00060173" table:display="true" table:show-details="true"/>
                <table:data-pilot-member table:name="0,000605354" table:display="true" table:show-details="true"/>
                <table:data-pilot-member table:name="0,000605404" table:display="true" table:show-details="true"/>
                <table:data-pilot-member table:name="0,000606061" table:display="true" table:show-details="true"/>
                <table:data-pilot-member table:name="0,000606211" table:display="true" table:show-details="true"/>
                <table:data-pilot-member table:name="0,000606436" table:display="true" table:show-details="true"/>
                <table:data-pilot-member table:name="0,000606779" table:display="true" table:show-details="true"/>
                <table:data-pilot-member table:name="0,000607068" table:display="true" table:show-details="true"/>
                <table:data-pilot-member table:name="0,00060717" table:display="true" table:show-details="true"/>
                <table:data-pilot-member table:name="0,000610009" table:display="true" table:show-details="true"/>
                <table:data-pilot-member table:name="0,000610691" table:display="true" table:show-details="true"/>
                <table:data-pilot-member table:name="0,000610863" table:display="true" table:show-details="true"/>
                <table:data-pilot-member table:name="0,000611339" table:display="true" table:show-details="true"/>
                <table:data-pilot-member table:name="0,000612207" table:display="true" table:show-details="true"/>
                <table:data-pilot-member table:name="0,000613132" table:display="true" table:show-details="true"/>
                <table:data-pilot-member table:name="0,000613437" table:display="true" table:show-details="true"/>
                <table:data-pilot-member table:name="0,000613707" table:display="true" table:show-details="true"/>
                <table:data-pilot-member table:name="0,000614333" table:display="true" table:show-details="true"/>
                <table:data-pilot-member table:name="0,000617488" table:display="true" table:show-details="true"/>
                <table:data-pilot-member table:name="0,000618485" table:display="true" table:show-details="true"/>
                <table:data-pilot-member table:name="0,000619916" table:display="true" table:show-details="true"/>
                <table:data-pilot-member table:name="0,000620457" table:display="true" table:show-details="true"/>
                <table:data-pilot-member table:name="0,000622025" table:display="true" table:show-details="true"/>
                <table:data-pilot-member table:name="0,000622041" table:display="true" table:show-details="true"/>
                <table:data-pilot-member table:name="0,000622158" table:display="true" table:show-details="true"/>
                <table:data-pilot-member table:name="0,000624116" table:display="true" table:show-details="true"/>
                <table:data-pilot-member table:name="0,000625012" table:display="true" table:show-details="true"/>
                <table:data-pilot-member table:name="0,000625968" table:display="true" table:show-details="true"/>
                <table:data-pilot-member table:name="0,000626785" table:display="true" table:show-details="true"/>
                <table:data-pilot-member table:name="0,000627271" table:display="true" table:show-details="true"/>
                <table:data-pilot-member table:name="0,00062778" table:display="true" table:show-details="true"/>
                <table:data-pilot-member table:name="0,00062911" table:display="true" table:show-details="true"/>
                <table:data-pilot-member table:name="0,000629981" table:display="true" table:show-details="true"/>
                <table:data-pilot-member table:name="0,000630512" table:display="true" table:show-details="true"/>
                <table:data-pilot-member table:name="0,00063066" table:display="true" table:show-details="true"/>
                <table:data-pilot-member table:name="0,000631173" table:display="true" table:show-details="true"/>
                <table:data-pilot-member table:name="0,000634739" table:display="true" table:show-details="true"/>
                <table:data-pilot-member table:name="0,000635046" table:display="true" table:show-details="true"/>
                <table:data-pilot-member table:name="0,00063529" table:display="true" table:show-details="true"/>
                <table:data-pilot-member table:name="0,00063618" table:display="true" table:show-details="true"/>
                <table:data-pilot-member table:name="0,000636258" table:display="true" table:show-details="true"/>
                <table:data-pilot-member table:name="0,000637453" table:display="true" table:show-details="true"/>
                <table:data-pilot-member table:name="0,000638613" table:display="true" table:show-details="true"/>
                <table:data-pilot-member table:name="0,000638618" table:display="true" table:show-details="true"/>
                <table:data-pilot-member table:name="0,000639452" table:display="true" table:show-details="true"/>
                <table:data-pilot-member table:name="0,000641561" table:display="true" table:show-details="true"/>
                <table:data-pilot-member table:name="0,000642308" table:display="true" table:show-details="true"/>
                <table:data-pilot-member table:name="0,000642433" table:display="true" table:show-details="true"/>
                <table:data-pilot-member table:name="0,000642611" table:display="true" table:show-details="true"/>
                <table:data-pilot-member table:name="0,000643283" table:display="true" table:show-details="true"/>
                <table:data-pilot-member table:name="0,000643424" table:display="true" table:show-details="true"/>
                <table:data-pilot-member table:name="0,000643882" table:display="true" table:show-details="true"/>
                <table:data-pilot-member table:name="0,000644544" table:display="true" table:show-details="true"/>
                <table:data-pilot-member table:name="0,000646098" table:display="true" table:show-details="true"/>
                <table:data-pilot-member table:name="0,000649123" table:display="true" table:show-details="true"/>
                <table:data-pilot-member table:name="0,000649391" table:display="true" table:show-details="true"/>
                <table:data-pilot-member table:name="0,000649629" table:display="true" table:show-details="true"/>
                <table:data-pilot-member table:name="0,000651894" table:display="true" table:show-details="true"/>
                <table:data-pilot-member table:name="0,00065203" table:display="true" table:show-details="true"/>
                <table:data-pilot-member table:name="0,000652272" table:display="true" table:show-details="true"/>
                <table:data-pilot-member table:name="0,000653516" table:display="true" table:show-details="true"/>
                <table:data-pilot-member table:name="0,000655615" table:display="true" table:show-details="true"/>
                <table:data-pilot-member table:name="0,000655678" table:display="true" table:show-details="true"/>
                <table:data-pilot-member table:name="0,000655792" table:display="true" table:show-details="true"/>
                <table:data-pilot-member table:name="0,000656188" table:display="true" table:show-details="true"/>
                <table:data-pilot-member table:name="0,000657041" table:display="true" table:show-details="true"/>
                <table:data-pilot-member table:name="0,000657752" table:display="true" table:show-details="true"/>
                <table:data-pilot-member table:name="0,000661372" table:display="true" table:show-details="true"/>
                <table:data-pilot-member table:name="0,000663062" table:display="true" table:show-details="true"/>
                <table:data-pilot-member table:name="0,000665866" table:display="true" table:show-details="true"/>
                <table:data-pilot-member table:name="0,000667662" table:display="true" table:show-details="true"/>
                <table:data-pilot-member table:name="0,000668681" table:display="true" table:show-details="true"/>
                <table:data-pilot-member table:name="0,00067319" table:display="true" table:show-details="true"/>
                <table:data-pilot-member table:name="0,000673458" table:display="true" table:show-details="true"/>
                <table:data-pilot-member table:name="0,000673815" table:display="true" table:show-details="true"/>
                <table:data-pilot-member table:name="0,000675443" table:display="true" table:show-details="true"/>
                <table:data-pilot-member table:name="0,000675572" table:display="true" table:show-details="true"/>
                <table:data-pilot-member table:name="0,000675993" table:display="true" table:show-details="true"/>
                <table:data-pilot-member table:name="0,000678765" table:display="true" table:show-details="true"/>
                <table:data-pilot-member table:name="0,000680295" table:display="true" table:show-details="true"/>
                <table:data-pilot-member table:name="0,000680304" table:display="true" table:show-details="true"/>
                <table:data-pilot-member table:name="0,000680498" table:display="true" table:show-details="true"/>
                <table:data-pilot-member table:name="0,000683664" table:display="true" table:show-details="true"/>
                <table:data-pilot-member table:name="0,000683767" table:display="true" table:show-details="true"/>
                <table:data-pilot-member table:name="0,000683823" table:display="true" table:show-details="true"/>
                <table:data-pilot-member table:name="0,000687649" table:display="true" table:show-details="true"/>
                <table:data-pilot-member table:name="0,000687801" table:display="true" table:show-details="true"/>
                <table:data-pilot-member table:name="0,000688353" table:display="true" table:show-details="true"/>
                <table:data-pilot-member table:name="0,000689514" table:display="true" table:show-details="true"/>
                <table:data-pilot-member table:name="0,000693211" table:display="true" table:show-details="true"/>
                <table:data-pilot-member table:name="0,000693914" table:display="true" table:show-details="true"/>
                <table:data-pilot-member table:name="0,000695554" table:display="true" table:show-details="true"/>
                <table:data-pilot-member table:name="0,000698526" table:display="true" table:show-details="true"/>
                <table:data-pilot-member table:name="0,000698541" table:display="true" table:show-details="true"/>
                <table:data-pilot-member table:name="0,000698782" table:display="true" table:show-details="true"/>
                <table:data-pilot-member table:name="0,000699064" table:display="true" table:show-details="true"/>
                <table:data-pilot-member table:name="0,000699271" table:display="true" table:show-details="true"/>
                <table:data-pilot-member table:name="0,000701427" table:display="true" table:show-details="true"/>
                <table:data-pilot-member table:name="0,000701999" table:display="true" table:show-details="true"/>
                <table:data-pilot-member table:name="0,000702604" table:display="true" table:show-details="true"/>
                <table:data-pilot-member table:name="0,000702736" table:display="true" table:show-details="true"/>
                <table:data-pilot-member table:name="0,000703198" table:display="true" table:show-details="true"/>
                <table:data-pilot-member table:name="0,000703301" table:display="true" table:show-details="true"/>
                <table:data-pilot-member table:name="0,000705353" table:display="true" table:show-details="true"/>
                <table:data-pilot-member table:name="0,000707035" table:display="true" table:show-details="true"/>
                <table:data-pilot-member table:name="0,000711587" table:display="true" table:show-details="true"/>
                <table:data-pilot-member table:name="0,000711972" table:display="true" table:show-details="true"/>
                <table:data-pilot-member table:name="0,000713986" table:display="true" table:show-details="true"/>
                <table:data-pilot-member table:name="0,000716748" table:display="true" table:show-details="true"/>
                <table:data-pilot-member table:name="0,000721225" table:display="true" table:show-details="true"/>
                <table:data-pilot-member table:name="0,000728213" table:display="true" table:show-details="true"/>
                <table:data-pilot-member table:name="0,000731191" table:display="true" table:show-details="true"/>
                <table:data-pilot-member table:name="0,000733177" table:display="true" table:show-details="true"/>
                <table:data-pilot-member table:name="0,000734061" table:display="true" table:show-details="true"/>
                <table:data-pilot-member table:name="0,00073411" table:display="true" table:show-details="true"/>
                <table:data-pilot-member table:name="0,000736401" table:display="true" table:show-details="true"/>
                <table:data-pilot-member table:name="0,000738679" table:display="true" table:show-details="true"/>
                <table:data-pilot-member table:name="0,00073974" table:display="true" table:show-details="true"/>
                <table:data-pilot-member table:name="0,000740538" table:display="true" table:show-details="true"/>
                <table:data-pilot-member table:name="0,000743467" table:display="true" table:show-details="true"/>
                <table:data-pilot-member table:name="0,000743558" table:display="true" table:show-details="true"/>
                <table:data-pilot-member table:name="0,00074571" table:display="true" table:show-details="true"/>
                <table:data-pilot-member table:name="0,000748018" table:display="true" table:show-details="true"/>
                <table:data-pilot-member table:name="0,000748968" table:display="true" table:show-details="true"/>
                <table:data-pilot-member table:name="0,000754246" table:display="true" table:show-details="true"/>
                <table:data-pilot-member table:name="0,000755347" table:display="true" table:show-details="true"/>
                <table:data-pilot-member table:name="0,000755377" table:display="true" table:show-details="true"/>
                <table:data-pilot-member table:name="0,000758094" table:display="true" table:show-details="true"/>
                <table:data-pilot-member table:name="0,000760377" table:display="true" table:show-details="true"/>
                <table:data-pilot-member table:name="0,00076121" table:display="true" table:show-details="true"/>
                <table:data-pilot-member table:name="0,000762066" table:display="true" table:show-details="true"/>
                <table:data-pilot-member table:name="0,00077303" table:display="true" table:show-details="true"/>
                <table:data-pilot-member table:name="0,000782443" table:display="true" table:show-details="true"/>
                <table:data-pilot-member table:name="0,000785853" table:display="true" table:show-details="true"/>
                <table:data-pilot-member table:name="0,00079532" table:display="true" table:show-details="true"/>
                <table:data-pilot-member table:name="0,00079637" table:display="true" table:show-details="true"/>
                <table:data-pilot-member table:name="0,000798738" table:display="true" table:show-details="true"/>
                <table:data-pilot-member table:name="0,000798936" table:display="true" table:show-details="true"/>
                <table:data-pilot-member table:name="0,000811736" table:display="true" table:show-details="true"/>
                <table:data-pilot-member table:name="0,000815253" table:display="true" table:show-details="true"/>
                <table:data-pilot-member table:name="0,000828421" table:display="true" table:show-details="true"/>
                <table:data-pilot-member table:name="0,000829801" table:display="true" table:show-details="true"/>
                <table:data-pilot-member table:name="0,000835057" table:display="true" table:show-details="true"/>
                <table:data-pilot-member table:name="0,000842685" table:display="true" table:show-details="true"/>
                <table:data-pilot-member table:name="0,000849105" table:display="true" table:show-details="true"/>
                <table:data-pilot-member table:name="0,000872166" table:display="true" table:show-details="true"/>
                <table:data-pilot-member table:name="0,000873857" table:display="true" table:show-details="true"/>
                <table:data-pilot-member table:name="0,000877861" table:display="true" table:show-details="true"/>
                <table:data-pilot-member table:name="0,000884326" table:display="true" table:show-details="true"/>
                <table:data-pilot-member table:name="0,000889414" table:display="true" table:show-details="true"/>
                <table:data-pilot-member table:name="0,000890744" table:display="true" table:show-details="true"/>
                <table:data-pilot-member table:name="0,000890754" table:display="true" table:show-details="true"/>
                <table:data-pilot-member table:name="0,000897124" table:display="true" table:show-details="true"/>
                <table:data-pilot-member table:name="0,000906444" table:display="true" table:show-details="true"/>
                <table:data-pilot-member table:name="0,000924656" table:display="true" table:show-details="true"/>
                <table:data-pilot-member table:name="0,00095375" table:display="true" table:show-details="true"/>
                <table:data-pilot-member table:name="0,000954595" table:display="true" table:show-details="true"/>
                <table:data-pilot-member table:name="0,000958607" table:display="true" table:show-details="true"/>
                <table:data-pilot-member table:name="0,000960077" table:display="true" table:show-details="true"/>
                <table:data-pilot-member table:name="0,000998244" table:display="true" table:show-details="true"/>
                <table:data-pilot-member table:name="0,00106349" table:display="true" table:show-details="true"/>
                <table:data-pilot-member table:name="0,0010984" table:display="true" table:show-details="true"/>
                <table:data-pilot-member table:name="0,00112812" table:display="true" table:show-details="true"/>
                <table:data-pilot-member table:name="0,00118395" table:display="true" table:show-details="true"/>
                <table:data-pilot-member table:name="0,00126263" table:display="true" table:show-details="true"/>
                <table:data-pilot-member table:name="0,00127181" table:display="true" table:show-details="true"/>
                <table:data-pilot-member table:name="0,00128769" table:display="true" table:show-details="true"/>
                <table:data-pilot-member table:name="0,00129702" table:display="true" table:show-details="true"/>
                <table:data-pilot-member table:name="0,00139659" table:display="true" table:show-details="true"/>
                <table:data-pilot-member table:name="0,00144893" table:display="true" table:show-details="true"/>
                <table:data-pilot-member table:name="0,00165523" table:display="true" table:show-details="true"/>
                <table:data-pilot-member table:name="0,00193696" table:display="true" table:show-details="true"/>
                <table:data-pilot-member table:name="0,00207107" table:display="true" table:show-details="true"/>
                <table:data-pilot-member table:name="0,003333" table:display="true" table:show-details="true"/>
                <table:data-pilot-member table:name="0,00350789" table:display="true" table:show-details="true"/>
                <table:data-pilot-member table:name="0,003586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3:09:01.208119938</dc:date>
    <meta:editing-duration>PT1M2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3cm" svg:width="8.99cm" svg:height="6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2465">
                <text:p>0.00000002465</text:p>
                <draw:g>
                  <svg:desc>PT@data 0</svg:desc>
                </draw:g>
              </table:table-cell>
              <table:table-cell office:value-type="float" office:value="0.00003534082">
                <text:p>0.00003534082</text:p>
                <draw:g>
                  <svg:desc>PT@data 1</svg:desc>
                </draw:g>
              </table:table-cell>
              <table:table-cell office:value-type="float" office:value="0.00003902351">
                <text:p>0.00003902351</text:p>
                <draw:g>
                  <svg:desc>PT@data 2</svg:desc>
                </draw:g>
              </table:table-cell>
              <table:table-cell office:value-type="float" office:value="0.00003351465">
                <text:p>0.00003351465</text:p>
                <draw:g>
                  <svg:desc>PT@data 3</svg:desc>
                </draw:g>
              </table:table-cell>
              <table:table-cell office:value-type="float" office:value="0.00000001933">
                <text:p>0.00000001933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3222">
                <text:p>0.00000003222</text:p>
              </table:table-cell>
              <table:table-cell office:value-type="float" office:value="0.00011931564">
                <text:p>0.00011931564</text:p>
              </table:table-cell>
              <table:table-cell office:value-type="float" office:value="0.00014465021">
                <text:p>0.00014465021</text:p>
              </table:table-cell>
              <table:table-cell office:value-type="float" office:value="0.0001202085">
                <text:p>0.0001202085</text:p>
              </table:table-cell>
              <table:table-cell office:value-type="float" office:value="0.00000002845">
                <text:p>0.0000000284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3205">
                <text:p>0.00000003205</text:p>
              </table:table-cell>
              <table:table-cell office:value-type="float" office:value="0.00021940409">
                <text:p>0.00021940409</text:p>
              </table:table-cell>
              <table:table-cell office:value-type="float" office:value="0.00027400254">
                <text:p>0.00027400254</text:p>
              </table:table-cell>
              <table:table-cell office:value-type="float" office:value="0.00020360129">
                <text:p>0.00020360129</text:p>
              </table:table-cell>
              <table:table-cell office:value-type="float" office:value="0.00000002773">
                <text:p>0.0000000277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3723">
                <text:p>0.00000003723</text:p>
              </table:table-cell>
              <table:table-cell office:value-type="float" office:value="0.00043886672">
                <text:p>0.00043886672</text:p>
              </table:table-cell>
              <table:table-cell office:value-type="float" office:value="0.0005067209">
                <text:p>0.0005067209</text:p>
              </table:table-cell>
              <table:table-cell office:value-type="float" office:value="0.00041155681">
                <text:p>0.00041155681</text:p>
              </table:table-cell>
              <table:table-cell office:value-type="float" office:value="0.00000002737">
                <text:p>0.00000002737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5317">
                <text:p>0.00000005317</text:p>
              </table:table-cell>
              <table:table-cell office:value-type="float" office:value="0.00033851098">
                <text:p>0.00033851098</text:p>
              </table:table-cell>
              <table:table-cell office:value-type="float" office:value="0.0003758568">
                <text:p>0.0003758568</text:p>
              </table:table-cell>
              <table:table-cell office:value-type="float" office:value="0.00032785548">
                <text:p>0.00032785548</text:p>
              </table:table-cell>
              <table:table-cell office:value-type="float" office:value="0.00000001784">
                <text:p>0.00000001784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2382">
                <text:p>0.00000002382</text:p>
              </table:table-cell>
              <table:table-cell office:value-type="float" office:value="0.00042007323">
                <text:p>0.00042007323</text:p>
              </table:table-cell>
              <table:table-cell office:value-type="float" office:value="0.0004613835">
                <text:p>0.0004613835</text:p>
              </table:table-cell>
              <table:table-cell office:value-type="float" office:value="0.00041924179">
                <text:p>0.00041924179</text:p>
              </table:table-cell>
              <table:table-cell office:value-type="float" office:value="0.00000001817">
                <text:p>0.00000001817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1849">
                <text:p>0.00000001849</text:p>
              </table:table-cell>
              <table:table-cell office:value-type="float" office:value="0.00045779123">
                <text:p>0.00045779123</text:p>
              </table:table-cell>
              <table:table-cell office:value-type="float" office:value="0.0004931594">
                <text:p>0.0004931594</text:p>
              </table:table-cell>
              <table:table-cell office:value-type="float" office:value="0.00044482425">
                <text:p>0.00044482425</text:p>
              </table:table-cell>
              <table:table-cell office:value-type="float" office:value="0.00000001597">
                <text:p>0.00000001597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000002021">
                <text:p>0.00000002021</text:p>
              </table:table-cell>
              <table:table-cell office:value-type="float" office:value="0.00051406139">
                <text:p>0.00051406139</text:p>
              </table:table-cell>
              <table:table-cell office:value-type="float" office:value="0.00056386103">
                <text:p>0.00056386103</text:p>
              </table:table-cell>
              <table:table-cell office:value-type="float" office:value="0.00050816965">
                <text:p>0.00050816965</text:p>
              </table:table-cell>
              <table:table-cell office:value-type="float" office:value="0.00000001634">
                <text:p>0.00000001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